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Unifont" svg:font-family="Unifont" style:font-family-generic="system" style:font-pitch="variable"/>
  </office:font-face-decls>
  <office:automatic-styles>
    <style:style style:name="P1" style:family="paragraph" style:parent-style-name="Text_20_body">
      <style:text-properties officeooo:rsid="00149634" officeooo:paragraph-rsid="00149634"/>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3"/>
    <style:style style:name="P5" style:family="paragraph" style:parent-style-name="Text_20_body" style:list-style-name="L4"/>
    <style:style style:name="P6" style:family="paragraph" style:parent-style-name="Text_20_body" style:list-style-name="L5"/>
    <style:style style:name="P7" style:family="paragraph" style:parent-style-name="Text_20_body" style:list-style-name="L6"/>
    <style:style style:name="P8" style:family="paragraph" style:parent-style-name="Text_20_body" style:list-style-name="L7"/>
    <style:style style:name="P9" style:family="paragraph" style:parent-style-name="Text_20_body" style:list-style-name="L8"/>
    <style:style style:name="P10" style:family="paragraph" style:parent-style-name="Text_20_body" style:list-style-name="L9"/>
    <style:style style:name="P11" style:family="paragraph" style:parent-style-name="Text_20_body" style:list-style-name="L10"/>
    <style:style style:name="P12" style:family="paragraph" style:parent-style-name="Text_20_body" style:list-style-name="L11"/>
    <style:style style:name="P13" style:family="paragraph" style:parent-style-name="Text_20_body" style:list-style-name="L12"/>
    <style:style style:name="P14" style:family="paragraph" style:parent-style-name="Text_20_body" style:list-style-name="L13"/>
    <style:style style:name="P15" style:family="paragraph" style:parent-style-name="Text_20_body" style:list-style-name="L14"/>
    <style:style style:name="P16" style:family="paragraph" style:parent-style-name="Text_20_body" style:list-style-name="L15"/>
    <style:style style:name="P17" style:family="paragraph" style:parent-style-name="Text_20_body" style:list-style-name="L16"/>
    <style:style style:name="P18" style:family="paragraph" style:parent-style-name="Text_20_body" style:list-style-name="L17"/>
    <style:style style:name="P19" style:family="paragraph" style:parent-style-name="Text_20_body" style:list-style-name="L18"/>
    <style:style style:name="P20" style:family="paragraph" style:parent-style-name="Text_20_body" style:list-style-name="L19"/>
    <style:style style:name="P21" style:family="paragraph" style:parent-style-name="Text_20_body" style:list-style-name="L20"/>
    <style:style style:name="P22" style:family="paragraph" style:parent-style-name="Text_20_body" style:list-style-name="L21"/>
    <style:style style:name="P23" style:family="paragraph" style:parent-style-name="Text_20_body" style:list-style-name="L22"/>
    <style:style style:name="P24" style:family="paragraph" style:parent-style-name="Text_20_body" style:list-style-name="L23"/>
    <style:style style:name="P25" style:family="paragraph" style:parent-style-name="Preformatted_20_Text">
      <style:text-properties officeooo:rsid="00149634" officeooo:paragraph-rsid="00149634"/>
    </style:style>
    <style:style style:name="P26" style:family="paragraph" style:parent-style-name="Preformatted_20_Text">
      <style:paragraph-properties fo:break-before="page"/>
      <style:text-properties officeooo:rsid="00149634" officeooo:paragraph-rsid="00149634"/>
    </style:style>
    <style:style style:name="P27" style:family="paragraph" style:parent-style-name="Preformatted_20_Text">
      <style:paragraph-properties fo:margin-top="0cm" fo:margin-bottom="0.499cm" loext:contextual-spacing="false"/>
    </style:style>
    <style:style style:name="P28" style:family="paragraph" style:parent-style-name="Footer">
      <style:paragraph-properties fo:text-align="end" style:justify-single-word="false"/>
      <style:text-properties officeooo:rsid="001444d6" officeooo:paragraph-rsid="001444d6"/>
    </style:style>
    <style:style style:name="P29" style:family="paragraph" style:parent-style-name="Heading_20_3">
      <style:text-properties officeooo:paragraph-rsid="001d5d35"/>
    </style:style>
    <style:style style:name="P30" style:family="paragraph" style:parent-style-name="Heading_20_1">
      <style:paragraph-properties fo:break-before="page"/>
    </style:style>
    <style:style style:name="T1" style:family="text">
      <style:text-properties fo:font-weight="bol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Entrées / sorties</text:p>
      <text:p text:style-name="Subtitle">Fichiers, flux en java</text:p>
      <text:p text:style-name="Text_20_body"/>
      <text:p text:style-name="P25"><text:a xlink:type="simple" xlink:href="http://blog.paumard.org/cours/java/chap10-entrees-sorties.html" text:style-name="Internet_20_link" text:visited-style-name="Visited_20_Internet_20_Link">http://blog.paumard.org/cours/java/chap10-entrees-sorties.html</text:a> </text:p>
      <text:p text:style-name="Preformatted_20_Text"/>
      <text:h text:style-name="Heading_20_1" text:outline-level="1">Introduction</text:h>
      <text:p text:style-name="P25"/>
      <text:p text:style-name="P1"><text:bookmark text:name="chap10-entrees-sorties-introduction"/>Ce chapitre est consacré à la présentation du package <text:span text:style-name="Source_20_Text">java.io</text:span>, qui contient les classes de base pour gérer les flux de données, de type caractère ou binaire, et les fichiers. Ce package fait partie des premiers packages disponibles dès la création du langage. Il a été étendu en Java 4 par le package <text:span text:style-name="Source_20_Text">java.nio</text:span>, aussi appelé API NIO, et le sera en Java 7 par l'API NIO2. La présentation de ces deux API dépasse le cadre de ce document. </text:p>
      <text:p text:style-name="Text_20_body">La zoologie des classes de cette API est assez complexe, et nécessite un peu d'habitude pour bien être maîtrisée. Cela dit, les API fournies sont extrêmement puissantes, à condition de bien en comprendre la philosophie, de comprendre pourquoi telle classe a été créée, pour remplir quel rôle. Tous les problèmes que l’on peut se poser ont leur solution au travers de ces API. Ces solutions sont généralement simples à écrire, à condition d’utiliser les bonnes classes.</text:p>
      <text:p text:style-name="Text_20_body">L'un des points qui rend l'appréhension des entrées / sorties délicate, est sans aucun doute la portabilité. Comme pour le reste, une application Java doit pouvoir tourner sur n’importe quelle machine, sans recompilation. Il suffit de constater simplement les différences entre l’écriture des chemins et noms de fichiers entre les systèmes Unix et Windows pour entrevoir l’étendue du problème.</text:p>
      <text:p text:style-name="Text_20_body">La première partie de ce chapitre, assez longue, est consacrée à la présentation de la classe <text:span text:style-name="Source_20_Text">File</text:span>. Cette classe est le point d'entrée de l'accès au système de fichier, que l'on soit sous Unix ou Windows. Une instance de <text:span text:style-name="Source_20_Text">File</text:span> modélise un fichier ou un répertoire, sans que cet élément existe nécessairement. </text:p>
      <text:p text:style-name="Text_20_body">Ensuite, vient la présentation des flux proprement dit. Nous définirons la notion de flux dans la suite.</text:p>
      <text:p text:style-name="Text_20_body">Java distingue deux types de flux : les flux de caractères et les flux binaires. La gestion de chacun de ces deux types de flux se fait au travers de classes propres, organisées de façon analogue, comme nous le verrons. Quelques classes permettent de faire la liaison entre ces deux types de flux, nous les verrons également.</text:p>
      <text:p text:style-name="Text_20_body">Enfin, nous verrons les flux compressés, de type ZIP et GZIP, puisque Java propose des classes pour leur gestion.</text:p>
      <text:p text:style-name="P25"/>
      <text:p text:style-name="P26"/>
      <text:h text:style-name="Heading_20_1" text:outline-level="1">Notion de fichier </text:h>
      <text:p text:style-name="Preformatted_20_Text"/>
      <text:h text:style-name="Heading_20_2" text:outline-level="2">Introduction </text:h>
      <text:p text:style-name="Text_20_body"><text:bookmark text:name="d0e78204"/><text:bookmark text:name="d0e78203"/><text:bookmark text:name="d0e78202"/><text:bookmark text:name="d0e78201"/>Un fichier en Java est un objet instance de la classe <text:span text:style-name="Source_20_Text">File</text:span>. Cet objet peut représenter indifféremment un fichier ou un répertoire, avec ou sans chemin d'accès, relatif ou absolu. Il est important de noter que cette instance est une notion abstraite, qui ne représente pas nécessairement un fichier réel existant. Comme nous allons le voir, les méthodes exposées par cette classe permettent d'interroger le système de fichier, afin de savoir entre autres si ce fichier existe, s'il s'agit d'un répertoire, si l'on peut le lire, etc... </text:p>
      <text:h text:style-name="Heading_20_2" text:outline-level="2">La classe <text:span text:style-name="Source_20_Text">File</text:span> </text:h>
      <text:h text:style-name="Heading_20_3" text:outline-level="3">Notion de chemin </text:h>
      <text:p text:style-name="Text_20_body"><text:bookmark text:name="d0e78334"/><text:bookmark text:name="d0e78333"/><text:bookmark text:name="d0e78332"/><text:bookmark text:name="d0e78331"/>Une instance de <text:span text:style-name="Source_20_Text">File</text:span> ne permet pas d'écrire ou de lire le contenu d'un fichier, mais bien de manipuler ce fichier en tant que tel. </text:p>
      <text:p text:style-name="Text_20_body">La classe <text:span text:style-name="Source_20_Text">File</text:span> définit la notion de chemin dans un système de fichiers. Ce chemin se compose de deux éléments. </text:p>
      <text:list xml:id="list2312865457" text:style-name="L1">
        <text:list-item>
          <text:p text:style-name="P2">Un préfixe qui dépend du système d'exploitation sur lequel on est. Ce peut être un simple slash sous Unix ( <text:span text:style-name="Source_20_Text">/</text:span>), une lettre de lecteur sous Windows ( <text:span text:style-name="Source_20_Text">D:</text:span>) ou un double anti-slash pour les éléments de réseau Windows ( <text:span text:style-name="Source_20_Text">\\</text:span>, qui s'écrit en fait <text:span text:style-name="Source_20_Text">\\\\</text:span> du fait qu'il faut échapper l'anti-slash dans le code Java). Ce préfixe est optionnel. </text:p>
        </text:list-item>
        <text:list-item>
          <text:p text:style-name="P2">Une séquence de chaînes de caractères. Cette séquence peut être vide, elle peut ne comporter qu'un seul élément, elle peut également en comporter plusieurs. Ces éléments constituent les noms associés à ce fichier. Cette séquence représente le chemin vers ce fichier.</text:p>
        </text:list-item>
      </text:list>
      <text:p text:style-name="Text_20_body">Le premier nom de cette séquence peut être un nom de répertoire, ou, dans le cas d'un réseau Windows, un nom d'hôte.</text:p>
      <text:p text:style-name="Text_20_body">Le dernier nom de cette séquence peut être un nom de fichier ou un nom de répertoire.</text:p>
      <text:p text:style-name="Text_20_body">Tous les noms intermédiaires de cette séquence sont des noms de répertoire.</text:p>
      <text:h text:style-name="Heading_20_3" text:outline-level="3">Caractère de séparation </text:h>
      <text:p text:style-name="Text_20_body"><text:bookmark text:name="d0e78714"/><text:bookmark text:name="d0e78713"/><text:bookmark text:name="d0e78712"/><text:bookmark text:name="d0e78711"/>Un chemin vers un fichier utilise toujours un caractère de séparation, qui permet d'identifier les noms des répertoires. Ce caractère de séparation dépend du système d'exploitation. Pour cela, il est défini dans un champ public statique de la classe <text:span text:style-name="Source_20_Text">File</text:span>, sous deux formes : </text:p>
      <text:list xml:id="list564553344" text:style-name="L2">
        <text:list-item>
          <text:p text:style-name="P3"><text:span text:style-name="Source_20_Text">separator</text:span> : sous forme de chaîne de caractère ; </text:p>
        </text:list-item>
        <text:list-item>
          <text:p text:style-name="P3"><text:span text:style-name="Source_20_Text">separatorChar</text:span> : sous forme de caractère. </text:p>
        </text:list-item>
      </text:list>
      <text:p text:style-name="Text_20_body"><text:soft-page-break/>Une chemin vers un fichier doit toujours utiliser l'un de ces champs, ce qui permet de le rendre portable d'un système à l'autre.</text:p>
      <text:p text:style-name="Text_20_body"><text:bookmark text:name="d0e78715"/><text:bookmark text:name="d0e7894"/><text:span text:style-name="T1">Exemple 111. Utilisation de </text:span><text:span text:style-name="Source_20_Text"><text:span text:style-name="T1">File.separator</text:span></text:span><text:span text:style-name="T1"> </text:span></text:p>
      <text:p text:style-name="Preformatted_20_Text">// utilisation de StringBuffer pour éviter les concaténation </text:p>
      <text:p text:style-name="Preformatted_20_Text"><text:s/>// de chaînes de caractères</text:p>
      <text:p text:style-name="Preformatted_20_Text">StringBuffer accessFileName = <text:s/><text:span text:style-name="Strong_20_Emphasis">new</text:span> StringBuffer() ;</text:p>
      <text:p text:style-name="Preformatted_20_Text">accessFileName.append("tmp").append(File.separator).append("access.log") ;</text:p>
      <text:p text:style-name="P27">System.out.println(accessFileName) ; </text:p>
      <text:p text:style-name="Text_20_body"><text:bookmark text:name="d0e78941"/></text:p>
      <text:p text:style-name="Text_20_body">Ce code affiche le résultat suivant sous Unix :</text:p>
      <text:p text:style-name="P27"><text:s/>tmp/access.log</text:p>
      <text:p text:style-name="Text_20_body">Et le résultat suivant sous Windows :</text:p>
      <text:p text:style-name="P27"><text:s/>tmp\access.log</text:p>
      <text:h text:style-name="Heading_20_3" text:outline-level="3">Chemin absolu ou relatif, répertoire courant </text:h>
      <text:p text:style-name="Text_20_body"><text:bookmark text:name="d0e79094"/><text:bookmark text:name="d0e79093"/><text:bookmark text:name="d0e79092"/><text:bookmark text:name="d0e79091"/>Une instance de <text:span text:style-name="Source_20_Text">File</text:span> peut représenter un chemin vers un répertoire ou un fichier. Dans les deux cas, ce chemin peut être absolu ou relatif. Un chemin relatif est toujours mesuré par rapport au répertoire courant dans lequel s'exécute l'application. On y a accès par une propriété système de la machine Java : <text:span text:style-name="Source_20_Text">user.dir</text:span>. </text:p>
      <text:p text:style-name="Text_20_body"><text:bookmark text:name="d0e79095"/><text:bookmark text:name="d0e7920"/><text:span text:style-name="T1">Exemple 112. Lecture du répertoire courant</text:span> </text:p>
      <text:p text:style-name="P27">System.out.println(System.getProperty("user.dir")) ;</text:p>
      <text:p text:style-name="Text_20_body"><text:bookmark text:name="d0e79201"/></text:p>
      <text:p text:style-name="Text_20_body">L'exécution de ce code donne le résultat suivant, qui dépend bien sûr de l'installation locale.</text:p>
      <text:p text:style-name="P27"><text:s/>D:\projets\TD\workspace\exo-03</text:p>
      <text:p text:style-name="Text_20_body">Notons, rappelons que les instances de <text:span text:style-name="Source_20_Text">File</text:span> représentent des fichiers ou des répertoires abstraits, qui n'existent pas nécessairement dans le système de fichiers courant. </text:p>
      <text:p text:style-name="Text_20_body">Enfin, on peut noter aussi que la classe <text:span text:style-name="Source_20_Text">File</text:span> est <text:span text:style-name="Emphasis">immutable</text:span> . Une fois fixé le chemin d'une instance, on ne peut plus le modifier. </text:p>
      <text:h text:style-name="Heading_20_2" text:outline-level="2">Construction d'une instance de <text:span text:style-name="Source_20_Text">File</text:span> </text:h>
      <text:p text:style-name="Text_20_body"><text:bookmark text:name="d0e79424"/><text:bookmark text:name="d0e79423"/><text:bookmark text:name="d0e79422"/><text:bookmark text:name="d0e79421"/>La classe <text:span text:style-name="Source_20_Text">File</text:span> admet quatre constructeurs. Ces constructeurs peuvent prendre des noms de fichiers écrits dans des chaînes de caractères. Dans ce cas, le caractère de séparation éventuellement présent dans cette chaîne est automatiquemet reconnu. Sous Unix, ce caractère doit être le slash ( <text:span text:style-name="Source_20_Text">/</text:span>). Sous Windows, à la fois le slash ( <text:span text:style-name="Source_20_Text">/</text:span>) et l'anti-slash échappé ( <text:span text:style-name="Source_20_Text">\\</text:span>) sont reconnus. </text:p>
      <text:list xml:id="list203303895" text:style-name="L3">
        <text:list-item>
          <text:p text:style-name="P4"><text:span text:style-name="Source_20_Text">File(String pathname)</text:span> : prend en paramètre une chaîne de caractères qui indique un chemin, relatif ou absolu, vers un fichier ou un répertoire. </text:p>
        </text:list-item>
        <text:list-item>
          <text:p text:style-name="P4"><text:soft-page-break/><text:span text:style-name="Source_20_Text">File(String parent, String child)</text:span> : prend deux chaînes de caractères en paramètre. La première indique le chemin vers le fichier ou le répertoire. La seconde le nom de ce ficher ou répertoire. </text:p>
        </text:list-item>
        <text:list-item>
          <text:p text:style-name="P4"><text:span text:style-name="Source_20_Text">File(File parent, String child)</text:span> : ce constructeur est analogue au précédent, sauf que le chemin est exprimé sous la forme d'une instance de <text:span text:style-name="Source_20_Text">File</text:span>. </text:p>
        </text:list-item>
        <text:list-item>
          <text:p text:style-name="P4"><text:span text:style-name="Source_20_Text">File(URI uri)</text:span> : ce dernier constructeur prend en paramètre une URI. </text:p>
        </text:list-item>
      </text:list>
      <text:h text:style-name="Heading_20_2" text:outline-level="2">Méthodes exposées </text:h>
      <text:h text:style-name="Heading_20_3" text:outline-level="3">Surcharge des méthodes de <text:span text:style-name="Source_20_Text">Object</text:span> </text:h>
      <text:p text:style-name="Text_20_body"><text:bookmark text:name="d0e79924"/><text:bookmark text:name="d0e79923"/><text:bookmark text:name="d0e79922"/><text:bookmark text:name="d0e79921"/>La classe <text:span text:style-name="Source_20_Text">File</text:span> surcharge <text:span text:style-name="Source_20_Text">equals()</text:span> et <text:span text:style-name="Source_20_Text">hashCode()</text:span>, de même que <text:span text:style-name="Source_20_Text">toString()</text:span>. Cette dernière méthode affiche juste le fichier ou le répertoire représenté par cette instance de <text:span text:style-name="Source_20_Text">File</text:span>. </text:p>
      <text:p text:style-name="Text_20_body">De plus, la classe <text:span text:style-name="Source_20_Text">File</text:span> implémente <text:span text:style-name="Source_20_Text">Comparable</text:span>. L'ordre choisi est simplement l'ordre lexicographique du nom du fichier ou du répertoire représenté. On prendra garde que sous Unix les différences entre majuscules et minuscules sont supportées, ce qui n'est pas le cas sous Windows. </text:p>
      <text:h text:style-name="Heading_20_3" text:outline-level="3">Interrogation du type de ressources et de ses droits </text:h>
      <text:list xml:id="list709954901" text:style-name="L4">
        <text:list-item>
          <text:p text:style-name="P5"><text:bookmark text:name="d0e80224"/><text:bookmark text:name="d0e80223"/><text:bookmark text:name="d0e80222"/><text:bookmark text:name="d0e80221"/><text:span text:style-name="Source_20_Text">isFile()</text:span>, <text:span text:style-name="Source_20_Text">isDirectory()</text:span> : permettent de tester si cette instance de <text:span text:style-name="Source_20_Text">File</text:span> représente un fichier ou un répertoire. </text:p>
        </text:list-item>
        <text:list-item>
          <text:p text:style-name="P5"><text:span text:style-name="Source_20_Text">exists()</text:span>, <text:span text:style-name="Source_20_Text">canRead()</text:span>, <text:span text:style-name="Source_20_Text">canWrite()</text:span>, <text:span text:style-name="Source_20_Text">canExecute()</text:span> : permettent de tester différents éléments sur le fichier ou le répertoire représenté par cette instance de <text:span text:style-name="Source_20_Text">File</text:span>. </text:p>
        </text:list-item>
        <text:list-item>
          <text:p text:style-name="P5"><text:span text:style-name="Source_20_Text">setReadable(boolean b)</text:span>, <text:span text:style-name="Source_20_Text">setWritable(boolean b)</text:span>, <text:span text:style-name="Source_20_Text">setExecutable(boolean b)</text:span> : permettent de modifier la propriété correspondante du fichier ou du répertoire. Ces méthodes peuvent prendre un booléen supplémentaire, qui indique si la propriété correspondante doit être modifiée pour tous les utilisateurs, ou uniquement pour le propriétaire du fichier ou du répertoire. </text:p>
        </text:list-item>
        <text:list-item>
          <text:p text:style-name="P5"><text:span text:style-name="Source_20_Text">lastModified()</text:span> et <text:span text:style-name="Source_20_Text">setLastModified()</text:span> : permettent de manipuler la date de dernière modification de ce fichier ou de ce répertoire. </text:p>
        </text:list-item>
        <text:list-item>
          <text:p text:style-name="P5"><text:span text:style-name="Source_20_Text">length()</text:span> : retourne la taille du fichier sous forme d'un <text:span text:style-name="Source_20_Text">long</text:span> quand cette instance de <text:span text:style-name="Source_20_Text">File</text:span> représente un fichier. Le résultat n'est pas prévisible si cette instance représente un répertoire. </text:p>
        </text:list-item>
        <text:list-item>
          <text:p text:style-name="P5"><text:span text:style-name="Source_20_Text">isHidden()</text:span> : permet de savoir si ce fichier ou répertoire est caché ou non. Notons que la notion de fichier caché est différente sous Unix et Windows. Sous Unix, un fichier est caché s'il commence par un point ( <text:span text:style-name="Source_20_Text">.</text:span>). Sous Windows, chaque fichier possède un attribut particulier qui indique s'il est caché ou non. </text:p>
        </text:list-item>
      </text:list>
      <text:p text:style-name="Text_20_body">Certaines de ces opérations peuvent nécessiter des droits particuliers sur les fichiers ou répertoires. Ces droits sont gérés en fonction du système de fichier utilisé. Toutes les méthodes visant à modifier les propriétés d'un fichier ou d'un répertoire peuvent donc échouer. Elles signalent un <text:soft-page-break/>succès ou un échec de l'opération en retournant un booléen. Ces méthodes ne jettent donc pas d'exception.</text:p>
      <text:h text:style-name="Heading_20_3" text:outline-level="3">Interrogation du nom et du chemin </text:h>
      <text:p text:style-name="Text_20_body"><text:bookmark text:name="d0e81004"/><text:bookmark text:name="d0e81003"/><text:bookmark text:name="d0e81002"/><text:bookmark text:name="d0e81001"/>Les méthodes suivantes permettent d'obtenir différentes parties du nom d'un fichier.</text:p>
      <text:list xml:id="list2616900824" text:style-name="L5">
        <text:list-item>
          <text:p text:style-name="P6"><text:span text:style-name="Source_20_Text">getName()</text:span> : retourne le nom de ce fichier ou répertoire, sans son chemin d'accès s'il est précisé. Ce nom correspond au dernier élément de la séquence de nom de cette instance de <text:span text:style-name="Source_20_Text">File</text:span>. </text:p>
        </text:list-item>
        <text:list-item>
          <text:p text:style-name="P6"><text:span text:style-name="Source_20_Text">getParent()</text:span> : retourne le nom du parent de ce fichier ou répertoire. Le parent est défini par la séquence complète des noms, stockée dans cette instance de <text:span text:style-name="Source_20_Text">File</text:span>, de laquelle on a retiré le dernier élément, qui correspond par convention au nom de ce fichier ou répertoire. </text:p>
        </text:list-item>
        <text:list-item>
          <text:p text:style-name="P6"><text:span text:style-name="Source_20_Text">getPath()</text:span> : retourne le chemin complet de ce fichier. Le retour de cette méthode est le même que celui de la méthode <text:span text:style-name="Source_20_Text">toString()</text:span>. </text:p>
        </text:list-item>
        <text:list-item>
          <text:p text:style-name="P6"><text:span text:style-name="Source_20_Text">getAbsolutePath()</text:span> : le retour de cette méthode diffère si l'instance de <text:span text:style-name="Source_20_Text">File</text:span> représente un chemin absolu ou pas. Si ce chemin est absolu, le retour de cette méthode est le même que <text:span text:style-name="Source_20_Text">getPath()</text:span>. S'il ne l'est pas, un chemin absolu est calculé, relativement au répertoire courant de l'application. </text:p>
        </text:list-item>
        <text:list-item>
          <text:p text:style-name="P6"><text:span text:style-name="Source_20_Text">getCanonicalPath()</text:span> : le calcul de ce chemin est plus complexe que dans les cas précédents. Le chemin retourné est le chemin direct vers le fichier ou le répertoire représenté. La machine Java supprime de ce chemin les mouvements via le répertoire <text:span text:style-name="Source_20_Text">..</text:span> notamment, et identifie les éventuels raccourcis ou liens symboliques, qu'elle remplace par les vrais chemins dans le système de fichier. La détermination du chemin final peut donc générer des requêtes sur le système de fichier, qui peuvent échouer. Aussi cette méthode peut-elle jeter l'exception <text:span text:style-name="Source_20_Text">IOException</text:span>. </text:p>
        </text:list-item>
      </text:list>
      <text:h text:style-name="Heading_20_3" text:outline-level="3">Création de fichier </text:h>
      <text:p text:style-name="Text_20_body"><text:bookmark text:name="d0e81574"/><text:bookmark text:name="d0e81573"/><text:bookmark text:name="d0e81572"/><text:bookmark text:name="d0e81571"/>Les méthodes suivantes permettent de créer ou effacer le fichier ou répertoire représenté par cette instance de <text:span text:style-name="Source_20_Text">File</text:span>. </text:p>
      <text:list xml:id="list1622877694" text:style-name="L6">
        <text:list-item>
          <text:p text:style-name="P7"><text:span text:style-name="Source_20_Text">createNewFile()</text:span> : demande la création de ce fichier au système de fichier. Cette création ne peut se faire que si le fichier à créer n'existe pas déjà. Si la création n'a pu avoir lieu alors cette méthode retourne <text:span text:style-name="Source_20_Text">false</text:span>. Si une erreur a été rencontrée, alors la méthode jette une <text:span text:style-name="Source_20_Text">IOException</text:span>. </text:p>
        </text:list-item>
        <text:list-item>
          <text:p text:style-name="P7"><text:span text:style-name="Source_20_Text">delete()</text:span> : demande l'effacement de ce fichier ou répertoire. Retourne <text:span text:style-name="Source_20_Text">false</text:span> si cet effacement n'a pu avoir lieu. </text:p>
        </text:list-item>
        <text:list-item>
          <text:p text:style-name="P7"><text:span text:style-name="Source_20_Text">mkdir()</text:span> et <text:span text:style-name="Source_20_Text">mkdirs()</text:span> : ces deux méthodes créent le répertoire représenté par cette instance de <text:span text:style-name="Source_20_Text">File</text:span>. <text:span text:style-name="Source_20_Text">mkdirs()</text:span> peut créer une série de répertoires imbriqués, ce qui n'est pas le cas de <text:span text:style-name="Source_20_Text">mkdir()</text:span>. Retourne <text:span text:style-name="Source_20_Text">false</text:span> si la création n'a pas pu se faire. </text:p>
        </text:list-item>
        <text:list-item>
          <text:p text:style-name="P7"><text:span text:style-name="Source_20_Text">deleteOnExit()</text:span> : demande à la machine Java d'effacer automatiquement ce fichier ou <text:soft-page-break/>ce répertoire quand l'application se termine. Si plusieurs fichiers ou répertoires sont enregistrés de la sorte, alors ils sont effacés en commençant par le dernier qui a été enregistré. L'effacement ne peut se faire que si la JVM s'éteint normalement, sans plantage. </text:p>
        </text:list-item>
      </text:list>
      <text:h text:style-name="Heading_20_3" text:outline-level="3">Création de fichiers temporaires </text:h>
      <text:p text:style-name="Text_20_body"><text:bookmark text:name="d0e82144"/><text:bookmark text:name="d0e82143"/><text:bookmark text:name="d0e82142"/><text:bookmark text:name="d0e82141"/>Notons les deux méthodes statiques de la classe <text:span text:style-name="Source_20_Text">File</text:span>, qui permettent de créer des fichiers temporaires : <text:span text:style-name="Source_20_Text">createTempFile(String prefix, String suffix, File directory)</text:span> et <text:span text:style-name="Source_20_Text">createTempFile(String prefix, String suffix)</text:span>. </text:p>
      <text:p text:style-name="Text_20_body">La machine Java garantit deux choses sur ces fichiers :</text:p>
      <text:list xml:id="list2023584545" text:style-name="L7">
        <text:list-item>
          <text:p text:style-name="P8">le fichier retourné est toujours un nouveau fichier, qui n'existait pas auparavant ;</text:p>
        </text:list-item>
        <text:list-item>
          <text:p text:style-name="P8">deux appels successifs à cette méthode, avec les mêmes arguments, ne retournent pas le même fichier.</text:p>
        </text:list-item>
      </text:list>
      <text:p text:style-name="Text_20_body">Le nom du fichier créé commence par <text:span text:style-name="Source_20_Text">prefix</text:span>, puis est complété par un code unique, qui garantit l'unicité du fichier créé. L'extension de ce fichier est <text:span text:style-name="Source_20_Text">prefix</text:span>, ou <text:span text:style-name="Source_20_Text">.tmp</text:span> si <text:span text:style-name="Source_20_Text">prefix</text:span> est nul. </text:p>
      <text:p text:style-name="Text_20_body">Ces méthodes créent et retournent un fichier temporaire vide dans le répertoire passé en paramètre. Si ce paramètre est nul, alors un répertoire temporaire est utilisé par défaut, fixé par la propriété système <text:span text:style-name="Source_20_Text">java.io.tmpdir</text:span>. </text:p>
      <text:p text:style-name="Text_20_body">Si le paramètre <text:span text:style-name="Source_20_Text">suffix</text:span> est nul, alors le fichier aura pour extension <text:span text:style-name="Source_20_Text">.tmp</text:span>. </text:p>
      <text:p text:style-name="Text_20_body">Si l'on souhaite que les fichiers temporaires soient effacés à la fermeture de l'application, alors il faut les enregistrer par appel à la méthode <text:span text:style-name="Source_20_Text">deleteOnExit()</text:span>. </text:p>
      <text:h text:style-name="Heading_20_3" text:outline-level="3">Capacité du système de fichier </text:h>
      <text:p text:style-name="Text_20_body"><text:bookmark text:name="d0e82694"/><text:bookmark text:name="d0e82693"/><text:bookmark text:name="d0e82692"/><text:bookmark text:name="d0e82691"/>La version 6 de l'API a vu apparaître trois nouvelles méthodes, qui manquaient cruellement auparavant. Ces méthodes permettent d'interroger le système de fichier pour connaître la capacité de stockage du système de fichier sur lequel on est.</text:p>
      <text:list xml:id="list3710103923" text:style-name="L8">
        <text:list-item>
          <text:p text:style-name="P9"><text:span text:style-name="Source_20_Text">getFreeSpace()</text:span> : retourne un <text:span text:style-name="Source_20_Text">long</text:span> qui porte le nombre d'octets utilisables sur la partition sur laquelle se trouve le fichier interrogé. On prendra garde qu'aucun test n'est fait pour savoir si cette l'application a le droit d'écrire sur cette partition. Il est par conséquent possible qu'aucun de ces octets ne soit disponible. </text:p>
        </text:list-item>
        <text:list-item>
          <text:p text:style-name="P9"><text:span text:style-name="Source_20_Text">getUsableSpace()</text:span> : retourne un <text:span text:style-name="Source_20_Text">long</text:span> qui porte le nombre d'octets utilisables sur la partition sur laquelle se trouve le fichier interrogé. Cette estimation est plus précise que <text:span text:style-name="Source_20_Text">getFreeSpace()</text:span>. Effectivement, la machine Java vérifie un certain nombre de choses pour déterminer cet espace, comme les droits en écriture. </text:p>
        </text:list-item>
        <text:list-item>
          <text:p text:style-name="P9"><text:span text:style-name="Source_20_Text">getTotalSpace()</text:span> : retourne un <text:span text:style-name="Source_20_Text">long</text:span> qui porte le nombre d'octets de cette partition. </text:p>
        </text:list-item>
      </text:list>
      <text:p text:style-name="Text_20_body">Il est à noter qu'un support de stockage est un élément parfois très sollicité dans un système. Dans beaucoup de cas, l'estimation de la place qu'il reste sur un tel support n'est donc pas une information qui reste valide longtemps.</text:p>
      <text:h text:style-name="Heading_20_3" text:outline-level="3"><text:soft-page-break/>Contenu d'un répertoire </text:h>
      <text:p text:style-name="Text_20_body"><text:bookmark text:name="d0e83074"/><text:bookmark text:name="d0e83073"/><text:bookmark text:name="d0e83072"/><text:bookmark text:name="d0e83071"/>La classe <text:span text:style-name="Source_20_Text">File</text:span> expose quelques méthodes utiles pour lire le contenu d'un répertoire. Bien sûr, l'utilisation de ces méthodes n'a de sens que si l'instance de <text:span text:style-name="Source_20_Text">File</text:span> représente un répertoire et non pas un fichier. Ces méthodes existent toutes en deux versions : la première retourne des tableaux de <text:span text:style-name="Source_20_Text">String</text:span>, représentant les noms des fichiers se trouvant dans le répertoire, la seconde retournant des tableaux de <text:span text:style-name="Source_20_Text">File</text:span>. Dans tous les cas, on ne peut pas prévoir l'ordre dans lequel ces fichiers apparaissent dans le tableau. </text:p>
      <text:p text:style-name="Text_20_body">Certaines de ces méthodes prennent en paramètre des objets de type <text:span text:style-name="Source_20_Text">FileFilter</text:span> ou <text:span text:style-name="Source_20_Text">FilenameFilter</text:span>. Ces deux interfaces modélisent des filtres sur les fichiers. La première interface définit une méthode <text:span text:style-name="Source_20_Text">accept(File file)</text:span>, la seconde <text:span text:style-name="Source_20_Text">accept(File dir, String name)</text:span>. Les paramètres de ces deux méthodes définissent en fait un unique fichier, de deux façons différentes. Si cette méthode retourne <text:span text:style-name="Source_20_Text">true</text:span>, alors le fichier est accepté, et sera présent dans le tableau retourné, sinon ça ne sera pas le cas. </text:p>
      <text:list xml:id="list4149684006" text:style-name="L9">
        <text:list-item>
          <text:p text:style-name="P10"><text:span text:style-name="Source_20_Text">list()</text:span> : retournent tous les fichiers et répertoires de ce répertoire. </text:p>
        </text:list-item>
        <text:list-item>
          <text:p text:style-name="P10"><text:span text:style-name="Source_20_Text">listeFiles()</text:span> : retournent tous les fichiers (sans les répertoires) de ce répertoire. </text:p>
        </text:list-item>
        <text:list-item>
          <text:p text:style-name="P10"><text:span text:style-name="Source_20_Text">listFiles(FileFilter)</text:span> et <text:span text:style-name="Source_20_Text">listFiles(FilenameFilter)</text:span> : retournent tous les fichiers (sans les répertoires) de ce répertoire, qui satisfont le filtre passé en paramètre. </text:p>
        </text:list-item>
      </text:list>
      <text:p text:style-name="Text_20_body">Voyons un exemple d'utilisation de filtre sur une liste de fichiers. On veut trouver tous les fichiers <text:span text:style-name="Source_20_Text">.java</text:span> contenus dans un répertoire. </text:p>
      <text:p text:style-name="Text_20_body"><text:bookmark text:name="d0e83075"/><text:bookmark text:name="d0e8368"/><text:span text:style-name="T1">Exemple 113. Utilisation de </text:span><text:span text:style-name="Source_20_Text"><text:span text:style-name="T1">listFiles(FileFilter)</text:span></text:span><text:span text:style-name="T1"> </text:span></text:p>
      <text:p text:style-name="Preformatted_20_Text">// répertoire de recherche</text:p>
      <text:p text:style-name="Preformatted_20_Text">String rep = <text:s/>"D:/workspace/td-04/src/org/paumard/file" ;</text:p>
      <text:p text:style-name="Preformatted_20_Text"><text:s/>// construction d'un fichier sur ce répertoire</text:p>
      <text:p text:style-name="Preformatted_20_Text">File repFile = <text:s/><text:span text:style-name="Strong_20_Emphasis">new</text:span> File(rep) ;</text:p>
      <text:p text:style-name="Preformatted_20_Text"/>
      <text:p text:style-name="Preformatted_20_Text"><text:s/>// filtrage du contenu de ce répertoire</text:p>
      <text:p text:style-name="Preformatted_20_Text"><text:s/>// on passe en paramètre une instance de classe anonyme</text:p>
      <text:p text:style-name="Preformatted_20_Text">File [] fichiersJava = repFile.listFiles(<text:span text:style-name="Strong_20_Emphasis">new</text:span> FileFilter() {</text:p>
      <text:p text:style-name="Preformatted_20_Text"/>
      <text:p text:style-name="Preformatted_20_Text"><text:s text:c="4"/>// cette interface n'a qu'une unique méthode</text:p>
      <text:p text:style-name="Preformatted_20_Text"><text:s text:c="4"/><text:span text:style-name="Strong_20_Emphasis">public</text:span> <text:s/><text:span text:style-name="Strong_20_Emphasis">boolean</text:span> accept(File pathname) {</text:p>
      <text:p text:style-name="Preformatted_20_Text"><text:s text:c="7"/>// on récupère le nom de ce fichier...</text:p>
      <text:p text:style-name="Preformatted_20_Text"><text:s text:c="6"/>String fileName = pathname.getName() ;</text:p>
      <text:p text:style-name="Preformatted_20_Text"><text:s text:c="6"/></text:p>
      <text:p text:style-name="Preformatted_20_Text"><text:s text:c="7"/>// ... et on teste s'il se termine par .java</text:p>
      <text:p text:style-name="Preformatted_20_Text"><text:s text:c="7"/><text:span text:style-name="Strong_20_Emphasis">return</text:span> fileName.endsWith(".java") ;</text:p>
      <text:p text:style-name="Preformatted_20_Text"><text:s text:c="3"/>}</text:p>
      <text:p text:style-name="Preformatted_20_Text"/>
      <text:p text:style-name="Preformatted_20_Text">}) ;</text:p>
      <text:p text:style-name="Preformatted_20_Text"/>
      <text:p text:style-name="Preformatted_20_Text"><text:s/>// il ne reste plus qu'à afficher les noms des fichiers </text:p>
      <text:p text:style-name="Preformatted_20_Text"><text:s/>// récupérés</text:p>
      <text:p text:style-name="Preformatted_20_Text"><text:s/><text:span text:style-name="Strong_20_Emphasis">for</text:span> (File fichierJava : fichiersJava) {</text:p>
      <text:p text:style-name="Preformatted_20_Text"><text:s text:c="3"/>System.out.println(fichierJava.getName()) ;</text:p>
      <text:p text:style-name="P27">}</text:p>
      <text:p text:style-name="Text_20_body"><text:bookmark text:name="d0e83681"/></text:p>
      <text:p text:style-name="Text_20_body"><text:soft-page-break/>L'exécution du code précédent donne un résultat du type :</text:p>
      <text:p text:style-name="Preformatted_20_Text"><text:s/>Main.java</text:p>
      <text:p text:style-name="P27"><text:s/>Marin.java</text:p>
      <text:p text:style-name="Text_20_body">Notons également la méthode statique <text:span text:style-name="Source_20_Text">listRoots()</text:span>, qui retourne la liste des éléments racine du système de fichier sur lequel on se trouve. Sous Unix, il n'y en a qu'un seul : <text:span text:style-name="Source_20_Text">/</text:span>, mais sous Windows, on peut en avoir plusieurs. </text:p>
      <text:p text:style-name="Text_20_body"><text:bookmark text:name="d0e83682"/><text:bookmark text:name="d0e8387"/><text:span text:style-name="T1">Exemple 114. Utilisation de </text:span><text:span text:style-name="Source_20_Text"><text:span text:style-name="T1">File.listRoots()</text:span></text:span><text:span text:style-name="T1"> </text:span></text:p>
      <text:p text:style-name="Preformatted_20_Text">// liste des éléments racine du système de fichier courant</text:p>
      <text:p text:style-name="Preformatted_20_Text">File [] roots = File.listRoots() ;</text:p>
      <text:p text:style-name="Preformatted_20_Text"/>
      <text:p text:style-name="Preformatted_20_Text"><text:s/>// affichage du tableau résultat</text:p>
      <text:p text:style-name="P27">System.out.println(Arrays.toString(roots)) ;</text:p>
      <text:p text:style-name="Text_20_body"><text:bookmark text:name="d0e83871"/></text:p>
      <text:p text:style-name="Text_20_body">Sur une machine Windows, l'exécution de ce code donne un résultat du type :</text:p>
      <text:p text:style-name="P27"><text:s/>[C:\, D:\, E:\, F:\, G:\]</text:p>
      <text:h text:style-name="Heading_20_3" text:outline-level="3">Méthodes <text:span text:style-name="Source_20_Text">toURI()</text:span> et <text:span text:style-name="Source_20_Text">toURL()</text:span> </text:h>
      <text:p text:style-name="Text_20_body"><text:bookmark text:name="d0e83984"/><text:bookmark text:name="d0e83983"/><text:bookmark text:name="d0e83982"/><text:bookmark text:name="d0e83981"/>La méthode <text:span text:style-name="Source_20_Text">toURI()</text:span>, comme son nom le laisse supposer, permet de construire une URI à partir de ce fichier. L'URI d'un fichier se compose du préfixe <text:span text:style-name="Source_20_Text">file:/</text:span> suivi du nom complet de ce fichier. </text:p>
      <text:p text:style-name="Text_20_body">La méthode <text:span text:style-name="Source_20_Text">toURL()</text:span> est dépréciée, et ne doit être utilisée en aucun cas. La classe <text:span text:style-name="Source_20_Text">URL</text:span>, malgré son nom sympathique, est une classe qui comporte de nombreux problèmes, et qui ne doit être utilisée sous aucun prétexte. On utilise à la place la classe <text:span text:style-name="Source_20_Text">URI</text:span>, depuis Java 4. </text:p>
      <text:p text:style-name="Preformatted_20_Text"/>
      <text:h text:style-name="P30" text:outline-level="1">Flux de sortie</text:h>
      <text:p text:style-name="Preformatted_20_Text"/>
      <text:h text:style-name="Heading_20_2" text:outline-level="2">Introduction, notion de flux </text:h>
      <text:p text:style-name="Text_20_body"><text:bookmark text:name="d0e84284"/><text:bookmark text:name="d0e84283"/><text:bookmark text:name="d0e84282"/><text:bookmark text:name="d0e84281"/>La première chose à définir lorsque l'on parle de flux de sortie, est précisément ce que l'on entend par <text:span text:style-name="Emphasis">sortie</text:span> . Une sortie est un endroit sur lequel, ou dans lequel, on peut écrire des données. Les sorties les plus courantes sont : </text:p>
      <text:list xml:id="list892909803" text:style-name="L10">
        <text:list-item>
          <text:p text:style-name="P11">un fichier, qu'il soit à accès séquentiel ou aléatoire ;</text:p>
        </text:list-item>
        <text:list-item>
          <text:p text:style-name="P11">une chaîne de caractères, instance de <text:span text:style-name="Source_20_Text">String</text:span> ; </text:p>
        </text:list-item>
        <text:list-item>
          <text:p text:style-name="P11">la console système ;</text:p>
        </text:list-item>
        <text:list-item>
          <text:p text:style-name="P11">un tableau de caractères, ou d'octets ;</text:p>
        </text:list-item>
        <text:list-item>
          <text:p text:style-name="P11">une URL (ou URI), dans le cas des flux HTTP ;</text:p>
        </text:list-item>
        <text:list-item>
          <text:p text:style-name="P11">une socket, pour la communication ;</text:p>
        </text:list-item>
        <text:list-item>
          <text:p text:style-name="P11">un tuyau de communication entre threads.</text:p>
        </text:list-item>
      </text:list>
      <text:p text:style-name="Text_20_body">Pour chacune de ces sorties, il existe une classe Java qui permet d'écrire dessus.</text:p>
      <text:p text:style-name="Text_20_body">L'action d'écrire se fait en utilisant un objet qui modélise le flux des données vers chacun de ces média de sortie. Ce flux de donnée peut être construit par l'objet qui gère le médium, ou passé à cet objet lors de sa construction. Toujours est-il que du point de vue du développement de l'application, les méthodes utilisées sont celles exposées par ce flux, et toujours les mêmes.</text:p>
      <text:p text:style-name="Text_20_body">Cette approche est très puissante. Par exemple, si l'on utilise la méthode <text:span text:style-name="Source_20_Text">write</text:span> de l'objet <text:span text:style-name="Source_20_Text">ZipOutputStream</text:span>, les données écrites dans le fichier seront compressées de façon transparente pour l'utilisateur. </text:p>
      <text:h text:style-name="Heading_20_2" text:outline-level="2">Écriture de caractères, classe <text:span text:style-name="Source_20_Text">Writer</text:span> </text:h>
      <text:p text:style-name="Text_20_body"><text:bookmark text:name="d0e84734"/><text:bookmark text:name="d0e84733"/><text:bookmark text:name="d0e84732"/><text:bookmark text:name="d0e84731"/>Là encore, la portabilité souhaitée lors de la construction du langage a rendu les choses complexes pour les personnes qui ont écrit les API que nous allons voir. Java utilise Unicode pour coder ses caractères, alors que de nombreux langages et applications utilisent d'autres codages. La conversion se fait de façon transparente pour l'utilisateur, ou presque...</text:p>
      <text:p text:style-name="Text_20_body">La classe de base utilisée pour écrire des caractères est la classe <text:span text:style-name="Source_20_Text">Writer</text:span>. Cette classe est abstraite, et expose les méthodes suivantes. </text:p>
      <text:list xml:id="list3049498768" text:style-name="L11">
        <text:list-item>
          <text:p text:style-name="P12"><text:span text:style-name="Source_20_Text">write(char[] buffer)</text:span>, <text:span text:style-name="Source_20_Text">write(char[] buffer, int offset, int length)</text:span>, <text:span text:style-name="Source_20_Text">write(String s)</text:span>, <text:span text:style-name="Source_20_Text">write(String s, int offset, int length)</text:span> et <text:span text:style-name="Source_20_Text">write(int c)</text:span>. Toutes ces méthodes permettent d'écrire des caractères en provenance de différentes sources (tableau ou chaîne de caractères). La dernière écrit un unique caractère stocké dans les 16 bits de poids faible de l'entier passé en paramètre. </text:p>
        </text:list-item>
        <text:list-item>
          <text:p text:style-name="P12"><text:soft-page-break/><text:span text:style-name="Source_20_Text">append(char c)</text:span>, <text:span text:style-name="Source_20_Text">append(CharSequence seq)</text:span> et <text:span text:style-name="Source_20_Text">append(CharSequence seq, int start, int end)</text:span>. Ces méthodes fonctionnent de façon analogue aux précédentes. La différence est qu'elles retournent cette instance de <text:span text:style-name="Source_20_Text">Writer</text:span>, ce qui permet de chaîner ces appels, comme lorsque l'on écrit dans un <text:span text:style-name="Source_20_Text">StringBuffer</text:span>. </text:p>
        </text:list-item>
        <text:list-item>
          <text:p text:style-name="P12"><text:span text:style-name="Source_20_Text">flush()</text:span> : permet de vider les buffers d'écriture vers le médium de sortie. </text:p>
        </text:list-item>
        <text:list-item>
          <text:p text:style-name="P12"><text:span text:style-name="Source_20_Text">close()</text:span> : ferme ce flux. </text:p>
        </text:list-item>
      </text:list>
      <text:p text:style-name="Text_20_body">Les méthodes <text:span text:style-name="Source_20_Text">flush()</text:span> et <text:span text:style-name="Source_20_Text">close()</text:span> sont en général présentes dans toutes les API de ce type, et ont toujours la même sémantique. Notons que ces méthodes sont abstraites dans la classe <text:span text:style-name="Source_20_Text">Writer</text:span>. Le fonctionnement exact n'est donc pas précisé au niveau de <text:span text:style-name="Source_20_Text">&gt;Write</text:span>. En particulier, l'appel à la méthode <text:span text:style-name="Source_20_Text">flush()</text:span> avant la fermeture du flux n'est pas imposé. </text:p>
      <text:p text:style-name="Text_20_body">Cette classe <text:span text:style-name="Source_20_Text">Writer</text:span> est abstraite, on ne peut donc pas l'instancier directement. Elle est étendue par une série de classes, qui correspondent à chacun des média de sortie dont nous avons donné la liste en introduction : <text:span text:style-name="Source_20_Text">FileWriter</text:span>, <text:span text:style-name="Source_20_Text">StringWriter</text:span> et <text:span text:style-name="Source_20_Text">CharArrayWriter</text:span> sont les principales. </text:p>
      <text:p text:style-name="Text_20_body">Chacune des classes concrètes qui étendent <text:span text:style-name="Source_20_Text">Writer</text:span> exposent leurs propres constructeurs. <text:span text:style-name="Source_20_Text">FileWriter</text:span> se construit sur un fichier (instance de <text:span text:style-name="Source_20_Text">File</text:span>). Pour <text:span text:style-name="Source_20_Text">StringWriter</text:span> et <text:span text:style-name="Source_20_Text">CharArrayWriter</text:span> on indique juste la taille de la chaîne ou du tableau dans lequel l'écriture va se faire. </text:p>
      <text:p text:style-name="Text_20_body">Notons enfin que toutes ces méthodes jettent l'exception <text:span text:style-name="Source_20_Text">IOException</text:span>, qu'il faut donc gérer. Voyons un premier exemple d'écriture dans un fichier. </text:p>
      <text:p text:style-name="Text_20_body"><text:bookmark text:name="d0e84735"/><text:bookmark text:name="d0e8587"/><text:span text:style-name="T1">Exemple 115. Utilisation de </text:span><text:span text:style-name="Source_20_Text"><text:span text:style-name="T1">FileWriter</text:span></text:span><text:span text:style-name="T1">, première version </text:span></text:p>
      <text:p text:style-name="Preformatted_20_Text"><text:span text:style-name="Strong_20_Emphasis">public</text:span> <text:s/><text:span text:style-name="Strong_20_Emphasis">static</text:span> <text:s/><text:span text:style-name="Strong_20_Emphasis">void</text:span> main(String[] args) {</text:p>
      <text:p text:style-name="Preformatted_20_Text"/>
      <text:p text:style-name="Preformatted_20_Text"><text:s text:c="4"/>// définition d'un fichier</text:p>
      <text:p text:style-name="Preformatted_20_Text"><text:s text:c="3"/>File fichier = <text:s/><text:span text:style-name="Strong_20_Emphasis">new</text:span> File("tmp/bonjour.text") ;</text:p>
      <text:p text:style-name="Preformatted_20_Text"/>
      <text:p text:style-name="Preformatted_20_Text"><text:s text:c="4"/><text:span text:style-name="Strong_20_Emphasis">try</text:span> {</text:p>
      <text:p text:style-name="Preformatted_20_Text"/>
      <text:p text:style-name="Preformatted_20_Text"><text:s text:c="7"/>// ouverture d'un flux de sortie sur un fichier</text:p>
      <text:p text:style-name="Preformatted_20_Text"><text:s text:c="7"/>// a pour effet de créer le fichier</text:p>
      <text:p text:style-name="Preformatted_20_Text"><text:s text:c="6"/>Writer writer = <text:s/><text:span text:style-name="Strong_20_Emphasis">new</text:span> FileWriter(fichier) ;</text:p>
      <text:p text:style-name="Preformatted_20_Text"><text:s text:c="6"/></text:p>
      <text:p text:style-name="Preformatted_20_Text"><text:s text:c="7"/>// écriture dans le fichier</text:p>
      <text:p text:style-name="Preformatted_20_Text"><text:s text:c="6"/>writer.write("Bonjour le monde !") ;</text:p>
      <text:p text:style-name="Preformatted_20_Text"><text:s text:c="6"/></text:p>
      <text:p text:style-name="Preformatted_20_Text"><text:s text:c="7"/>// la méthode close de FileWriter appelle elle-même flush()</text:p>
      <text:p text:style-name="Preformatted_20_Text"><text:s text:c="6"/>writer.close() ;</text:p>
      <text:p text:style-name="Preformatted_20_Text"/>
      <text:p text:style-name="Preformatted_20_Text"><text:s text:c="3"/>} <text:s/><text:span text:style-name="Strong_20_Emphasis">catch</text:span> (IOException e) {</text:p>
      <text:p text:style-name="Preformatted_20_Text"/>
      <text:p text:style-name="Preformatted_20_Text"><text:s text:c="7"/>// affichage du message d'erreur et de la pile d'appel</text:p>
      <text:p text:style-name="Preformatted_20_Text"><text:s text:c="6"/>System.out.println("Erreur " + e.getMessage()) ;</text:p>
      <text:p text:style-name="Preformatted_20_Text"><text:s text:c="6"/>e.printStackTrace() ;</text:p>
      <text:p text:style-name="Preformatted_20_Text"><text:s text:c="3"/>}</text:p>
      <text:p text:style-name="P27">}</text:p>
      <text:p text:style-name="Text_20_body"><text:bookmark text:name="d0e85871"/></text:p>
      <text:p text:style-name="Text_20_body"><text:soft-page-break/>Cette première version fonctionne sans problème, et écrit ce que l'on souhaite dans le bon fichier, si l'on a pris garde de créer le répertoire <text:span text:style-name="Source_20_Text">tmp</text:span> avant de la lancer. </text:p>
      <text:p text:style-name="Text_20_body">Cela dit, ce n'est pas comme cela que l'on doit écrire ce code, notamment dans les applications serveur, susceptibles de fonctionner sans interruption pendant des mois.</text:p>
      <text:p text:style-name="Text_20_body">Le problème vient de ce que la méthode <text:span text:style-name="Source_20_Text">close()</text:span> n'est appelée que si aucune erreur n'est rencontrée lors de l'exécution du code. Par exemple, si l'écriture ne peut se faire, et jette une exception, alors l'exécution du code passe dans le bloc <text:span text:style-name="Source_20_Text">catch</text:span>. Dans ce cas, le fichier qui a été ouvert n'est pas fermé. Bien que cela ne pose pas de problème dans le cas de ce code, puisque la machine Java s'éteint immédiatement, il faut tout de même corriger cette erreur tout de suite, pour ne pas prendre de mauvaises habitudes ! </text:p>
      <text:p text:style-name="Text_20_body"><text:bookmark text:name="d0e85872"/><text:bookmark text:name="d0e8610"/><text:span text:style-name="T1">Exemple 116. Utilisation de </text:span><text:span text:style-name="Source_20_Text"><text:span text:style-name="T1">FileWriter</text:span></text:span><text:span text:style-name="T1">, , version corrigée </text:span></text:p>
      <text:p text:style-name="Preformatted_20_Text"><text:span text:style-name="Strong_20_Emphasis">public</text:span> <text:s/><text:span text:style-name="Strong_20_Emphasis">static</text:span> <text:s/><text:span text:style-name="Strong_20_Emphasis">void</text:span> main(String[] args) {</text:p>
      <text:p text:style-name="Preformatted_20_Text"/>
      <text:p text:style-name="Preformatted_20_Text"><text:s text:c="4"/>// définition d'un fichier</text:p>
      <text:p text:style-name="Preformatted_20_Text"><text:s text:c="3"/>File fichier = <text:s/><text:span text:style-name="Strong_20_Emphasis">new</text:span> File("tmp/bonjour.text") ;</text:p>
      <text:p text:style-name="Preformatted_20_Text"><text:s text:c="3"/></text:p>
      <text:p text:style-name="Preformatted_20_Text"><text:s text:c="4"/>// la définition du writer doit se faire ici</text:p>
      <text:p text:style-name="Preformatted_20_Text"><text:s text:c="4"/>// pour des raisons de visibilité</text:p>
      <text:p text:style-name="Preformatted_20_Text"><text:s text:c="3"/>Writer writer = null ;</text:p>
      <text:p text:style-name="Preformatted_20_Text"/>
      <text:p text:style-name="Preformatted_20_Text"><text:s text:c="4"/><text:span text:style-name="Strong_20_Emphasis">try</text:span> {</text:p>
      <text:p text:style-name="Preformatted_20_Text"/>
      <text:p text:style-name="Preformatted_20_Text"><text:s text:c="7"/>// ouverture d'un flux de sortie sur un fichier</text:p>
      <text:p text:style-name="Preformatted_20_Text"><text:s text:c="7"/>// a pour effet de créer le fichier</text:p>
      <text:p text:style-name="Preformatted_20_Text"><text:s text:c="6"/>writer = <text:s/><text:span text:style-name="Strong_20_Emphasis">new</text:span> FileWriter(fichier) ;</text:p>
      <text:p text:style-name="Preformatted_20_Text"><text:s text:c="6"/></text:p>
      <text:p text:style-name="Preformatted_20_Text"><text:s text:c="7"/>// écriture dans le fichier</text:p>
      <text:p text:style-name="Preformatted_20_Text"><text:s text:c="6"/>writer.write("Bonjour le monde !") ;</text:p>
      <text:p text:style-name="Preformatted_20_Text"/>
      <text:p text:style-name="Preformatted_20_Text"><text:s text:c="3"/>} <text:s/><text:span text:style-name="Strong_20_Emphasis">catch</text:span> (IOException e) {</text:p>
      <text:p text:style-name="Preformatted_20_Text"/>
      <text:p text:style-name="Preformatted_20_Text"><text:s text:c="7"/>// affichage du message d'erreur et de la pile d'appel</text:p>
      <text:p text:style-name="Preformatted_20_Text"><text:s text:c="6"/>System.out.println("Erreur " + e.getMessage()) ;</text:p>
      <text:p text:style-name="Preformatted_20_Text"><text:s text:c="6"/>e.printStackTrace() ;</text:p>
      <text:p text:style-name="Preformatted_20_Text"><text:s text:c="6"/></text:p>
      <text:p text:style-name="Preformatted_20_Text"><text:s text:c="3"/>} <text:s/><text:span text:style-name="Strong_20_Emphasis">finally</text:span> {</text:p>
      <text:p text:style-name="Preformatted_20_Text"><text:s text:c="6"/></text:p>
      <text:p text:style-name="Preformatted_20_Text"><text:s text:c="7"/>// il se peut que l'ouverture du flux ait échoué, </text:p>
      <text:p text:style-name="Preformatted_20_Text"><text:s text:c="7"/>// et que ce writer n'ait pas été initialisé</text:p>
      <text:p text:style-name="Preformatted_20_Text"><text:s text:c="7"/><text:span text:style-name="Strong_20_Emphasis">if</text:span> (writer != null) {</text:p>
      <text:p text:style-name="Preformatted_20_Text"/>
      <text:p text:style-name="Preformatted_20_Text"><text:s text:c="10"/><text:span text:style-name="Strong_20_Emphasis">try</text:span> {</text:p>
      <text:p text:style-name="Preformatted_20_Text"/>
      <text:p text:style-name="Preformatted_20_Text"><text:s text:c="13"/>// la méthode close de FileWriter appelle elle-même flush()</text:p>
      <text:p text:style-name="Preformatted_20_Text"><text:s text:c="12"/>writer.close() ;</text:p>
      <text:p text:style-name="Preformatted_20_Text"><text:s text:c="40"/></text:p>
      <text:p text:style-name="Preformatted_20_Text"><text:s text:c="9"/>} <text:s/><text:span text:style-name="Strong_20_Emphasis">catch</text:span> (IOException e) {</text:p>
      <text:p text:style-name="Preformatted_20_Text"/>
      <text:p text:style-name="Preformatted_20_Text"><text:s text:c="12"/>System.out.println("Erreur " + e.getMessage()) ;</text:p>
      <text:p text:style-name="Preformatted_20_Text"><text:s text:c="12"/>e.printStackTrace() ;</text:p>
      <text:p text:style-name="Preformatted_20_Text"><text:s text:c="9"/>}</text:p>
      <text:p text:style-name="Preformatted_20_Text"><text:s text:c="6"/>}</text:p>
      <text:p text:style-name="Preformatted_20_Text"><text:s text:c="3"/>}</text:p>
      <text:p text:style-name="P27">}</text:p>
      <text:p text:style-name="Text_20_body"><text:bookmark text:name="d0e86101"/><text:soft-page-break/></text:p>
      <text:p text:style-name="Text_20_body">Ce code peut paraître complexe de prime abord, c'est pourtant le pattern d'ouverture et de fermeture d'un fichier qu'il faut utiliser (et pas un autre !).</text:p>
      <text:h text:style-name="Heading_20_2" text:outline-level="2">Bufferisation, construction d'un flux sur un autre </text:h>
      <text:p text:style-name="Text_20_body"><text:bookmark text:name="d0e86204"/><text:bookmark text:name="d0e86203"/><text:bookmark text:name="d0e86202"/><text:bookmark text:name="d0e86201"/>Le mécanisme de bufferisation est bien connu. Dans le cas de l'écriture dans un fichier, il consiste à stocker ce qui est écrit dans une zone mémoire à accès rapide (en tout cas plus rapide qu'un disque), et de ne déclencher l'écriture effective sur le disque que lorsque cette zone mémoire arrive à saturation, ou à intervalles de temps réguliers. On peut également forcer cette écriture par un appel à <text:span text:style-name="Source_20_Text">flush()</text:span>. </text:p>
      <text:p text:style-name="Text_20_body">L'API Java IO offre le support de la bufferisation par la classe <text:span text:style-name="Source_20_Text">BufferedWriter</text:span>. Cette classe étend la classe <text:span text:style-name="Source_20_Text">Writer</text:span>, et son constructeur prend en paramètre un flux de type <text:span text:style-name="Source_20_Text">Writer</text:span>. L'utilisation de cette classe dans notre exemple précédent donne ceci. </text:p>
      <text:p text:style-name="Text_20_body"><text:bookmark text:name="d0e86205"/><text:bookmark text:name="d0e8639"/><text:span text:style-name="T1">Exemple 117. Utilisation d'un buffer d'écriture</text:span> </text:p>
      <text:p text:style-name="Preformatted_20_Text">// le début du code est inchangé</text:p>
      <text:p text:style-name="Preformatted_20_Text"/>
      <text:p text:style-name="Preformatted_20_Text"><text:s text:c="7"/>// ouverture d'un flux de sortie sur un fichier</text:p>
      <text:p text:style-name="Preformatted_20_Text"><text:s text:c="7"/>// a pour effet de créer le fichier</text:p>
      <text:p text:style-name="Preformatted_20_Text"><text:s text:c="6"/>writer = <text:s/><text:span text:style-name="Strong_20_Emphasis">new</text:span> FileWriter(fichier) ;</text:p>
      <text:p text:style-name="Preformatted_20_Text"><text:s text:c="6"/>Writer bufferedWriter = <text:s/><text:span text:style-name="Strong_20_Emphasis">new</text:span> BufferedWriter(writer) ;</text:p>
      <text:p text:style-name="Preformatted_20_Text"><text:s text:c="6"/></text:p>
      <text:p text:style-name="Preformatted_20_Text"><text:s text:c="7"/>// écriture dans le fichier</text:p>
      <text:p text:style-name="Preformatted_20_Text"><text:s text:c="6"/>bufferedWriter.write("Bonjour le monde !") ;</text:p>
      <text:p text:style-name="Preformatted_20_Text"/>
      <text:p text:style-name="P27"><text:s/>// la fin du code est inchangée</text:p>
      <text:p text:style-name="Text_20_body"><text:bookmark text:name="d0e86391"/></text:p>
      <text:p text:style-name="Text_20_body">Appelé la méthode <text:span text:style-name="Source_20_Text">flush()</text:span> d'un flux bufferisé est important, car cela permet de vider les buffers vers le medium de sortie, disque ou réseau. </text:p>
      <text:p text:style-name="Text_20_body">Cette instance de <text:span text:style-name="Source_20_Text">BufferedWriter</text:span> ne crée pas à proprement parler de nouveau flux. Plutôt, elle enveloppe le flux existant sur le fichier <text:span text:style-name="Source_20_Text">fichier</text:span>, et ajoute au flux existant les fonctionnalités de bufferisation. Fermer le médium de sortie via l'instance <text:span text:style-name="Source_20_Text">bufferedWriter</text:span> ou <text:span text:style-name="Source_20_Text">writer</text:span> donne le même résultat, puisqu'il n'y a qu'une unique ouverture de fichier. </text:p>
      <text:h text:style-name="Heading_20_2" text:outline-level="2">Utilisation de <text:span text:style-name="Source_20_Text">PrintWriter</text:span> </text:h>
      <text:p text:style-name="Text_20_body"><text:bookmark text:name="d0e86634"/><text:bookmark text:name="d0e86633"/><text:bookmark text:name="d0e86632"/><text:bookmark text:name="d0e86631"/>La classe <text:span text:style-name="Source_20_Text">PrintWriter</text:span> étend la classe <text:span text:style-name="Source_20_Text">Writer</text:span>. Elle expose de nombreux constructeurs, qui permettent de créer une instance de <text:span text:style-name="Source_20_Text">PrintWriter</text:span> sur de nombreux types de flux, dont une instance de <text:span text:style-name="Source_20_Text">Writer</text:span>. Cette classe fonctionne donc aussi comme une enveloppe sur le flux passé en paramètre. </text:p>
      <text:p text:style-name="Text_20_body">Elle expose des méthodes bien connues en C : <text:span text:style-name="Source_20_Text">print(...)</text:span>, <text:span text:style-name="Source_20_Text">println(...)</text:span> et <text:span text:style-name="Source_20_Text">printf(...)</text:span>. Ces méthodes peuvent prendre des formats en paramètres, ainsi que des locales. Elles permettent donc de formatter des affichages, en prenant en compte les conventions <text:soft-page-break/>linguistiques de formatage, lorsque la locale est passée en paramètre. </text:p>
      <text:p text:style-name="Text_20_body">Notons que pour l'écriture dans des fichiers, la classe <text:span text:style-name="Source_20_Text">PrintWriter</text:span> expose également un constructeur qui prend une instance de <text:span text:style-name="Source_20_Text">File</text:span>. En l'utilisant on n'a donc pas besoin de construire soi-même l'instance de <text:span text:style-name="Source_20_Text">Writer</text:span>. </text:p>
      <text:p text:style-name="Text_20_body">Voyons un exemple d'utilisation d'un <text:span text:style-name="Source_20_Text">PrintWriter</text:span>. </text:p>
      <text:p text:style-name="Text_20_body"><text:bookmark text:name="d0e86635"/><text:bookmark text:name="d0e8709"/><text:span text:style-name="T1">Exemple 118. Utilisation de </text:span><text:span text:style-name="Source_20_Text"><text:span text:style-name="T1">PrintWriter</text:span></text:span><text:span text:style-name="T1"> </text:span></text:p>
      <text:p text:style-name="Preformatted_20_Text">File fichier = <text:s/><text:span text:style-name="Strong_20_Emphasis">new</text:span> File("tmp/bonjour.text") ;</text:p>
      <text:p text:style-name="Preformatted_20_Text">Writer writer = null ;</text:p>
      <text:p text:style-name="Preformatted_20_Text"/>
      <text:p text:style-name="Preformatted_20_Text"><text:s/><text:span text:style-name="Strong_20_Emphasis">try</text:span> {</text:p>
      <text:p text:style-name="Preformatted_20_Text"/>
      <text:p text:style-name="Preformatted_20_Text"><text:s text:c="4"/>// ouverture d'un flux de sortie sur un fichier</text:p>
      <text:p text:style-name="Preformatted_20_Text"><text:s text:c="3"/>writer = <text:s/><text:span text:style-name="Strong_20_Emphasis">new</text:span> FileWriter(fichier) ;</text:p>
      <text:p text:style-name="Preformatted_20_Text"><text:s text:c="3"/></text:p>
      <text:p text:style-name="Preformatted_20_Text"><text:s text:c="4"/>// création d'un PrintWriter sur ce flux</text:p>
      <text:p text:style-name="Preformatted_20_Text"><text:s text:c="3"/>PrintWriter pw = <text:s/><text:span text:style-name="Strong_20_Emphasis">new</text:span> PrintWriter(writer) ;</text:p>
      <text:p text:style-name="Preformatted_20_Text"><text:s text:c="3"/></text:p>
      <text:p text:style-name="Preformatted_20_Text"><text:s text:c="4"/>// écriture d'un marin dans le fichier</text:p>
      <text:p text:style-name="Preformatted_20_Text"><text:s text:c="3"/>Marin m = <text:s/><text:span text:style-name="Strong_20_Emphasis">new</text:span> Marin("Surcouf", <text:s/>"Robert") ;</text:p>
      <text:p text:style-name="Preformatted_20_Text"><text:s text:c="3"/></text:p>
      <text:p text:style-name="Preformatted_20_Text"><text:s text:c="4"/>// la méthode toString() est appelée</text:p>
      <text:p text:style-name="Preformatted_20_Text"><text:s text:c="3"/>pw.println(m) ;</text:p>
      <text:p text:style-name="Preformatted_20_Text"/>
      <text:p text:style-name="Preformatted_20_Text">} <text:s/><text:span text:style-name="Strong_20_Emphasis">catch</text:span> (IOException e) {</text:p>
      <text:p text:style-name="Preformatted_20_Text"/>
      <text:p text:style-name="Preformatted_20_Text"><text:s text:c="4"/>// gestion des erreurs</text:p>
      <text:p text:style-name="Preformatted_20_Text">} <text:s/><text:span text:style-name="Strong_20_Emphasis">finally</text:span> {</text:p>
      <text:p text:style-name="Preformatted_20_Text"/>
      <text:p text:style-name="Preformatted_20_Text"><text:s text:c="4"/>// fermeture du flux</text:p>
      <text:p text:style-name="P27">}</text:p>
      <text:p text:style-name="Text_20_body"><text:bookmark text:name="d0e87091"/></text:p>
      <text:h text:style-name="Heading_20_3" text:outline-level="3">Écriture d'octets, <text:span text:style-name="Source_20_Text">OuputStream</text:span> </text:h>
      <text:p text:style-name="Text_20_body"><text:bookmark text:name="d0e87164"/><text:bookmark text:name="d0e87163"/><text:bookmark text:name="d0e87162"/><text:bookmark text:name="d0e87161"/>L'écriture d'octets suit exactement la même logique que l'écriture de caractères. Ces écritures sont gérées par la classe abstraite <text:span text:style-name="Source_20_Text">OutputStream</text:span>, qui joue un rôle équivalent à celui joué par la classe <text:span text:style-name="Source_20_Text">Writer</text:span>. Cette classe est abstraite, et étendue par les classes <text:span text:style-name="Source_20_Text">FileOutputStream</text:span> pour l'écriture dans des fichiers, et <text:span text:style-name="Source_20_Text">ByteArrayOutputStream</text:span> pour l'écriture dans des tableaux d'octets. </text:p>
      <text:p text:style-name="Text_20_body">La classe <text:span text:style-name="Source_20_Text">OutputStream</text:span> expose les méthodes suivantes. </text:p>
      <text:list xml:id="list4007638405" text:style-name="L12">
        <text:list-item>
          <text:p text:style-name="P13"><text:span text:style-name="Source_20_Text">write(byte [] b)</text:span>, <text:span text:style-name="Source_20_Text">write(byte [] b, int offset, int length)</text:span> et <text:span text:style-name="Source_20_Text">write(int b)</text:span>. Ces méthodes permettent d'écrire des octets directement sur le flux. Dans le cas de l'écriture d'un entier, seuls les 8 bits de poids faibles sont pris en compte. </text:p>
        </text:list-item>
        <text:list-item>
          <text:p text:style-name="P13"><text:span text:style-name="Source_20_Text">close()</text:span> et <text:span text:style-name="Source_20_Text">flush()</text:span> qui ont la même sémantique que celles de la classe <text:span text:style-name="Source_20_Text">Writer</text:span>. </text:p>
        </text:list-item>
      </text:list>
      <text:p text:style-name="Text_20_body">Voyons une première utilisation de la classe <text:span text:style-name="Source_20_Text">FileOutputStream</text:span>. Le pattern suivi est identique à celui de <text:span text:style-name="Source_20_Text">FileWriter</text:span>. </text:p>
      <text:p text:style-name="Text_20_body"><text:bookmark text:name="d0e87165"/><text:bookmark text:name="d0e8773"/><text:soft-page-break/><text:span text:style-name="T1">Exemple 119. Utilisation de </text:span><text:span text:style-name="Source_20_Text"><text:span text:style-name="T1">FileOutputStream</text:span></text:span><text:span text:style-name="T1"> </text:span></text:p>
      <text:p text:style-name="Preformatted_20_Text"><text:span text:style-name="Strong_20_Emphasis">public</text:span> <text:s/><text:span text:style-name="Strong_20_Emphasis">static</text:span> <text:s/><text:span text:style-name="Strong_20_Emphasis">void</text:span> main(String[] args) {</text:p>
      <text:p text:style-name="Preformatted_20_Text"><text:s text:c="3"/></text:p>
      <text:p text:style-name="Preformatted_20_Text"><text:s text:c="4"/>// définition d'un fichier</text:p>
      <text:p text:style-name="Preformatted_20_Text"><text:s text:c="3"/>File fichier = <text:s/><text:span text:style-name="Strong_20_Emphasis">new</text:span> File("tmp/array.bin") ;</text:p>
      <text:p text:style-name="Preformatted_20_Text"><text:s text:c="3"/>OutputStream os = null ;</text:p>
      <text:p text:style-name="Preformatted_20_Text"><text:s text:c="3"/></text:p>
      <text:p text:style-name="Preformatted_20_Text"><text:s text:c="4"/>// création d'un tableau d'octets, qui sera</text:p>
      <text:p text:style-name="Preformatted_20_Text"><text:s text:c="4"/>// écrit dans le fichier</text:p>
      <text:p text:style-name="Preformatted_20_Text"><text:s text:c="4"/><text:span text:style-name="Strong_20_Emphasis">byte</text:span> [] byteArray = { <text:s/>0, <text:s/>1, <text:s/>2 } ;</text:p>
      <text:p text:style-name="Preformatted_20_Text"><text:s text:c="3"/></text:p>
      <text:p text:style-name="Preformatted_20_Text"><text:s text:c="4"/><text:span text:style-name="Strong_20_Emphasis">try</text:span> {</text:p>
      <text:p text:style-name="Preformatted_20_Text"><text:s text:c="6"/></text:p>
      <text:p text:style-name="Preformatted_20_Text"><text:s text:c="7"/>// ouverture d'un flux de sortie sur un fichier</text:p>
      <text:p text:style-name="Preformatted_20_Text"><text:s text:c="6"/>os = <text:s/><text:span text:style-name="Strong_20_Emphasis">new</text:span> FileOutputStream(fichier) ;</text:p>
      <text:p text:style-name="Preformatted_20_Text"><text:s text:c="7"/>// écriture proprement dite</text:p>
      <text:p text:style-name="Preformatted_20_Text"><text:s text:c="6"/>os.write(byteArray) ; </text:p>
      <text:p text:style-name="Preformatted_20_Text"><text:s text:c="6"/></text:p>
      <text:p text:style-name="Preformatted_20_Text"><text:s text:c="3"/>} <text:s/><text:span text:style-name="Strong_20_Emphasis">catch</text:span> (IOException e) {</text:p>
      <text:p text:style-name="Preformatted_20_Text"><text:s text:c="6"/></text:p>
      <text:p text:style-name="Preformatted_20_Text"><text:s text:c="6"/>System.out.println("Erreur " + e.getMessage()) ;</text:p>
      <text:p text:style-name="Preformatted_20_Text"><text:s text:c="6"/>e.printStackTrace() ;</text:p>
      <text:p text:style-name="Preformatted_20_Text"><text:s text:c="3"/>} <text:s/><text:span text:style-name="Strong_20_Emphasis">finally</text:span> {</text:p>
      <text:p text:style-name="Preformatted_20_Text"><text:s text:c="6"/></text:p>
      <text:p text:style-name="Preformatted_20_Text"><text:s text:c="7"/>// fermeture du fichier dans le bloc finally</text:p>
      <text:p text:style-name="Preformatted_20_Text"><text:s text:c="7"/><text:span text:style-name="Strong_20_Emphasis">if</text:span> (os != null) {</text:p>
      <text:p text:style-name="Preformatted_20_Text"><text:s text:c="6"/></text:p>
      <text:p text:style-name="Preformatted_20_Text"><text:s text:c="10"/><text:span text:style-name="Strong_20_Emphasis">try</text:span> {</text:p>
      <text:p text:style-name="Preformatted_20_Text"><text:s text:c="12"/></text:p>
      <text:p text:style-name="Preformatted_20_Text"><text:s text:c="13"/>// la méthode close de FileOutputStream appelle elle-même flush()</text:p>
      <text:p text:style-name="Preformatted_20_Text"><text:s text:c="12"/>os.close() ;</text:p>
      <text:p text:style-name="Preformatted_20_Text"><text:s text:c="12"/></text:p>
      <text:p text:style-name="Preformatted_20_Text"><text:s text:c="9"/>} <text:s/><text:span text:style-name="Strong_20_Emphasis">catch</text:span> (IOException e) {</text:p>
      <text:p text:style-name="Preformatted_20_Text"><text:s text:c="12"/></text:p>
      <text:p text:style-name="Preformatted_20_Text"><text:s text:c="12"/>System.out.println("Erreur " + e.getMessage()) ;</text:p>
      <text:p text:style-name="Preformatted_20_Text"><text:s text:c="12"/>e.printStackTrace() ;</text:p>
      <text:p text:style-name="Preformatted_20_Text"><text:s text:c="9"/>}</text:p>
      <text:p text:style-name="Preformatted_20_Text"><text:s text:c="3"/>}</text:p>
      <text:p text:style-name="P27">}</text:p>
      <text:p text:style-name="Text_20_body"><text:bookmark text:name="d0e87731"/></text:p>
      <text:p text:style-name="Text_20_body">La classe <text:span text:style-name="Source_20_Text">ByteArrayOutputStream</text:span> permet de diriger le flux de sortie vers un tableau d'octets, qui sert alors de <text:span text:style-name="Emphasis">buffer</text:span> . Cette classe expose quelques méthodes supplémentaires pour la gestion de ce buffer. </text:p>
      <text:list xml:id="list1937204712" text:style-name="L13">
        <text:list-item>
          <text:p text:style-name="P14"><text:span text:style-name="Source_20_Text">reset()</text:span> : permet de remettre à zéro le pointeur d'écriture de ce buffer, ce qui a pour effet d'annuler tout ce qui a été écrit. </text:p>
        </text:list-item>
        <text:list-item>
          <text:p text:style-name="P14"><text:span text:style-name="Source_20_Text">size()</text:span> : retourne la taille du buffer. Notons que la taille de ce buffer peut être fixée à la construction de cette instance de <text:span text:style-name="Source_20_Text">ByteArrayOutputStream</text:span>. </text:p>
        </text:list-item>
        <text:list-item>
          <text:p text:style-name="P14"><text:span text:style-name="Source_20_Text">toByteArray()</text:span> : retourne le tableau d'octets sur lequel ce buffer est construit. </text:p>
        </text:list-item>
        <text:list-item>
          <text:p text:style-name="P14"><text:span text:style-name="Source_20_Text">toString(String charsetName)</text:span> : permet de convertir le contenu de ce tableau d'octets en utilisant le jeu de caractères précisé en argument. La liste des jeux de caractères supportés est donnée dans la javadoc de la classe <text:span text:style-name="Source_20_Text">Charset</text:span>. </text:p>
        </text:list-item>
      </text:list>
      <text:h text:style-name="Heading_20_2" text:outline-level="2"><text:soft-page-break/>Écriture de types primitifs : <text:span text:style-name="Source_20_Text">DataOutputStream</text:span> </text:h>
      <text:p text:style-name="Text_20_body"><text:bookmark text:name="d0e88194"/><text:bookmark text:name="d0e88193"/><text:bookmark text:name="d0e88192"/><text:bookmark text:name="d0e88191"/>L'écriture de types primitifs est fournie par la classe <text:span text:style-name="Source_20_Text">DataOutputStream</text:span>, extension de <text:span text:style-name="Source_20_Text">FilterOutputStream</text:span>, elle-même extension de <text:span text:style-name="Source_20_Text">OutputStream</text:span>. Cette classe expose une méthode par type primitif, qui permet décrire ce type sur un flux d'octets. La construction d'une instance de <text:span text:style-name="Source_20_Text">DataOutputStream</text:span> prend en paramètre une instance de <text:span text:style-name="Source_20_Text">OutputStream</text:span>, de façon classique. Voyons ceci sur un exemple. </text:p>
      <text:p text:style-name="Text_20_body"><text:bookmark text:name="d0e88195"/><text:bookmark text:name="d0e8841"/><text:span text:style-name="T1">Exemple 120. Utilisation de </text:span><text:span text:style-name="Source_20_Text"><text:span text:style-name="T1">DataOutputStream</text:span></text:span><text:span text:style-name="T1"> </text:span></text:p>
      <text:p text:style-name="Preformatted_20_Text"><text:span text:style-name="Strong_20_Emphasis">public</text:span> <text:s/><text:span text:style-name="Strong_20_Emphasis">static</text:span> <text:s/><text:span text:style-name="Strong_20_Emphasis">void</text:span> main(String[] args) {</text:p>
      <text:p text:style-name="Preformatted_20_Text"/>
      <text:p text:style-name="Preformatted_20_Text"><text:s text:c="3"/>File fichier = <text:s/><text:span text:style-name="Strong_20_Emphasis">new</text:span> File("tmp/integers.bin") ;</text:p>
      <text:p text:style-name="Preformatted_20_Text"><text:s text:c="3"/>OutputStream os = null ;</text:p>
      <text:p text:style-name="Preformatted_20_Text"/>
      <text:p text:style-name="Preformatted_20_Text"><text:s text:c="4"/><text:span text:style-name="Strong_20_Emphasis">try</text:span> {</text:p>
      <text:p text:style-name="Preformatted_20_Text"><text:s text:c="7"/>// ouverture d'un flux de sortie sur un fichier</text:p>
      <text:p text:style-name="Preformatted_20_Text"><text:s text:c="6"/>os = <text:s/><text:span text:style-name="Strong_20_Emphasis">new</text:span> FileOutputStream(fichier) ;</text:p>
      <text:p text:style-name="Preformatted_20_Text"><text:s text:c="7"/>// ouverture d'un flux de type DataOutputStream</text:p>
      <text:p text:style-name="Preformatted_20_Text"><text:s text:c="7"/>// sur ce même fichier</text:p>
      <text:p text:style-name="Preformatted_20_Text"><text:s text:c="6"/>DataOutputStream dos = <text:s/><text:span text:style-name="Strong_20_Emphasis">new</text:span> DataOutputStream(os) ; </text:p>
      <text:p text:style-name="Preformatted_20_Text"/>
      <text:p text:style-name="Preformatted_20_Text"><text:s text:c="7"/><text:span text:style-name="Strong_20_Emphasis">for</text:span> (<text:span text:style-name="Strong_20_Emphasis">int</text:span> i : Arrays.asList(1, <text:s/>2, <text:s/>3, <text:s/>4, <text:s/>5)) {</text:p>
      <text:p text:style-name="Preformatted_20_Text"><text:s text:c="9"/>dos.writeInt(i) ;</text:p>
      <text:p text:style-name="Preformatted_20_Text"><text:s text:c="6"/>}</text:p>
      <text:p text:style-name="Preformatted_20_Text"/>
      <text:p text:style-name="Preformatted_20_Text"><text:s text:c="6"/>} <text:s/><text:span text:style-name="Strong_20_Emphasis">catch</text:span> (IOException e) {</text:p>
      <text:p text:style-name="Preformatted_20_Text"><text:s text:c="10"/>// gestion de l'erreur</text:p>
      <text:p text:style-name="Preformatted_20_Text"><text:s text:c="6"/>} <text:s/><text:span text:style-name="Strong_20_Emphasis">finally</text:span> {</text:p>
      <text:p text:style-name="Preformatted_20_Text"><text:s text:c="10"/>// fermeture du flux</text:p>
      <text:p text:style-name="Preformatted_20_Text"><text:s text:c="6"/>}</text:p>
      <text:p text:style-name="Preformatted_20_Text"><text:s text:c="3"/>}</text:p>
      <text:p text:style-name="P27">}</text:p>
      <text:p text:style-name="Text_20_body"><text:bookmark text:name="d0e88411"/></text:p>
      <text:p text:style-name="Text_20_body">Les méthodes d'écriture suivent toutes le même modèle de nommage : <text:span text:style-name="Source_20_Text">writeInt(int)</text:span>, <text:span text:style-name="Source_20_Text">writeLong(long)</text:span>, etc... </text:p>
      <text:h text:style-name="Heading_20_2" text:outline-level="2">Écriture d'objets : <text:span text:style-name="Source_20_Text">ObjectOutputStream</text:span> </text:h>
      <text:p text:style-name="Text_20_body"><text:bookmark text:name="d0e88564"/><text:bookmark text:name="d0e88563"/><text:bookmark text:name="d0e88562"/><text:bookmark text:name="d0e88561"/>La classe <text:span text:style-name="Source_20_Text">ObjectOutputStream</text:span> supporte l'écriture directe d'objets sur des flux. Ce mécanisme particulier s'appelle <text:span text:style-name="Emphasis">serialization</text:span> , et a un fonctionnement particulier. Il permet de garantir, entre autres, qu'une instance d'une classe écrite dans un fichier est bien recréée dans la bonne classe, identique à la première. Ce mécanisme peut aussi être surchargé de différentes façons. </text:p>
      <text:p text:style-name="Text_20_body">Nous verrons ces techniques dans une section particulière, en fin de ce chapitre.</text:p>
      <text:p text:style-name="Preformatted_20_Text"/>
      <text:p text:style-name="Preformatted_20_Text"/>
      <text:h text:style-name="P30" text:outline-level="1">Flux d'entrée </text:h>
      <text:p text:style-name="Preformatted_20_Text"/>
      <text:h text:style-name="Heading_20_2" text:outline-level="2">Introduction </text:h>
      <text:p text:style-name="Text_20_body"><text:bookmark text:name="d0e88744"/><text:bookmark text:name="d0e88743"/><text:bookmark text:name="d0e88742"/><text:bookmark text:name="d0e88741"/>À chaque type de flux de sortie est associé un flux d'entrée, qui permet de lire les données qui ont été écrites, dans les mêmes conditions.</text:p>
      <text:p text:style-name="Text_20_body">Aux classes <text:span text:style-name="Source_20_Text">Writer</text:span> et <text:span text:style-name="Source_20_Text">OutputStream</text:span>, que nous venons de voir dans la section précédente, sont donc associées les classes <text:span text:style-name="Source_20_Text">Reader</text:span> et <text:span text:style-name="Source_20_Text">InputStream</text:span> respectivement. </text:p>
      <text:h text:style-name="Heading_20_2" text:outline-level="2">Lecture de caractères, classe <text:span text:style-name="Source_20_Text">Reader</text:span> </text:h>
      <text:p text:style-name="Text_20_body"><text:bookmark text:name="d0e88934"/><text:bookmark text:name="d0e88933"/><text:bookmark text:name="d0e88932"/><text:bookmark text:name="d0e88931"/>La classe <text:span text:style-name="Source_20_Text">Reader</text:span> est une classe abstraite, étendue par <text:span text:style-name="Source_20_Text">CharArrayReader</text:span>, <text:span text:style-name="Source_20_Text">StringReader</text:span> et <text:span text:style-name="Source_20_Text">FileReader</text:span>, indirectement. Ces trois classes permettent de lire des flux de caractères en provenance de tableaux de <text:span text:style-name="Source_20_Text">char</text:span>, de chaînes de caractères, ou de fichiers. </text:p>
      <text:p text:style-name="Text_20_body">La classe <text:span text:style-name="Source_20_Text">Reader</text:span> expose plusieurs versions d'une méthode <text:span text:style-name="Source_20_Text">read()</text:span>, dont le fonctionnement est constant. Cette méthode permet de lire des caractères, un par un, ou en les stockant dans un tableau. Toutes ces versions de <text:span text:style-name="Source_20_Text">read()</text:span> retournent un <text:span text:style-name="Source_20_Text">int</text:span>. Ce nombre correspond au nombre de caractères effectivement lus sur le flux. Si ce nombre est égal à -1, c'est que la fin du flux a été rencontrée. Voyons ceci sur un exemple. </text:p>
      <text:p text:style-name="Text_20_body">Notons qu'un appel à <text:span text:style-name="Source_20_Text">read()</text:span> peut <text:span text:style-name="Emphasis">bloquer</text:span> , c'est-à-dire, ne retourner de valeur qu'au bout d'un certain temps, durant lequel le flux est en attente de l'arrivée de nouveaux caractères. </text:p>
      <text:p text:style-name="Text_20_body">Notons enfin qu'il peut arriver que le nombre de caractères lus soit plus petit que la taille du buffer, sans pour autant que la fin du flux soit atteinte.</text:p>
      <text:p text:style-name="Text_20_body"><text:bookmark text:name="d0e88935"/><text:bookmark text:name="d0e8939"/><text:span text:style-name="T1">Exemple 121. Utilisation de </text:span><text:span text:style-name="Source_20_Text"><text:span text:style-name="T1">FileReader</text:span></text:span><text:span text:style-name="T1"> </text:span></text:p>
      <text:p text:style-name="Preformatted_20_Text"><text:span text:style-name="Strong_20_Emphasis">public</text:span> <text:s/><text:span text:style-name="Strong_20_Emphasis">static</text:span> <text:s/><text:span text:style-name="Strong_20_Emphasis">void</text:span> main(String[] args) {</text:p>
      <text:p text:style-name="Preformatted_20_Text"><text:s text:c="3"/></text:p>
      <text:p text:style-name="Preformatted_20_Text"><text:s text:c="4"/>// déclaration de notre FileReader à l'exétieur des</text:p>
      <text:p text:style-name="Preformatted_20_Text"><text:s text:c="4"/>// blocs try {} catch {}</text:p>
      <text:p text:style-name="Preformatted_20_Text"><text:s text:c="3"/>FileReader fr = null ;</text:p>
      <text:p text:style-name="Preformatted_20_Text"/>
      <text:p text:style-name="Preformatted_20_Text"><text:s text:c="4"/><text:span text:style-name="Strong_20_Emphasis">try</text:span> {</text:p>
      <text:p text:style-name="Preformatted_20_Text"><text:s text:c="6"/></text:p>
      <text:p text:style-name="Preformatted_20_Text"><text:s text:c="7"/>// ouverture du flux de lecture</text:p>
      <text:p text:style-name="Preformatted_20_Text"><text:s text:c="7"/>// peut jeter une FileNotFoundException</text:p>
      <text:p text:style-name="Preformatted_20_Text"><text:s text:c="6"/>fr = <text:s/><text:span text:style-name="Strong_20_Emphasis">new</text:span> FileReader("tmp/bonjour.text") ;</text:p>
      <text:p text:style-name="Preformatted_20_Text"/>
      <text:p text:style-name="Preformatted_20_Text"><text:s text:c="7"/>// définition du buffer : un tableau de char</text:p>
      <text:p text:style-name="Preformatted_20_Text"><text:s text:c="7"/><text:span text:style-name="Strong_20_Emphasis">int</text:span> bufferSize = <text:s/>1024 ;</text:p>
      <text:p text:style-name="Preformatted_20_Text"><text:s text:c="7"/><text:span text:style-name="Strong_20_Emphasis">char</text:span> [] buffer = <text:s/><text:span text:style-name="Strong_20_Emphasis">new</text:span> <text:s/><text:span text:style-name="Strong_20_Emphasis">char</text:span>[bufferSize] ;</text:p>
      <text:p text:style-name="Preformatted_20_Text"><text:s text:c="8"/></text:p>
      <text:p text:style-name="Preformatted_20_Text"><text:s text:c="7"/>// définitions de variables pour suivre notre</text:p>
      <text:p text:style-name="Preformatted_20_Text"><text:s text:c="7"/>// lecture</text:p>
      <text:p text:style-name="Preformatted_20_Text"><text:s text:c="7"/><text:span text:style-name="Strong_20_Emphasis">int</text:span> n = <text:s/>0 ;</text:p>
      <text:p text:style-name="Preformatted_20_Text"><text:s text:c="7"/><text:span text:style-name="Strong_20_Emphasis">int</text:span> total = <text:s/>0 ;</text:p>
      <text:p text:style-name="Preformatted_20_Text"><text:s text:c="7"/><text:span text:style-name="Strong_20_Emphasis">int</text:span> loops = <text:s/>0 ;</text:p>
      <text:p text:style-name="Preformatted_20_Text"/>
      <text:p text:style-name="Preformatted_20_Text"><text:soft-page-break/><text:s text:c="7"/><text:span text:style-name="Strong_20_Emphasis">do</text:span> {</text:p>
      <text:p text:style-name="Preformatted_20_Text"><text:s text:c="10"/>// remplissage du buffer</text:p>
      <text:p text:style-name="Preformatted_20_Text"><text:s text:c="10"/>// n contient le nombre de caractères effectivement lus</text:p>
      <text:p text:style-name="Preformatted_20_Text"><text:s text:c="9"/>n = fr.read(buffer) ;</text:p>
      <text:p text:style-name="Preformatted_20_Text"><text:s text:c="9"/>total += n ;</text:p>
      <text:p text:style-name="Preformatted_20_Text"><text:s text:c="9"/>loops++ ;</text:p>
      <text:p text:style-name="Preformatted_20_Text"><text:s text:c="9"/></text:p>
      <text:p text:style-name="Preformatted_20_Text"><text:s text:c="7"/>// si le nombre lu est -1, </text:p>
      <text:p text:style-name="Preformatted_20_Text"><text:s text:c="7"/>// c'est que l'on a atteint la fin du flux</text:p>
      <text:p text:style-name="Preformatted_20_Text"><text:s text:c="6"/>} <text:s/><text:span text:style-name="Strong_20_Emphasis">while</text:span> (n != -1) ; </text:p>
      <text:p text:style-name="Preformatted_20_Text"/>
      <text:p text:style-name="Preformatted_20_Text"><text:s text:c="7"/>// quelques informations sur la lecture</text:p>
      <text:p text:style-name="Preformatted_20_Text"><text:s text:c="6"/>System.out.println(</text:p>
      <text:p text:style-name="Preformatted_20_Text"><text:s text:c="13"/>"Nombre de caractères lus au total = " + total + </text:p>
      <text:p text:style-name="Preformatted_20_Text"><text:s text:c="13"/>" en " + loops + <text:s/>" boucles.") ;</text:p>
      <text:p text:style-name="Preformatted_20_Text"/>
      <text:p text:style-name="Preformatted_20_Text"><text:s text:c="3"/>} <text:s/><text:span text:style-name="Strong_20_Emphasis">catch</text:span> (FileNotFoundException e) { </text:p>
      <text:p text:style-name="Preformatted_20_Text"/>
      <text:p text:style-name="Preformatted_20_Text"><text:s text:c="7"/>// gestion de l'erreur</text:p>
      <text:p text:style-name="Preformatted_20_Text"><text:s text:c="3"/></text:p>
      <text:p text:style-name="Preformatted_20_Text"><text:s text:c="3"/>} <text:s/><text:span text:style-name="Strong_20_Emphasis">catch</text:span> (IOException e) {</text:p>
      <text:p text:style-name="Preformatted_20_Text"/>
      <text:p text:style-name="Preformatted_20_Text"><text:s text:c="7"/>// gestion de l'erreur</text:p>
      <text:p text:style-name="Preformatted_20_Text"><text:s text:c="3"/></text:p>
      <text:p text:style-name="Preformatted_20_Text"><text:s text:c="3"/>} <text:s/><text:span text:style-name="Strong_20_Emphasis">finally</text:span> {</text:p>
      <text:p text:style-name="Preformatted_20_Text"><text:s text:c="6"/></text:p>
      <text:p text:style-name="Preformatted_20_Text"><text:s text:c="7"/>// pattern de fermeture d'un flux</text:p>
      <text:p text:style-name="Preformatted_20_Text"><text:s text:c="7"/><text:span text:style-name="Strong_20_Emphasis">if</text:span> (fr != null) {</text:p>
      <text:p text:style-name="Preformatted_20_Text"/>
      <text:p text:style-name="Preformatted_20_Text"><text:s text:c="10"/><text:span text:style-name="Strong_20_Emphasis">try</text:span> {</text:p>
      <text:p text:style-name="Preformatted_20_Text"/>
      <text:p text:style-name="Preformatted_20_Text"><text:s text:c="12"/>fr.close() ;</text:p>
      <text:p text:style-name="Preformatted_20_Text"><text:s text:c="12"/></text:p>
      <text:p text:style-name="Preformatted_20_Text"><text:s text:c="9"/>} <text:s/><text:span text:style-name="Strong_20_Emphasis">catch</text:span> (IOException e) {</text:p>
      <text:p text:style-name="Preformatted_20_Text"><text:s text:c="12"/></text:p>
      <text:p text:style-name="Preformatted_20_Text"><text:s text:c="13"/>// gestion de l'erreur</text:p>
      <text:p text:style-name="Preformatted_20_Text"><text:s text:c="9"/>}</text:p>
      <text:p text:style-name="Preformatted_20_Text"><text:s text:c="6"/>}</text:p>
      <text:p text:style-name="Preformatted_20_Text"><text:s text:c="3"/>}</text:p>
      <text:p text:style-name="P27">}</text:p>
      <text:p text:style-name="Text_20_body"><text:bookmark text:name="d0e89391"/></text:p>
      <text:p text:style-name="Text_20_body">La classe <text:span text:style-name="Source_20_Text">FileReader</text:span> expose également deux méthodes utilitaires. </text:p>
      <text:list xml:id="list1743876722" text:style-name="L14">
        <text:list-item>
          <text:p text:style-name="P15"><text:span text:style-name="Source_20_Text">skip(long n)</text:span> : permet de sauter la lecture du nombre de caractères passés en paramètre. Cette méthode retourne le nombre de caractères effectivement sautés. </text:p>
        </text:list-item>
        <text:list-item>
          <text:p text:style-name="P15"><text:span text:style-name="Source_20_Text">ready()</text:span> : retourne <text:span text:style-name="Source_20_Text">true</text:span> si le flux possède des caractères prêts à être lus. Un appel à <text:span text:style-name="Source_20_Text">read()</text:span> après un appel à <text:span text:style-name="Source_20_Text">ready()</text:span> qui a retourné <text:span text:style-name="Source_20_Text">true</text:span> ne bloquera donc pas. </text:p>
        </text:list-item>
      </text:list>
      <text:h text:style-name="Heading_20_2" text:outline-level="2">Bufferisation, lecture ligne par ligne </text:h>
      <text:p text:style-name="Text_20_body"><text:bookmark text:name="d0e89764"/><text:bookmark text:name="d0e89763"/><text:bookmark text:name="d0e89762"/><text:bookmark text:name="d0e89761"/>Tout comme pour l'écriture, la lecture d'un flux peut être bufferisée. Le même mécanisme que pour les flux de lecture est utilisé, il consiste à construire un flux en lui passant en paramètre un autre flux. Le fonctionnement de ce flux peut alors changé (dans notre cas, il sera bufferisé), et de nouvelles méthodes d'accès peuvent être utilisées.</text:p>
      <text:p text:style-name="Text_20_body"><text:soft-page-break/>La classe permettant de bufferiser un flux d'entrée de caractères est <text:span text:style-name="Source_20_Text">BufferedReader</text:span>. En plus de sa fonctionnalité de bufferisation, elle expose une méthode très utile : </text:p>
      <text:list xml:id="list3027596717" text:style-name="L15">
        <text:list-item>
          <text:p text:style-name="P16"><text:span text:style-name="Source_20_Text">readLine()</text:span>, qui retourne une chaîne de caractères ( <text:span text:style-name="Source_20_Text">String</text:span>) contenant la ligne lue. </text:p>
        </text:list-item>
      </text:list>
      <text:p text:style-name="Text_20_body">Elle est étendue par la classe <text:span text:style-name="Source_20_Text">LineNumberReader()</text:span>, qui permet de récupérer le numéro de ligne. Voyons ceci sur un exemple. </text:p>
      <text:p text:style-name="Text_20_body"><text:bookmark text:name="d0e89765"/><text:bookmark text:name="d0e9001"/><text:span text:style-name="T1">Exemple 122. Lecture d'un fichier ligne par ligne : </text:span><text:span text:style-name="Source_20_Text"><text:span text:style-name="T1">LineNumberReader</text:span></text:span><text:span text:style-name="T1"> </text:span></text:p>
      <text:p text:style-name="Preformatted_20_Text">// le début du code est inchangé</text:p>
      <text:p text:style-name="Preformatted_20_Text"/>
      <text:p text:style-name="Preformatted_20_Text"><text:s text:c="3"/>fr = <text:s/><text:span text:style-name="Strong_20_Emphasis">new</text:span> FileReader("tmp/bonjour.text") ;</text:p>
      <text:p text:style-name="Preformatted_20_Text"><text:s text:c="4"/>// ouverture d'un flux sur le flux de lecture du fichier</text:p>
      <text:p text:style-name="Preformatted_20_Text"><text:s text:c="3"/>LineNumberReader lnr = <text:s/><text:span text:style-name="Strong_20_Emphasis">new</text:span> LineNumberReader(fr) ;</text:p>
      <text:p text:style-name="Preformatted_20_Text"><text:s text:c="3"/></text:p>
      <text:p text:style-name="Preformatted_20_Text"><text:s text:c="3"/>String line = null ;</text:p>
      <text:p text:style-name="Preformatted_20_Text"/>
      <text:p text:style-name="Preformatted_20_Text"><text:s text:c="4"/><text:span text:style-name="Strong_20_Emphasis">do</text:span> {</text:p>
      <text:p text:style-name="Preformatted_20_Text"><text:s text:c="6"/></text:p>
      <text:p text:style-name="Preformatted_20_Text"><text:s text:c="7"/>// lecture du numéro de la ligne courante</text:p>
      <text:p text:style-name="Preformatted_20_Text"><text:s text:c="7"/><text:span text:style-name="Strong_20_Emphasis">int</text:span> number = lnr.getLineNumber() ;</text:p>
      <text:p text:style-name="Preformatted_20_Text"><text:s text:c="7"/>// lecture d'une ligne</text:p>
      <text:p text:style-name="Preformatted_20_Text"><text:s text:c="6"/>line = lnr.readLine() ;</text:p>
      <text:p text:style-name="Preformatted_20_Text"><text:s text:c="6"/></text:p>
      <text:p text:style-name="Preformatted_20_Text"><text:s text:c="7"/>// affichage de cette ligne, et de son numéro</text:p>
      <text:p text:style-name="Preformatted_20_Text"><text:s text:c="7"/><text:span text:style-name="Strong_20_Emphasis">if</text:span> (line != null) {</text:p>
      <text:p text:style-name="Preformatted_20_Text"><text:s text:c="9"/>System.out.println("[" + number + <text:s/>"] : " + line) ;</text:p>
      <text:p text:style-name="Preformatted_20_Text"><text:s text:c="6"/>}</text:p>
      <text:p text:style-name="Preformatted_20_Text"/>
      <text:p text:style-name="Preformatted_20_Text"><text:s text:c="3"/>} <text:s/><text:span text:style-name="Strong_20_Emphasis">while</text:span> (line != null) ;</text:p>
      <text:p text:style-name="Preformatted_20_Text"/>
      <text:p text:style-name="P27"><text:s/>// la fin du code est inchangée </text:p>
      <text:p text:style-name="Text_20_body"><text:bookmark text:name="d0e90011"/></text:p>
      <text:h text:style-name="Heading_20_2" text:outline-level="2">Lecture d'octets : <text:span text:style-name="Source_20_Text">InputStream</text:span> </text:h>
      <text:p text:style-name="Text_20_body"><text:bookmark text:name="d0e90084"/><text:bookmark text:name="d0e90083"/><text:bookmark text:name="d0e90082"/><text:bookmark text:name="d0e90081"/>Le pendant de la classe <text:span text:style-name="Source_20_Text">OutputStream</text:span> est la classe <text:span text:style-name="Source_20_Text">InputStream</text:span>. Cette classe abstraite est la base des classes de lecture des flux d'octets. </text:p>
      <text:p text:style-name="Text_20_body">Elle est étendue par</text:p>
      <text:list xml:id="list1515109278" text:style-name="L16">
        <text:list-item>
          <text:p text:style-name="P17"><text:span text:style-name="Source_20_Text">FileInputStream</text:span> pour la lecture dans des fichiers ; </text:p>
        </text:list-item>
        <text:list-item>
          <text:p text:style-name="P17"><text:span text:style-name="Source_20_Text">ByteArrayInputStream</text:span> pour la lecture dans des tableaux d'octets ; </text:p>
        </text:list-item>
        <text:list-item>
          <text:p text:style-name="P17"><text:span text:style-name="Source_20_Text">DataInputStream</text:span> pour la lecture des types primitifs Java ; </text:p>
        </text:list-item>
        <text:list-item>
          <text:p text:style-name="P17"><text:span text:style-name="Source_20_Text">ObjectInputStream</text:span> pour la lecture des objets sérialisés. </text:p>
        </text:list-item>
      </text:list>
      <text:p text:style-name="Text_20_body">Le fonctionnement de la lecture d'octets sur un flux suit le même pattern que la lecture de caractères. Les octets sont lus dans un tableau, qui sert de buffer, et la méthode <text:span text:style-name="Source_20_Text">read()</text:span> retourne le nombre d'octets effectifs qui ont été lus. Lorsque ce nombre est -1, la fin du flux a été atteinte. </text:p>
      <text:p text:style-name="Text_20_body">La classe <text:span text:style-name="Source_20_Text">InputStream</text:span> expose les méthodes suivantes. </text:p>
      <text:list xml:id="list2266343082" text:style-name="L17">
        <text:list-item>
          <text:p text:style-name="P18"><text:soft-page-break/><text:span text:style-name="Source_20_Text">read()</text:span>, <text:span text:style-name="Source_20_Text">read(byte[] buf)</text:span> et <text:span text:style-name="Source_20_Text">read(byte[] buf, int offset, int length)</text:span> : ces méthodes permettent de lire les octets dans un tableau. Elles retournent toutes le nombre d'octets effectivement lus. </text:p>
        </text:list-item>
        <text:list-item>
          <text:p text:style-name="P18"><text:span text:style-name="Source_20_Text">skip(long n)</text:span> : saute le nombre d'octets passé en paramètre dans le flux de lecture. </text:p>
        </text:list-item>
        <text:list-item>
          <text:p text:style-name="P18"><text:span text:style-name="Source_20_Text">reset()</text:span> : réinitialise la lecture de ce flux. </text:p>
        </text:list-item>
        <text:list-item>
          <text:p text:style-name="P18"><text:span text:style-name="Source_20_Text">available()</text:span> : retourne le nombre d'octets disponibles dans un <text:span text:style-name="Source_20_Text">int</text:span>. Ce nombre d'octets peut être lu, ou sauté. La lecture qui suit ne bloquera pas, tant que ce nombre ne sera pas dépassé. </text:p>
        </text:list-item>
      </text:list>
      <text:p text:style-name="Text_20_body">Tout comme pour les flux de caractères, il se peut que le nombre d'octets lus soit plus petit que la taille du buffer utilisé, sans pour autant que la fin du flux soit atteinte. Voyons un exemple de lecture d'octets.</text:p>
      <text:p text:style-name="Text_20_body"><text:bookmark text:name="d0e90085"/><text:bookmark text:name="d0e9094"/><text:span text:style-name="T1">Exemple 123. Utilisation de </text:span><text:span text:style-name="Source_20_Text"><text:span text:style-name="T1">FileInputStream</text:span></text:span><text:span text:style-name="T1"> </text:span></text:p>
      <text:p text:style-name="Preformatted_20_Text"><text:span text:style-name="Strong_20_Emphasis">public</text:span> <text:s/><text:span text:style-name="Strong_20_Emphasis">static</text:span> <text:s/><text:span text:style-name="Strong_20_Emphasis">void</text:span> main(String[] args) {</text:p>
      <text:p text:style-name="Preformatted_20_Text"><text:s text:c="3"/></text:p>
      <text:p text:style-name="Preformatted_20_Text"><text:s text:c="4"/>// déclaration de notre InputStream à l'exétieur des</text:p>
      <text:p text:style-name="Preformatted_20_Text"><text:s text:c="4"/>// blocs try {} catch {}</text:p>
      <text:p text:style-name="Preformatted_20_Text"><text:s text:c="3"/>InputStream is = null ;</text:p>
      <text:p text:style-name="Preformatted_20_Text"/>
      <text:p text:style-name="Preformatted_20_Text"><text:s text:c="4"/><text:span text:style-name="Strong_20_Emphasis">try</text:span> {</text:p>
      <text:p text:style-name="Preformatted_20_Text"><text:s text:c="6"/></text:p>
      <text:p text:style-name="Preformatted_20_Text"><text:s text:c="7"/>// ouverture du flux d'entrée sur un fichier</text:p>
      <text:p text:style-name="Preformatted_20_Text"><text:s text:c="7"/>// peut jeter une FileNotFoundException</text:p>
      <text:p text:style-name="Preformatted_20_Text"><text:s text:c="6"/>is = <text:s/><text:span text:style-name="Strong_20_Emphasis">new</text:span> FileInputStream(fichier) ;</text:p>
      <text:p text:style-name="Preformatted_20_Text"/>
      <text:p text:style-name="Preformatted_20_Text"><text:s text:c="7"/>// définition du buffer : un tableau d'octets</text:p>
      <text:p text:style-name="Preformatted_20_Text"><text:s text:c="7"/><text:span text:style-name="Strong_20_Emphasis">int</text:span> bufferSize = <text:s/>1024 ;</text:p>
      <text:p text:style-name="Preformatted_20_Text"><text:s text:c="7"/><text:span text:style-name="Strong_20_Emphasis">byte</text:span> [] buffer = <text:s/><text:span text:style-name="Strong_20_Emphasis">new</text:span> <text:s/><text:span text:style-name="Strong_20_Emphasis">byte</text:span>[bufferSize] ;</text:p>
      <text:p text:style-name="Preformatted_20_Text"><text:s text:c="8"/></text:p>
      <text:p text:style-name="Preformatted_20_Text"><text:s text:c="7"/>// définitions de variables pour suivre notre</text:p>
      <text:p text:style-name="Preformatted_20_Text"><text:s text:c="7"/>// lecture</text:p>
      <text:p text:style-name="Preformatted_20_Text"><text:s text:c="7"/><text:span text:style-name="Strong_20_Emphasis">int</text:span> n = <text:s/>0 ;</text:p>
      <text:p text:style-name="Preformatted_20_Text"><text:s text:c="7"/><text:span text:style-name="Strong_20_Emphasis">int</text:span> total = <text:s/>0 ;</text:p>
      <text:p text:style-name="Preformatted_20_Text"><text:s text:c="7"/><text:span text:style-name="Strong_20_Emphasis">int</text:span> loops = <text:s/>0 ;</text:p>
      <text:p text:style-name="Preformatted_20_Text"/>
      <text:p text:style-name="Preformatted_20_Text"><text:s text:c="7"/><text:span text:style-name="Strong_20_Emphasis">do</text:span> {</text:p>
      <text:p text:style-name="Preformatted_20_Text"><text:s text:c="10"/>// remplissage du buffer</text:p>
      <text:p text:style-name="Preformatted_20_Text"><text:s text:c="10"/>// n contient le nombre d'octets effectivement lus</text:p>
      <text:p text:style-name="Preformatted_20_Text"><text:s text:c="9"/>n = is.read(buffer) ;</text:p>
      <text:p text:style-name="Preformatted_20_Text"><text:s text:c="9"/>total += n ;</text:p>
      <text:p text:style-name="Preformatted_20_Text"><text:s text:c="9"/>loops++ ;</text:p>
      <text:p text:style-name="Preformatted_20_Text"><text:s text:c="9"/></text:p>
      <text:p text:style-name="Preformatted_20_Text"><text:s text:c="7"/>// si le nombre lu est -1, </text:p>
      <text:p text:style-name="Preformatted_20_Text"><text:s text:c="7"/>// c'est que l'on a atteint la fin du flux</text:p>
      <text:p text:style-name="Preformatted_20_Text"><text:s text:c="6"/>} <text:s/><text:span text:style-name="Strong_20_Emphasis">while</text:span> (n != -1) ; </text:p>
      <text:p text:style-name="Preformatted_20_Text"/>
      <text:p text:style-name="Preformatted_20_Text"><text:s text:c="7"/>// quelques informations sur la lecture</text:p>
      <text:p text:style-name="Preformatted_20_Text"><text:s text:c="6"/>System.out.println(</text:p>
      <text:p text:style-name="Preformatted_20_Text"><text:s text:c="13"/>"Nombre d'octets lus au total = " + total + </text:p>
      <text:p text:style-name="Preformatted_20_Text"><text:s text:c="13"/>" en " + loops + <text:s/>" boucles.") ;</text:p>
      <text:p text:style-name="Preformatted_20_Text"/>
      <text:p text:style-name="Preformatted_20_Text"><text:s text:c="3"/>} <text:s/><text:span text:style-name="Strong_20_Emphasis">catch</text:span> (FileNotFoundException e) { </text:p>
      <text:p text:style-name="Preformatted_20_Text"/>
      <text:p text:style-name="Preformatted_20_Text"><text:soft-page-break/><text:s text:c="7"/>// gestion de l'erreur</text:p>
      <text:p text:style-name="Preformatted_20_Text"><text:s text:c="3"/></text:p>
      <text:p text:style-name="Preformatted_20_Text"><text:s text:c="3"/>} <text:s/><text:span text:style-name="Strong_20_Emphasis">catch</text:span> (IOException e) {</text:p>
      <text:p text:style-name="Preformatted_20_Text"/>
      <text:p text:style-name="Preformatted_20_Text"><text:s text:c="7"/>// gestion de l'erreur</text:p>
      <text:p text:style-name="Preformatted_20_Text"><text:s text:c="3"/></text:p>
      <text:p text:style-name="Preformatted_20_Text"><text:s text:c="3"/>} <text:s/><text:span text:style-name="Strong_20_Emphasis">finally</text:span> {</text:p>
      <text:p text:style-name="Preformatted_20_Text"><text:s text:c="6"/></text:p>
      <text:p text:style-name="Preformatted_20_Text"><text:s text:c="7"/>// pattern de fermeture d'un flux</text:p>
      <text:p text:style-name="Preformatted_20_Text"><text:s text:c="7"/><text:span text:style-name="Strong_20_Emphasis">if</text:span> (fr != null) {</text:p>
      <text:p text:style-name="Preformatted_20_Text"/>
      <text:p text:style-name="Preformatted_20_Text"><text:s text:c="10"/><text:span text:style-name="Strong_20_Emphasis">try</text:span> {</text:p>
      <text:p text:style-name="Preformatted_20_Text"/>
      <text:p text:style-name="Preformatted_20_Text"><text:s text:c="12"/>fr.close() ;</text:p>
      <text:p text:style-name="Preformatted_20_Text"><text:s text:c="12"/></text:p>
      <text:p text:style-name="Preformatted_20_Text"><text:s text:c="9"/>} <text:s/><text:span text:style-name="Strong_20_Emphasis">catch</text:span> (IOException e) {</text:p>
      <text:p text:style-name="Preformatted_20_Text"><text:s text:c="12"/></text:p>
      <text:p text:style-name="Preformatted_20_Text"><text:s text:c="13"/>// gestion de l'erreur</text:p>
      <text:p text:style-name="Preformatted_20_Text"><text:s text:c="9"/>}</text:p>
      <text:p text:style-name="Preformatted_20_Text"><text:s text:c="6"/>}</text:p>
      <text:p text:style-name="Preformatted_20_Text"><text:s text:c="3"/>}</text:p>
      <text:p text:style-name="P27">}</text:p>
      <text:p text:style-name="Text_20_body"><text:bookmark text:name="d0e90941"/></text:p>
      <text:h text:style-name="P29" text:outline-level="3"><text:bookmark text:name="d0e90947"/><text:bookmark text:name="d0e90943"/><text:bookmark text:name="d0e90946"/><text:bookmark text:name="d0e90942"/><text:bookmark text:name="d0e90945"/><text:bookmark text:name="d0e90944"/><text:bookmark text:name="d0e9101"/>4.5. Lecture de types <text:bookmark text:name="d0e966411"/>7.1. Introduction </text:h>
      <text:p text:style-name="Text_20_body"><text:bookmark text:name="d0e966415"/><text:bookmark text:name="d0e966414"/><text:bookmark text:name="d0e966413"/><text:bookmark text:name="d0e966412"/>L'API Java I/O propose le support direct pour écrire et lire des fichiers au format GZip et Zip. Ce support est utilisé en interne, puisque les fichiers archive Java JAR peuvent eux-mêmes être compressés au format Zip. Il est également utilisable dans les applications.</text:p>
      <text:h text:style-name="Heading_20_3" text:outline-level="3"><text:bookmark text:name="d0e966421"/><text:bookmark text:name="d0e966420"/><text:bookmark text:name="d0e966419"/><text:bookmark text:name="d0e966418"/><text:bookmark text:name="d0e966417"/><text:bookmark text:name="d0e966416"/><text:bookmark text:name="d0e96696"/>7.2. Flux de type <text:span text:style-name="Emphasis">gzip</text:span> </text:h>
      <text:p text:style-name="Text_20_body"><text:bookmark text:name="d0e966910"/><text:bookmark text:name="d0e96699"/><text:bookmark text:name="d0e96698"/><text:bookmark text:name="d0e96697"/>Le format GZip est un format compressé, qui ne supporte l'écriture que d'un unique fichier. À la différence d'un fichier Zip, un fichier GZip ne peut pas contenir de structure de répertoire, ou plusieurs fichiers.</text:p>
      <text:p text:style-name="Text_20_body">L'écriture d'un fichier GZip utilise la classe <text:span text:style-name="Source_20_Text">GZIPOutputStream</text:span>, et la lecture <text:span text:style-name="Source_20_Text">GZIPInputStream</text:span>. Ces deux classes étendent indirectement <text:span text:style-name="Source_20_Text">OutputStream</text:span> et <text:span text:style-name="Source_20_Text">InputStream</text:span> respectivement, et prennent les mêmes objets en paramètre. </text:p>
      <text:p text:style-name="Text_20_body">Ces classes se trouvent dans le package <text:span text:style-name="Source_20_Text">java.util.zip</text:span> </text:p>
      <text:p text:style-name="Text_20_body">La création d'un fichier GZip est donc immédiate.</text:p>
      <text:p text:style-name="Text_20_body"><text:bookmark text:name="d0e966911"/><text:bookmark text:name="d0e96978"/><text:span text:style-name="T1">Exemple 132. Utilisation de flux GZip</text:span> </text:p>
      <text:p text:style-name="Preformatted_20_Text">// dans une méthode main</text:p>
      <text:p text:style-name="Preformatted_20_Text"><text:s/>// déclaration d'un fichier</text:p>
      <text:p text:style-name="Preformatted_20_Text">File fichier = <text:s/><text:span text:style-name="Strong_20_Emphasis">new</text:span> File("tmp/bonjour.txt.gz") ;</text:p>
      <text:p text:style-name="Preformatted_20_Text"/>
      <text:p text:style-name="Preformatted_20_Text"><text:s/>// création d'un flux compressé sur ce fichier</text:p>
      <text:p text:style-name="Preformatted_20_Text">GZIPOutputStream gzos = <text:s/><text:span text:style-name="Strong_20_Emphasis">new</text:span> GZIPOutputStream(<text:span text:style-name="Strong_20_Emphasis">new</text:span> FileOutputStream(fichier)) ;</text:p>
      <text:p text:style-name="Preformatted_20_Text"/>
      <text:p text:style-name="Preformatted_20_Text"><text:s/>// création d'un flux data sur ce flux compressé</text:p>
      <text:p text:style-name="Preformatted_20_Text">DataOutputStream dos = <text:s/><text:span text:style-name="Strong_20_Emphasis">new</text:span> DataOutputStream(gzos) ;</text:p>
      <text:p text:style-name="Preformatted_20_Text"/>
      <text:p text:style-name="Preformatted_20_Text"><text:soft-page-break/><text:s/>// écriture de Bonjour le monde !</text:p>
      <text:p text:style-name="Preformatted_20_Text">dos.writeUTF("Bonjour le monde !") ;</text:p>
      <text:p text:style-name="Preformatted_20_Text"/>
      <text:p text:style-name="Preformatted_20_Text"><text:s/>// fermeture de ce flux, à mettre dans un bloc finally</text:p>
      <text:p text:style-name="Preformatted_20_Text">gzos.close() ;</text:p>
      <text:p text:style-name="Preformatted_20_Text"/>
      <text:p text:style-name="Preformatted_20_Text"><text:s/>// puis ouverture du flux compressé sur ce fichier</text:p>
      <text:p text:style-name="Preformatted_20_Text">GZIPInputStream gzis = <text:s/><text:span text:style-name="Strong_20_Emphasis">new</text:span> GZIPInputStream(<text:span text:style-name="Strong_20_Emphasis">new</text:span> FileInputStream(fichier)) ;</text:p>
      <text:p text:style-name="Preformatted_20_Text"/>
      <text:p text:style-name="Preformatted_20_Text"><text:s/>// ouverture d'un flux data sur ce flux compressé</text:p>
      <text:p text:style-name="Preformatted_20_Text">DataInputStream dis = <text:s/><text:span text:style-name="Strong_20_Emphasis">new</text:span> DataInputStream(gzis) ;</text:p>
      <text:p text:style-name="Preformatted_20_Text"/>
      <text:p text:style-name="Preformatted_20_Text"><text:s/>// lecture d'une chaîne de caractères</text:p>
      <text:p text:style-name="Preformatted_20_Text">String lue = dis.readUTF() ;</text:p>
      <text:p text:style-name="Preformatted_20_Text"/>
      <text:p text:style-name="Preformatted_20_Text"><text:s/>// fermeture du flux dans un bloc finally</text:p>
      <text:p text:style-name="Preformatted_20_Text">gzis.close() ;</text:p>
      <text:p text:style-name="Preformatted_20_Text"/>
      <text:p text:style-name="P27">System.out.println(lue) ;</text:p>
      <text:p text:style-name="Text_20_body"><text:bookmark text:name="d0e96979"/></text:p>
      <text:p text:style-name="Text_20_body">Comme on le voit, l'écriture d'un flux GZip n'est pas plus compliquée que l'écriture d'un flux normal, il s'agit juste d'une déclaration supplémentaire.</text:p>
      <text:h text:style-name="Heading_20_3" text:outline-level="3"><text:bookmark text:name="d0e969715"/><text:bookmark text:name="d0e969714"/><text:bookmark text:name="d0e969713"/><text:bookmark text:name="d0e969712"/><text:bookmark text:name="d0e969711"/><text:bookmark text:name="d0e969710"/><text:bookmark text:name="d0e97046"/>7.3. Flux de type <text:span text:style-name="Emphasis">zip</text:span> </text:h>
      <text:p text:style-name="Text_20_body"><text:bookmark text:name="d0e970410"/><text:bookmark text:name="d0e97049"/><text:bookmark text:name="d0e97048"/><text:bookmark text:name="d0e97047"/>L'écriture de fichier Zip est un peu plus complexe, du fait qu'un fichier Zip possède une structure interne, et qu'il faut créer cette structure. On peut donc créer des répertoires, des fichiers, des fichiers dans des répertoires ou non.</text:p>
      <text:p text:style-name="Text_20_body">Chaque élément, répertoire ou fichier, est modélisé par une instance de <text:span text:style-name="Source_20_Text">ZipEntry</text:span>. Pour créer un tel élément dans le fichier Zip, il faut l'ajouter au flux par appel à sa méthode <text:span text:style-name="Source_20_Text">createEntry()</text:span>. Le flux de lecture expose une méthode <text:span text:style-name="Source_20_Text">nextEntry()</text:span>, qui permet de lire les entrées d'un fichier zip les unes à la suite des autres. Voyons ceci sur un exemple. </text:p>
      <text:p text:style-name="Text_20_body"><text:bookmark text:name="d0e970411"/><text:bookmark text:name="d0e97223"/><text:span text:style-name="T1">Exemple 133. Création d'un fichier Zip</text:span> </text:p>
      <text:p text:style-name="Preformatted_20_Text">// dans une méthode main</text:p>
      <text:p text:style-name="Preformatted_20_Text"><text:s/>// déclaration d'un fichier</text:p>
      <text:p text:style-name="Preformatted_20_Text">File fichier = <text:s/><text:span text:style-name="Strong_20_Emphasis">new</text:span> File("tmp/bonjour.zip") ;</text:p>
      <text:p text:style-name="Preformatted_20_Text"/>
      <text:p text:style-name="Preformatted_20_Text"><text:s/>// ouverture d'un flux Zip sur ce fichier</text:p>
      <text:p text:style-name="Preformatted_20_Text">ZipOutputStream zos = <text:s/><text:span text:style-name="Strong_20_Emphasis">new</text:span> ZipOutputStream(<text:span text:style-name="Strong_20_Emphasis">new</text:span> FileOutputStream(fichier)) ;</text:p>
      <text:p text:style-name="Preformatted_20_Text"/>
      <text:p text:style-name="Preformatted_20_Text"><text:s/>// création d'un répertoire : il s'agit d'une entrée dont le nom</text:p>
      <text:p text:style-name="Preformatted_20_Text"><text:s/>// se termine par un /</text:p>
      <text:p text:style-name="Preformatted_20_Text">ZipEntry entry = <text:s/><text:span text:style-name="Strong_20_Emphasis">new</text:span> ZipEntry("vide/") ;</text:p>
      <text:p text:style-name="Preformatted_20_Text">zos.putNextEntry(entry) ;</text:p>
      <text:p text:style-name="Preformatted_20_Text"/>
      <text:p text:style-name="Preformatted_20_Text"><text:s/>// création d'un autre répertoire </text:p>
      <text:p text:style-name="Preformatted_20_Text">entry = <text:s/><text:span text:style-name="Strong_20_Emphasis">new</text:span> ZipEntry("bonjour/") ;</text:p>
      <text:p text:style-name="Preformatted_20_Text">zos.putNextEntry(entry) ;</text:p>
      <text:p text:style-name="Preformatted_20_Text"/>
      <text:p text:style-name="Preformatted_20_Text"><text:s/>// création d'un fichier Bonjour-1.txt dans ce répertoire</text:p>
      <text:p text:style-name="Preformatted_20_Text">entry = <text:s/><text:span text:style-name="Strong_20_Emphasis">new</text:span> ZipEntry("bonjour/Bonjour-1.txt") ;</text:p>
      <text:p text:style-name="Preformatted_20_Text">zos.putNextEntry(entry) ;</text:p>
      <text:p text:style-name="Preformatted_20_Text"/>
      <text:p text:style-name="Preformatted_20_Text"><text:soft-page-break/><text:s/>// ouverture d'un flux Data sur ce flux Zip</text:p>
      <text:p text:style-name="Preformatted_20_Text">DataOutputStream dos = <text:s/><text:span text:style-name="Strong_20_Emphasis">new</text:span> DataOutputStream(zos) ;</text:p>
      <text:p text:style-name="Preformatted_20_Text"><text:s/>// écriture d'un message dans ce fichier</text:p>
      <text:p text:style-name="Preformatted_20_Text">dos.writeUTF("Bonjour le monde ! [1]") ;</text:p>
      <text:p text:style-name="Preformatted_20_Text"/>
      <text:p text:style-name="Preformatted_20_Text"><text:s/>// création d'un autre fichier</text:p>
      <text:p text:style-name="Preformatted_20_Text">entry = <text:s/><text:span text:style-name="Strong_20_Emphasis">new</text:span> ZipEntry("Bonjour-2.txt") ;</text:p>
      <text:p text:style-name="Preformatted_20_Text">zos.putNextEntry(entry) ;</text:p>
      <text:p text:style-name="Preformatted_20_Text"/>
      <text:p text:style-name="Preformatted_20_Text"><text:s/>// écriture d'un message dans ce fichier</text:p>
      <text:p text:style-name="Preformatted_20_Text">dos.writeUTF("Bonjour le monde ! [2]") ;</text:p>
      <text:p text:style-name="Preformatted_20_Text"/>
      <text:p text:style-name="Preformatted_20_Text"><text:s/>// fermeture d'un fichier dans le bloc finally</text:p>
      <text:p text:style-name="P27">dos.close() ;</text:p>
      <text:p text:style-name="Text_20_body"><text:bookmark text:name="d0e97224"/></text:p>
      <text:p text:style-name="Text_20_body">On peut ouvrir le fichier <text:span text:style-name="Source_20_Text">bonjour.zip</text:span> à l'aide d'un utilitaire classique, tel que Winzip, WinRAR ou 7z. On constate bien que ce fichier comporte deux répertoires internes, et nos deux fichiers, le premier dans le répertoire <text:span text:style-name="Source_20_Text">bonjour</text:span>, et le second dans le répertoire racine. </text:p>
      <text:p text:style-name="Text_20_body">Écrivons maintenant le code de lecture de ce fichier. Ce code doit commencer par analyser les entrées de ce fichier, et tester à chaque fois si cette entrée est un répertoire ou un fichier. S'il s'agit d'un fichier, alors on peut lire son contenu.</text:p>
      <text:p text:style-name="Text_20_body"><text:bookmark text:name="d0e97225"/><text:bookmark text:name="d0e97372"/><text:span text:style-name="T1">Exemple 134. Lecture d'un fichier Zip</text:span> </text:p>
      <text:p text:style-name="Preformatted_20_Text">// ouverture d'un flux Zip sur le fichier de l'exemple précédent</text:p>
      <text:p text:style-name="Preformatted_20_Text">ZipInputStream zis = <text:s/><text:span text:style-name="Strong_20_Emphasis">new</text:span> ZipInputStream(<text:span text:style-name="Strong_20_Emphasis">new</text:span> FileInputStream(fichier)) ;</text:p>
      <text:p text:style-name="Preformatted_20_Text"><text:s/>// ouverture d'un flux Data sur ce flux</text:p>
      <text:p text:style-name="Preformatted_20_Text">DataInputStream dis = <text:s/><text:span text:style-name="Strong_20_Emphasis">new</text:span> DataInputStream(zis) ;</text:p>
      <text:p text:style-name="Preformatted_20_Text"/>
      <text:p text:style-name="Preformatted_20_Text"><text:s/>// lecture de la première entrèe</text:p>
      <text:p text:style-name="Preformatted_20_Text"><text:s/>// cette méthode retourne null s'il n'y a plus d'entrée à lire</text:p>
      <text:p text:style-name="Preformatted_20_Text">entry = zis.getNextEntry() ;</text:p>
      <text:p text:style-name="Preformatted_20_Text"><text:s/><text:span text:style-name="Strong_20_Emphasis">while</text:span> (entry != null) {</text:p>
      <text:p text:style-name="Preformatted_20_Text"/>
      <text:p text:style-name="Preformatted_20_Text"><text:s text:c="4"/><text:span text:style-name="Strong_20_Emphasis">if</text:span> (entry.isDirectory()) {</text:p>
      <text:p text:style-name="Preformatted_20_Text"><text:s text:c="3"/></text:p>
      <text:p text:style-name="Preformatted_20_Text"><text:s text:c="7"/>// cette entrée est un répertoire, on affiche son nom</text:p>
      <text:p text:style-name="Preformatted_20_Text"><text:s text:c="6"/>System.out.println("Répertoire : " + entry) ;</text:p>
      <text:p text:style-name="Preformatted_20_Text"><text:s text:c="3"/>} <text:s/><text:span text:style-name="Strong_20_Emphasis">else</text:span> {</text:p>
      <text:p text:style-name="Preformatted_20_Text"><text:s text:c="3"/></text:p>
      <text:p text:style-name="Preformatted_20_Text"><text:s text:c="7"/>// cette entrée est un fichier, on affiche son contenu</text:p>
      <text:p text:style-name="Preformatted_20_Text"><text:s text:c="6"/>System.out.println("Fichier : " + entry) ;</text:p>
      <text:p text:style-name="Preformatted_20_Text"><text:s text:c="6"/>System.out.println(dis.readUTF()) ;</text:p>
      <text:p text:style-name="Preformatted_20_Text"><text:s text:c="3"/>}</text:p>
      <text:p text:style-name="Preformatted_20_Text"/>
      <text:p text:style-name="Preformatted_20_Text"><text:s text:c="4"/>// on boucle sur toutes les entrées</text:p>
      <text:p text:style-name="Preformatted_20_Text"><text:s text:c="3"/>entry = zis.getNextEntry() ;</text:p>
      <text:p text:style-name="P27">}</text:p>
      <text:p text:style-name="Text_20_body"><text:bookmark text:name="d0e97373"/></text:p>
      <text:p text:style-name="Text_20_body">L'exécution de cette application donne le résultat suivant :</text:p>
      <text:p text:style-name="Preformatted_20_Text"><text:s/>Répertoire : vide/</text:p>
      <text:p text:style-name="Preformatted_20_Text"><text:s/>Répertoire : bonjour/</text:p>
      <text:p text:style-name="Preformatted_20_Text"><text:s/>Fichier : bonjour/Bonjour-1.txt</text:p>
      <text:p text:style-name="Preformatted_20_Text"><text:soft-page-break/><text:s/>Bonjour le monde ! [1]</text:p>
      <text:p text:style-name="Preformatted_20_Text"><text:s/>Fichier : Bonjour-2.txt</text:p>
      <text:p text:style-name="P27"><text:s/>Bonjour le monde ! [2]</text:p>
      <text:h text:style-name="P29" text:outline-level="3">primitifs : <text:span text:style-name="Source_20_Text">DataInputStream</text:span> </text:h>
      <text:p text:style-name="Text_20_body"><text:bookmark text:name="d0e91014"/><text:bookmark text:name="d0e91013"/><text:bookmark text:name="d0e91012"/><text:bookmark text:name="d0e91011"/>La classe <text:span text:style-name="Source_20_Text">DataInputStream</text:span> expose un jeu de méthodes qui permet de lire les types primitifs Java directement dans des flux binaires : <text:span text:style-name="Source_20_Text">readInt()</text:span>, <text:span text:style-name="Source_20_Text">readLong()</text:span>, etc... </text:p>
      <text:p text:style-name="Text_20_body">Cette classe expose de plus une méthode <text:span text:style-name="Source_20_Text">readFully(byte[] buf)</text:span>, implémentation de la même méthode de l'interface <text:span text:style-name="Source_20_Text">DataInput</text:span>. Le contrat de cette méthode est différent de celui de la méthode <text:span text:style-name="Source_20_Text">read(byte[] buff)</text:span> exposée entre autres par la classe <text:span text:style-name="Source_20_Text">InputStream</text:span>. La différence entre les deux est subtile, et mérite d'être expliquée ici. </text:p>
      <text:p text:style-name="Text_20_body">La méthode <text:span text:style-name="Source_20_Text">read(byte [] buff)</text:span> lit un certain nombre d'octets, et les range dans le tableau passé en paramètre. Lorsqu'elle décide de rendre la main, le nombre d'octets effectivement écrit est retourné par cette méthode. Rien n'impose que ce nombre soit égal à la taille du tableau, il arrive souvent que ce ne soit pas le cas. </text:p>
      <text:p text:style-name="Text_20_body">La méthode <text:span text:style-name="Source_20_Text">readFully(byte[] buff)</text:span>, elle, garantit que le tableau retourné est bien rempli. Notons que cette méthode ne retourne rien. Si la fin du flux est rencontrée durant la lecture, alors une exception de type <text:span text:style-name="Source_20_Text">EOFException</text:span> est jetée, et le tableau passé en paramètre est partiellement rempli, sans que l'on puisse savoir de combien de cases. Cette méthode doit donc être utilisée avec précautions. </text:p>
      <text:h text:style-name="Heading_20_2" text:outline-level="2">Lecture d'objets : <text:span text:style-name="Source_20_Text">ObjectInputStream</text:span> </text:h>
      <text:p text:style-name="Text_20_body"><text:bookmark text:name="d0e91444"/><text:bookmark text:name="d0e91443"/><text:bookmark text:name="d0e91442"/><text:bookmark text:name="d0e91441"/>De même que pour l'écriture directe d'objets, la lecture d'objets (appelée aussi désérialisation) sera vue dans une section à part.</text:p>
      <text:p text:style-name="Preformatted_20_Text"/>
      <text:h text:style-name="P30" text:outline-level="1">Lecture et écriture de flux croisés</text:h>
      <text:p text:style-name="Preformatted_20_Text"/>
      <text:h text:style-name="Heading_20_2" text:outline-level="2">Introduction </text:h>
      <text:p text:style-name="Text_20_body"><text:bookmark text:name="d0e91544"/><text:bookmark text:name="d0e91543"/><text:bookmark text:name="d0e91542"/><text:bookmark text:name="d0e91541"/>L'API Java I/O permet de lire et écrire en mode caractères des flux binaires. Les deux classes utilisées pour ce faire sont des extensions de <text:span text:style-name="Source_20_Text">Reader</text:span> et <text:span text:style-name="Source_20_Text">Writer</text:span> : <text:span text:style-name="Source_20_Text">InputStreamReader</text:span> et <text:span text:style-name="Source_20_Text">OutputStreamWriter</text:span> respectivement. </text:p>
      <text:h text:style-name="Heading_20_2" text:outline-level="2">Lire des caractères sur un flux binaire : classe <text:span text:style-name="Source_20_Text">InputStreamReader</text:span> </text:h>
      <text:p text:style-name="Text_20_body"><text:bookmark text:name="d0e91714"/><text:bookmark text:name="d0e91713"/><text:bookmark text:name="d0e91712"/><text:bookmark text:name="d0e91711"/>Comme chacun sait, un fichier informatique ne contient que des octets, mis les uns à la suite des autres. Aussi bête qu'une rangée de balais dans un placard, ce tas d'octets n'a de sens que parce que l'on veut bien lui en donner !</text:p>
      <text:p text:style-name="Text_20_body">Un ou plusieurs octets qui se suivent ne peuvent constituer un caractère, et par la suite une chaîne de caractères, que si l'on précise un <text:span text:style-name="Emphasis">encodage</text:span> , table de conversion entre les valeurs numériques de ces octets (ou séquence d'octets) et des caractères. Cet encodage est purement conventionnel, et susceptible d'évoluer au cours du temps. À l'origine des temps informatiques, l'encodage le plus fréquemment utilisé était le code ASCII, toujours utilisé aujourd'hui, même si ses formes ont évolué. Aujourd'hui, l'encodage qui tient la corde est bien sûr l'Unicode. Plus de la moitié des textes échangés sur l'Internet actuel utilisent cet encodage. </text:p>
      <text:p text:style-name="Text_20_body">Pour pouvoir lire des caractères dans un flux binaire, une instance de <text:span text:style-name="Source_20_Text">InputStreamReader</text:span> a donc besoin de connaître l'encodage de ces caractères. Les méthodes de lecture exposées par <text:span text:style-name="Source_20_Text">InputStreamReader</text:span> sont imposées par la classe <text:span text:style-name="Source_20_Text">Reader</text:span> qu'elle étend, et il n'est pas possible de leur passer cette information. C'est donc à la construction de cet objet qu'il faut préciser cet encodage. </text:p>
      <text:p text:style-name="Text_20_body">Cet encodage peut être précisé de trois manières.</text:p>
      <text:list xml:id="list3931445231" text:style-name="L18">
        <text:list-item>
          <text:p text:style-name="P19">Ce peut être une instance de <text:span text:style-name="Source_20_Text">CharSet</text:span>, classe du package <text:span text:style-name="Source_20_Text">java.nio</text:span>, qui modélise un encodage particulier. Une instance de <text:span text:style-name="Source_20_Text">CharSet</text:span> se construit en passant le nom de l'encodage choisi sous forme d'une chaîne de caractères. Les chaînes standard, que toute JVM doit supporter, sont donnés dans la suite de cette partie. </text:p>
        </text:list-item>
        <text:list-item>
          <text:p text:style-name="P19">Ce peut être une instance de <text:span text:style-name="Source_20_Text">CharSetDecoder</text:span>, classe abstraite du package <text:span text:style-name="Source_20_Text">java.nio</text:span>. Cet objet est capable de décoder un flux d'octets en flux de caractères. </text:p>
        </text:list-item>
        <text:list-item>
          <text:p text:style-name="P19">Ce peut être enfin, et c'est le constructeur le plus simple à utiliser, une chaîne de caractères, qui indique le nom du jeu de caractères à utiliser.</text:p>
        </text:list-item>
      </text:list>
      <text:p text:style-name="Text_20_body">Toute JVM doit connaître les jeux de caractères suivants, dont les noms qui suivent peuvent être utilisés pour construire des instances de <text:span text:style-name="Source_20_Text">CharSet</text:span> ou passés en paramètre du constructeur de <text:span text:style-name="Source_20_Text">InputStreamReader</text:span>. </text:p>
      <text:list xml:id="list637708915" text:style-name="L19">
        <text:list-item>
          <text:p text:style-name="P20"><text:soft-page-break/><text:span text:style-name="Source_20_Text">US-ASCII</text:span> : ASCII codé sur 7 bits ; </text:p>
        </text:list-item>
        <text:list-item>
          <text:p text:style-name="P20"><text:span text:style-name="Source_20_Text">ISO-8859-1</text:span> : aussi appelé <text:span text:style-name="Source_20_Text">ISO-LATIN-1</text:span> ; </text:p>
        </text:list-item>
        <text:list-item>
          <text:p text:style-name="P20"><text:span text:style-name="Source_20_Text">UTF-8</text:span> : utilisé pour l'Unicode ; </text:p>
        </text:list-item>
        <text:list-item>
          <text:p text:style-name="P20"><text:span text:style-name="Source_20_Text">UTF-16BE</text:span> : encodage 16 bits, octet de poids fort en premier (BE = <text:span text:style-name="Emphasis">big endian</text:span> ) ; </text:p>
        </text:list-item>
        <text:list-item>
          <text:p text:style-name="P20"><text:span text:style-name="Source_20_Text">UTF-16LE</text:span> : encodage 16 bits, octet de poids faible en premier (LE = <text:span text:style-name="Emphasis">little endian</text:span> ) ; </text:p>
        </text:list-item>
        <text:list-item>
          <text:p text:style-name="P20"><text:span text:style-name="Source_20_Text">UTF-16</text:span> : encodage 16 bits, l'ordre des octets est identifié par un octet optionnel, appelé BOM ( <text:span text:style-name="Emphasis">byte order marker</text:span> ), qui figure en premier dans le flux binaire. </text:p>
        </text:list-item>
      </text:list>
      <text:p text:style-name="Text_20_body">Notons enfin que la classe <text:span text:style-name="Source_20_Text">InputStreamReader</text:span> expose une méthode <text:span text:style-name="Source_20_Text">getEncoding()</text:span> qui permet d'obtenir le nom du jeu de caractères utilisé. </text:p>
      <text:h text:style-name="Heading_20_2" text:outline-level="2">Écrire des caractères sur un flux binaire : classe <text:span text:style-name="Source_20_Text">OutputStreamWriter</text:span> </text:h>
      <text:p text:style-name="Text_20_body"><text:bookmark text:name="d0e92864"/><text:bookmark text:name="d0e92863"/><text:bookmark text:name="d0e92862"/><text:bookmark text:name="d0e92861"/>La classe <text:span text:style-name="Source_20_Text">OutputStreamWriter</text:span> est rigoureusement symétrique de <text:span text:style-name="Source_20_Text">InputStreamReader</text:span>. On la construit en lui passant en paramètre une indication sur le jeu de caractères qu'elle doit utiliser. Elle expose les méthodes d'écriture de la classe <text:span text:style-name="Source_20_Text">Writer</text:span>, qu'elle étend. </text:p>
      <text:h text:style-name="Heading_20_2" text:outline-level="2">Remarque sur les jeux de caractères </text:h>
      <text:p text:style-name="Text_20_body"><text:bookmark text:name="d0e93024"/><text:bookmark text:name="d0e93023"/><text:bookmark text:name="d0e93022"/><text:bookmark text:name="d0e93021"/>La machine Java utilise un jeu de caractères par défaut pour son fonctionnement interne. Ce jeu de caractères est précisé par la propriété système <text:span text:style-name="Source_20_Text">file.encoding</text:span>. On peut obtenir la valeur de cette propriété par la méthode <text:span text:style-name="Source_20_Text">System.getProperty("file.encoding")</text:span>. </text:p>
      <text:p text:style-name="Text_20_body"><text:bookmark text:name="d0e93025"/><text:bookmark text:name="d0e9313"/><text:span text:style-name="T1">Exemple 124. Propriété </text:span><text:span text:style-name="Source_20_Text"><text:span text:style-name="T1">file.encoding</text:span></text:span><text:span text:style-name="T1"> </text:span></text:p>
      <text:p text:style-name="Preformatted_20_Text">// dans une méthode main</text:p>
      <text:p text:style-name="Preformatted_20_Text"><text:s/>// affichage de l'encodage courant des fichiers</text:p>
      <text:p text:style-name="Preformatted_20_Text">System.out.println(System.getProperty("file.encoding")) ;</text:p>
      <text:p text:style-name="Preformatted_20_Text"/>
      <text:p text:style-name="Preformatted_20_Text"><text:s/>// changement de la valeur de cette propriété</text:p>
      <text:p text:style-name="Preformatted_20_Text">System.setProperty("file.encoding", <text:s/>"UTF-8") ;</text:p>
      <text:p text:style-name="Preformatted_20_Text"><text:s/>// affichage du nouvel encodage</text:p>
      <text:p text:style-name="P27">System.out.println(System.getProperty("file.encoding")) ;</text:p>
      <text:p text:style-name="Text_20_body"><text:bookmark text:name="d0e93131"/></text:p>
      <text:p text:style-name="Text_20_body">Sur une machine Windows, il se peut que l'encodage soit <text:span text:style-name="Source_20_Text">Cp1252</text:span>. Le positionner à une valeur plus civilisée comme <text:span text:style-name="Source_20_Text">UTF-8</text:span> est probablement une bonne idée ! </text:p>
      <text:p text:style-name="Preformatted_20_Text"/>
      <text:h text:style-name="P30" text:outline-level="1">Serialization d'objets </text:h>
      <text:p text:style-name="Preformatted_20_Text"/>
      <text:h text:style-name="Heading_20_2" text:outline-level="2">Enjeu de la sérialization d'objets </text:h>
      <text:h text:style-name="Heading_20_3" text:outline-level="3">Fonctionnement de la sérialization </text:h>
      <text:p text:style-name="Text_20_body"><text:bookmark text:name="d0e93344"/><text:bookmark text:name="d0e93343"/><text:bookmark text:name="d0e93342"/><text:bookmark text:name="d0e93341"/>Dans le jargon des développeurs Java, <text:span text:style-name="Emphasis">sérializer</text:span> un objet consiste à le convertir en un tableau d'octets, que l'on peut ensuite écrire dans un fichier, envoyer sur un réseau au travers d'une socket etc... Ce mécanisme existe depuis les débuts de l'API Java I/O, et il est très pratique. Il suffit de passer tout objet qui implémente l'interface <text:span text:style-name="Source_20_Text">Serializable</text:span> à une instance de <text:span text:style-name="Source_20_Text">ObjectOutputStream</text:span> pour sérialiser un objet. Si cet objet ne comporte pas de champ trop exotique, comme des connexions à des bases de données, des fichiers ou des threads, cette sérialization se déroulera sans problème. L'interface <text:span text:style-name="Source_20_Text">Serializable</text:span> n'expose aucune méthode, implémenter cette interface consiste donc juste à déclarer cette implémentation. </text:p>
      <text:p text:style-name="Text_20_body">Des problèmes peuvent se poser pour les objets qui possèdent des champs eux-mêmes non sérializables. C'est le cas pour les trois champs que nous venons de donner en exemple. Dans ce cas, ces champs doivent être marqués avec le mot-clé <text:span text:style-name="Source_20_Text">transient</text:span>. Cela a pour effet de les retirer du flux sérializé. Après désérialization, ces champs seront à <text:span text:style-name="Source_20_Text">null</text:span>. </text:p>
      <text:p text:style-name="Text_20_body"><text:bookmark text:name="d0e93345"/><text:bookmark text:name="d0e9359"/><text:span text:style-name="T1">Exemple 125. Champ </text:span><text:span text:style-name="Source_20_Text"><text:span text:style-name="T1">transient</text:span></text:span><text:span text:style-name="T1"> </text:span></text:p>
      <text:p text:style-name="Preformatted_20_Text">// création d'une classe Serializable</text:p>
      <text:p text:style-name="Preformatted_20_Text"><text:s/><text:span text:style-name="Strong_20_Emphasis">public</text:span> <text:s/><text:span text:style-name="Strong_20_Emphasis">class</text:span> Marin <text:s/><text:span text:style-name="Strong_20_Emphasis">implements</text:span> Serializable {</text:p>
      <text:p text:style-name="Preformatted_20_Text"/>
      <text:p text:style-name="Preformatted_20_Text"><text:s text:c="4"/>// la classe String est Serializable, donc ces champs sont légaux</text:p>
      <text:p text:style-name="Preformatted_20_Text"><text:s text:c="4"/><text:span text:style-name="Strong_20_Emphasis">private</text:span> String nom, prenom ;</text:p>
      <text:p text:style-name="Preformatted_20_Text"><text:s text:c="3"/></text:p>
      <text:p text:style-name="Preformatted_20_Text"><text:s text:c="3"/></text:p>
      <text:p text:style-name="Preformatted_20_Text"><text:s text:c="4"/>// en revanche la classe Connection ne l'est pas, </text:p>
      <text:p text:style-name="Preformatted_20_Text"><text:s text:c="4"/>// il faut donc retirer ce champ de la serialization</text:p>
      <text:p text:style-name="Preformatted_20_Text"><text:s text:c="4"/><text:span text:style-name="Strong_20_Emphasis">private</text:span> <text:s/><text:span text:style-name="Strong_20_Emphasis">transient</text:span> Connection con ;</text:p>
      <text:p text:style-name="P27">}</text:p>
      <text:p text:style-name="Text_20_body"><text:bookmark text:name="d0e93591"/></text:p>
      <text:p text:style-name="Text_20_body">Pour des raisons d'optimisation, ne se trouve dans le flux sérialisé, que le minimum d'information requis pour reconstruire l'objet. Typiquement, on y trouve donc :</text:p>
      <text:list xml:id="list938634123" text:style-name="L20">
        <text:list-item>
          <text:p text:style-name="P21">le nom complet de la classe de l'objet ;</text:p>
        </text:list-item>
        <text:list-item>
          <text:p text:style-name="P21">les noms de ses champs, et pour chacun de ces champs, son type et sa valeur.</text:p>
        </text:list-item>
      </text:list>
      <text:h text:style-name="Heading_20_3" text:outline-level="3">Notion de <text:span text:style-name="Source_20_Text">serialVersionUID</text:span> </text:h>
      <text:p text:style-name="Text_20_body"><text:bookmark text:name="d0e93754"/><text:bookmark text:name="d0e93753"/><text:bookmark text:name="d0e93752"/><text:bookmark text:name="d0e93751"/>Ces informations sont <text:span text:style-name="Emphasis">a priori</text:span> suffisantes pour reconstruire l'objet. Cela dit, il faut tout de même comprendre que la reconstruction d'un objet à partir de ces octets peut se faire dans un contexte très différent de celui de la création de ces octets. Cela peut se faire longtemps après, pour reconstituer des objets sauvegardés dans des fichiers ou dans une base de données, ou encore dans une JVM <text:soft-page-break/>différente, dans le cas d'objets transmis au travers d'un réseau. </text:p>
      <text:p text:style-name="Text_20_body">Dans ces deux cas, il est nécessaire de vérifier que la classe que l'on possède est bien la même que celle qui a servi à la création de ces octets. Vérifier son nom complet n'est pas suffisant, elle doit définir les mêmes champs, de même nom et de même type. Pour cela, Java introduit un code de hachage associé aux classes qui implémentent <text:span text:style-name="Source_20_Text">Serializable</text:span>, stocké dans un champ standard. Ce champ standard s'appelle <text:span text:style-name="Source_20_Text">serialVersionUID</text:span>, doit être de type <text:span text:style-name="Source_20_Text">long</text:span> et doit être <text:span text:style-name="Source_20_Text">private static final</text:span>. </text:p>
      <text:p text:style-name="Text_20_body">Ce champ est systématiquement enregistré dans tout paquet d'octets qui représente un objet sérializé. S'il a été défini explicitement dans la classe de cet objet, c'est cette valeur fournie qui est utilisée. S'il ne l'a pas été, alors la machine Java en détermine un, en fonction des éléments publics et non statiques de la classe.</text:p>
      <text:p text:style-name="Text_20_body">Toute modification de la classe entraîne une modification de cette valeur par défaut. Lorsque l'on a une classe qui implémente <text:span text:style-name="Source_20_Text">Serializable</text:span>, il peut donc être important d'imposer une valeur pour ce champ, de façon à ne pas perturber la désérialization des objets. On pourra remarquer qu'Eclipse propose de générer ce champ automatiquement, en utilisant le même algorithme que celui utilisé en interne par la JVM. </text:p>
      <text:h text:style-name="Heading_20_2" text:outline-level="2">Serialization d'un objet </text:h>
      <text:p text:style-name="Text_20_body"><text:bookmark text:name="d0e94064"/><text:bookmark text:name="d0e94063"/><text:bookmark text:name="d0e94062"/><text:bookmark text:name="d0e94061"/>La sérialization d'un objet consiste à passer un objet à la méthode <text:span text:style-name="Source_20_Text">writeObject(Object)</text:span> de la classe <text:span text:style-name="Source_20_Text">ObjectOutputStream</text:span>. </text:p>
      <text:p text:style-name="Text_20_body">Prenons par exemple la classe <text:span text:style-name="Source_20_Text">Marin</text:span> suivante. </text:p>
      <text:p text:style-name="Text_20_body"><text:bookmark text:name="d0e94065"/><text:bookmark text:name="d0e9422"/><text:span text:style-name="T1">Exemple 126. Classe </text:span><text:span text:style-name="Source_20_Text"><text:span text:style-name="T1">Marin</text:span></text:span><text:span text:style-name="T1"> sérializable </text:span></text:p>
      <text:p text:style-name="Preformatted_20_Text"><text:span text:style-name="Strong_20_Emphasis">public</text:span> <text:s/><text:span text:style-name="Strong_20_Emphasis">class</text:span> Marin <text:s/><text:span text:style-name="Strong_20_Emphasis">implements</text:span> Serializable {</text:p>
      <text:p text:style-name="Preformatted_20_Text"/>
      <text:p text:style-name="Preformatted_20_Text"><text:s text:c="4"/><text:span text:style-name="Strong_20_Emphasis">private</text:span> <text:s/><text:span text:style-name="Strong_20_Emphasis">static</text:span> <text:s/><text:span text:style-name="Strong_20_Emphasis">final</text:span> <text:s/><text:span text:style-name="Strong_20_Emphasis">long</text:span> serialVersionUID = <text:s/>1350092881346723535L;</text:p>
      <text:p text:style-name="Preformatted_20_Text"/>
      <text:p text:style-name="Preformatted_20_Text"><text:s text:c="4"/><text:span text:style-name="Strong_20_Emphasis">private</text:span> String nom, prenom ;</text:p>
      <text:p text:style-name="Preformatted_20_Text"/>
      <text:p text:style-name="Preformatted_20_Text"><text:s text:c="4"/><text:span text:style-name="Strong_20_Emphasis">private</text:span> <text:s/><text:span text:style-name="Strong_20_Emphasis">int</text:span> salaire ;</text:p>
      <text:p text:style-name="Preformatted_20_Text"/>
      <text:p text:style-name="Preformatted_20_Text"><text:s text:c="4"/><text:span text:style-name="Strong_20_Emphasis">public</text:span> Marin(String nom, String prenom) {</text:p>
      <text:p text:style-name="Preformatted_20_Text"><text:s text:c="7"/><text:span text:style-name="Strong_20_Emphasis">this</text:span>.nom = nom ;</text:p>
      <text:p text:style-name="Preformatted_20_Text"><text:s text:c="7"/><text:span text:style-name="Strong_20_Emphasis">this</text:span>.prenom = prenom ;</text:p>
      <text:p text:style-name="Preformatted_20_Text"><text:s text:c="3"/>}</text:p>
      <text:p text:style-name="Preformatted_20_Text"/>
      <text:p text:style-name="Preformatted_20_Text"><text:s text:c="4"/><text:span text:style-name="Strong_20_Emphasis">public</text:span> String toString() {</text:p>
      <text:p text:style-name="Preformatted_20_Text"><text:s text:c="6"/>StringBuffer sb = <text:s/><text:span text:style-name="Strong_20_Emphasis">new</text:span> StringBuffer() ;</text:p>
      <text:p text:style-name="Preformatted_20_Text"><text:s text:c="7"/><text:span text:style-name="Strong_20_Emphasis">return</text:span> sb.append(nom).append(" ").append(prenom).toString() ;</text:p>
      <text:p text:style-name="Preformatted_20_Text"><text:s text:c="3"/>}</text:p>
      <text:p text:style-name="P27">}</text:p>
      <text:p text:style-name="Text_20_body"><text:bookmark text:name="d0e94221"/></text:p>
      <text:p text:style-name="Text_20_body">La valeur du <text:span text:style-name="Source_20_Text">serialVersionUID</text:span> de cet exemple a été générée avec Eclipse. En fait, dès qu'une classe implémente <text:span text:style-name="Source_20_Text">Serializable</text:span>, Eclipse émet une alerte si l'on ne donne pas de valeur explicite à ce nombre. </text:p>
      <text:p text:style-name="Text_20_body"><text:soft-page-break/>Le code simplifié de la sérialization est le suivant.</text:p>
      <text:p text:style-name="Text_20_body"><text:bookmark text:name="d0e94222"/><text:bookmark text:name="d0e9440"/><text:span text:style-name="T1">Exemple 127. Sérialization d'un objet</text:span> </text:p>
      <text:p text:style-name="Preformatted_20_Text">// dans une méthode main</text:p>
      <text:p text:style-name="Preformatted_20_Text"><text:s/>// on simplifie le code en retirant la gestion des exceptions</text:p>
      <text:p text:style-name="Preformatted_20_Text">File fichier = <text:s/><text:span text:style-name="Strong_20_Emphasis">new</text:span> File("tmp/marin.ser") ;</text:p>
      <text:p text:style-name="Preformatted_20_Text"/>
      <text:p text:style-name="Preformatted_20_Text"><text:s/>// ouverture d'un flux sur un fichier</text:p>
      <text:p text:style-name="Preformatted_20_Text">ObjectOutputStream oos = <text:s/><text:span text:style-name="Strong_20_Emphasis">new</text:span> ObjectOutputStream(<text:span text:style-name="Strong_20_Emphasis">new</text:span> FileOutputStream(fichier)) ;</text:p>
      <text:p text:style-name="Preformatted_20_Text"><text:s text:c="16"/></text:p>
      <text:p text:style-name="Preformatted_20_Text"><text:s/>// création d'un objet à sérializer</text:p>
      <text:p text:style-name="Preformatted_20_Text">Marin m = <text:s/><text:span text:style-name="Strong_20_Emphasis">new</text:span> Marin("Surcouf", <text:s/>"Robert") ;</text:p>
      <text:p text:style-name="Preformatted_20_Text"/>
      <text:p text:style-name="Preformatted_20_Text"><text:s/>// sérialization de l'objet</text:p>
      <text:p text:style-name="Preformatted_20_Text">oos.writeObject(m) ;</text:p>
      <text:p text:style-name="Preformatted_20_Text"/>
      <text:p text:style-name="P27"><text:s/>// fermeture du flux dans le bloc finally</text:p>
      <text:p text:style-name="Text_20_body"><text:bookmark text:name="d0e94401"/></text:p>
      <text:p text:style-name="Text_20_body">Si l'on ouvre le fichier <text:span text:style-name="Source_20_Text">tmp/marin.ser</text:span>, on peut lire dedans les informations suivantes en clair : </text:p>
      <text:list xml:id="list1599352185" text:style-name="L21">
        <text:list-item>
          <text:p text:style-name="P22">le nom complet de la classe ;</text:p>
        </text:list-item>
        <text:list-item>
          <text:p text:style-name="P22">la liste des champs sérializés, avec leur type et leur valeur.</text:p>
        </text:list-item>
      </text:list>
      <text:p text:style-name="Text_20_body">On notera qu'il est donc facile de recréer un objet Java à partir d'un flux sérializé, même quand on ne possède pas la classe qui a servi à créer cet objet. Il suffit de lire le flux, de créer une classe de même nom, avec les bonnes caractéristiques. En aucun cas le flux sérializé d'un objet Java ne doit être considéré comme une donnée sécurisée !</text:p>
      <text:p text:style-name="Text_20_body">La désérialization suit le processus inverse.</text:p>
      <text:p text:style-name="Text_20_body"><text:bookmark text:name="d0e94402"/><text:bookmark text:name="d0e9461"/><text:span text:style-name="T1">Exemple 128. Désérialization d'un objet</text:span> </text:p>
      <text:p text:style-name="Preformatted_20_Text">// dans une méthode main</text:p>
      <text:p text:style-name="Preformatted_20_Text"><text:s/>// on simplifie le code en retirant la gestion des exceptions</text:p>
      <text:p text:style-name="Preformatted_20_Text">File fichier = <text:s/><text:span text:style-name="Strong_20_Emphasis">new</text:span> File("tmp/marin.ser") ;</text:p>
      <text:p text:style-name="Preformatted_20_Text"/>
      <text:p text:style-name="Preformatted_20_Text"><text:s/>// ouverture d'un flux sur un fichier</text:p>
      <text:p text:style-name="Preformatted_20_Text">ObjectInputStream ois = <text:s/><text:span text:style-name="Strong_20_Emphasis">new</text:span> ObjectInputStream(<text:span text:style-name="Strong_20_Emphasis">new</text:span> FileInputStream(fichier)) ;</text:p>
      <text:p text:style-name="Preformatted_20_Text"><text:s text:c="16"/></text:p>
      <text:p text:style-name="Preformatted_20_Text"><text:s/>// désérialization de l'objet</text:p>
      <text:p text:style-name="Preformatted_20_Text">Marin m = (Marin)ois.readObject() ;</text:p>
      <text:p text:style-name="Preformatted_20_Text">System.out.println(m) ;</text:p>
      <text:p text:style-name="Preformatted_20_Text"/>
      <text:p text:style-name="P27"><text:s/>// fermeture du flux dans le bloc finally</text:p>
      <text:p text:style-name="Text_20_body"><text:bookmark text:name="d0e94611"/></text:p>
      <text:p text:style-name="Text_20_body">Si jamais notre classe a changé, ou que du moins son <text:span text:style-name="Source_20_Text">serialVersionUID</text:span> a changé, alors l'exception <text:span text:style-name="Source_20_Text">java.io.InvalidClassException</text:span> sera jetée. </text:p>
      <text:p text:style-name="Text_20_body">Dans certains cas applicatifs, le mécanisme standard de sérialization proposé par Java peut se révéler inadapté, ou tout simplement ne pas convenir. Il est possible de le surcharger de trois manières.</text:p>
      <text:h text:style-name="Heading_20_2" text:outline-level="2"><text:soft-page-break/>Sérialization d'une grappe d'objets </text:h>
      <text:p text:style-name="Text_20_body"><text:bookmark text:name="d0e94764"/><text:bookmark text:name="d0e94763"/><text:bookmark text:name="d0e94762"/><text:bookmark text:name="d0e94761"/>Si l'objet que l'on sérialize a d'autres objets en relation, alors ces objets sont eux aussi sérializés, et placés dans le flux, sauf s'ils sont déclarés <text:span text:style-name="Source_20_Text">transient</text:span>. Cela suppose qu'ils implémentent eux-mêmes <text:span text:style-name="Source_20_Text">Serializable</text:span>, sans quoi des exceptions seront jetées. </text:p>
      <text:p text:style-name="Text_20_body">La machine Java utilise un mécanisme particulier pour éviter de sérializer plusieurs fois un même objet en relation de plusieurs autres objets. Chaque objet est associé à un numéro de série (d'où l'appellation de "sérialization"), qui est placé dans la relation, et n'est sérializé qu'une seule fois. Lors de la déserialization, chaque objet est désérializé une unique fois, et vient remplacer ce numéro de série.</text:p>
      <text:h text:style-name="Heading_20_2" text:outline-level="2">Première surcharge : méthode <text:span text:style-name="Source_20_Text">writeObject()</text:span> <text:span text:style-name="Source_20_Text">readObject()</text:span> </text:h>
      <text:p text:style-name="Text_20_body"><text:bookmark text:name="d0e94894"/><text:bookmark text:name="d0e94893"/><text:bookmark text:name="d0e94892"/><text:bookmark text:name="d0e94891"/>La première manière est de créer deux méthodes dans la classe que l'on souhaite sérializer.</text:p>
      <text:list xml:id="list2099138014" text:style-name="L22">
        <text:list-item>
          <text:p text:style-name="P23"><text:span text:style-name="Source_20_Text">private void readObject(ObjectInputStream ois) throws IOException, ClassNotFoundException {}</text:span> : cette méthode est appelée pour reconstituer l'objet à partir d'un flux sérializé. Elle doit avoir exactement cette signature, et être privée. </text:p>
        </text:list-item>
        <text:list-item>
          <text:p text:style-name="P23"><text:span text:style-name="Source_20_Text">private void writeObject(ObjectOutptStream oos) throws IOException {}</text:span> : cette méthode est appelée pour écrire l'objet sur un flux sérializé. Elle doit avoir exactement cette signature, et être privée. </text:p>
        </text:list-item>
      </text:list>
      <text:p text:style-name="Text_20_body">Lorsque la machine Java constate qu'une classe <text:span text:style-name="Source_20_Text">Serializable</text:span> comporte ces deux méthodes, alors elle les appelle plutôt que d'utiliser ses mécanismes internes de sérialization. </text:p>
      <text:p text:style-name="Text_20_body">La méthode <text:span text:style-name="Source_20_Text">writeObject()</text:span> a la responsabilité d'écrire les champs de l'objet sur le flux sérializé passé en paramètre. On peut choisir de n'écrire qu'une partie des champs, cela ne pose pas de problème. </text:p>
      <text:p text:style-name="Text_20_body">La méthode <text:span text:style-name="Source_20_Text">readObject()</text:span> a la responsabilité de restaurer les valeurs des champs de l'objet. Son processus de lecture doit correspondre au processus d'écriture utilisé par la méthode <text:span text:style-name="Source_20_Text">writeObject()</text:span>. Si une partie des champs n'a pas été écrite par la méthode d'écriture, alors la méthode <text:span text:style-name="Source_20_Text">readObject()</text:span> peut restaurer ces valeurs à partir d'informations externes. </text:p>
      <text:p text:style-name="Text_20_body">Il est important de noter que ces deux méthodes fonctionnent en tandem, et doivent donc être compatibles l'une avec l'autre.</text:p>
      <text:p text:style-name="Text_20_body"><text:bookmark text:name="d0e94895"/><text:bookmark text:name="d0e9535"/><text:span text:style-name="T1">Exemple 129. Utilisation de </text:span><text:span text:style-name="Source_20_Text"><text:span text:style-name="T1">readObject()</text:span></text:span><text:span text:style-name="T1"> et </text:span><text:span text:style-name="Source_20_Text"><text:span text:style-name="T1">writeObject()</text:span></text:span><text:span text:style-name="T1"> </text:span></text:p>
      <text:p text:style-name="Preformatted_20_Text"><text:span text:style-name="Strong_20_Emphasis">public</text:span> <text:s/><text:span text:style-name="Strong_20_Emphasis">class</text:span> Marin <text:s/><text:span text:style-name="Strong_20_Emphasis">implements</text:span> Serializable {</text:p>
      <text:p text:style-name="Preformatted_20_Text"/>
      <text:p text:style-name="Preformatted_20_Text"><text:s text:c="4"/><text:span text:style-name="Strong_20_Emphasis">private</text:span> String nom, prenom ;</text:p>
      <text:p text:style-name="Preformatted_20_Text"><text:s text:c="4"/><text:span text:style-name="Strong_20_Emphasis">private</text:span> <text:s/><text:span text:style-name="Strong_20_Emphasis">int</text:span> salaire ;</text:p>
      <text:p text:style-name="Preformatted_20_Text"><text:s text:c="3"/></text:p>
      <text:p text:style-name="Preformatted_20_Text"><text:s text:c="4"/>// suivent les getters / setters</text:p>
      <text:p text:style-name="Preformatted_20_Text"><text:s text:c="3"/></text:p>
      <text:p text:style-name="Preformatted_20_Text"><text:s text:c="4"/>// méthode readObject, utilisée pour reconstituer un objet sérializé</text:p>
      <text:p text:style-name="Preformatted_20_Text"><text:soft-page-break/><text:s text:c="4"/><text:span text:style-name="Strong_20_Emphasis">private</text:span> <text:s/><text:span text:style-name="Strong_20_Emphasis">void</text:span> readObject(ObjectInputStream ois)</text:p>
      <text:p text:style-name="Preformatted_20_Text"><text:s text:c="4"/><text:span text:style-name="Strong_20_Emphasis">throws</text:span> IOException, ClassNotFoundException {</text:p>
      <text:p text:style-name="Preformatted_20_Text"/>
      <text:p text:style-name="Preformatted_20_Text"><text:s text:c="7"/>// l'ordre de lecture doit être le même que l'ordre d'écriture d'un objet</text:p>
      <text:p text:style-name="Preformatted_20_Text"><text:s text:c="7"/><text:span text:style-name="Strong_20_Emphasis">this</text:span>.nom = ois.readUTF() ;</text:p>
      <text:p text:style-name="Preformatted_20_Text"><text:s text:c="7"/><text:span text:style-name="Strong_20_Emphasis">this</text:span>.prenom = ois.readUTF() ;</text:p>
      <text:p text:style-name="Preformatted_20_Text"><text:s text:c="7"/>// le salaire n'est pas relu, vu qu'il n'a pas été écrit</text:p>
      <text:p text:style-name="Preformatted_20_Text"><text:s text:c="3"/>}</text:p>
      <text:p text:style-name="Preformatted_20_Text"/>
      <text:p text:style-name="Preformatted_20_Text"><text:s text:c="4"/>// méthode writeObject, utilisée lors de la sérialization</text:p>
      <text:p text:style-name="Preformatted_20_Text"><text:s text:c="4"/><text:span text:style-name="Strong_20_Emphasis">private</text:span> <text:s/><text:span text:style-name="Strong_20_Emphasis">void</text:span> writeObject(ObjectOutputStream oos)</text:p>
      <text:p text:style-name="Preformatted_20_Text"><text:s text:c="4"/><text:span text:style-name="Strong_20_Emphasis">throws</text:span> IOException {</text:p>
      <text:p text:style-name="Preformatted_20_Text"/>
      <text:p text:style-name="Preformatted_20_Text"><text:s text:c="7"/>// écriture de toute ou partie des champs d'un objet</text:p>
      <text:p text:style-name="Preformatted_20_Text"><text:s text:c="6"/>oos.writeUTF(nom) ;</text:p>
      <text:p text:style-name="Preformatted_20_Text"><text:s text:c="6"/>oos.writeUTF(prenom) ;</text:p>
      <text:p text:style-name="Preformatted_20_Text"><text:s text:c="7"/>// on choisit de ne pas écrire le salaire, qui ne fait</text:p>
      <text:p text:style-name="Preformatted_20_Text"><text:s text:c="7"/>// pas partie de l'état d'une instance de marin</text:p>
      <text:p text:style-name="Preformatted_20_Text"><text:s text:c="3"/>}</text:p>
      <text:p text:style-name="P27">}</text:p>
      <text:p text:style-name="Text_20_body"><text:bookmark text:name="d0e95351"/></text:p>
      <text:h text:style-name="Heading_20_2" text:outline-level="2">Deuxième surcharge : utilisation d'un <text:span text:style-name="Emphasis">externalizer</text:span> </text:h>
      <text:p text:style-name="Text_20_body"><text:bookmark text:name="d0e95454"/><text:bookmark text:name="d0e95453"/><text:bookmark text:name="d0e95452"/><text:bookmark text:name="d0e95451"/>L'utilisation d'un <text:span text:style-name="Emphasis">externalizer</text:span> fonctionne différemment. La classe que l'on veut sérializer, dans ce cas, doit implémenter <text:span text:style-name="Source_20_Text">Externalizable</text:span> plutôt que <text:span text:style-name="Source_20_Text">Serializable</text:span>, et doit obligatoirement posséder un constructeur vide, explicite ou par défaut. </text:p>
      <text:p text:style-name="Text_20_body">L'interface <text:span text:style-name="Source_20_Text">Externalizable</text:span> impose deux méthodes. </text:p>
      <text:list xml:id="list2463440349" text:style-name="L23">
        <text:list-item>
          <text:p text:style-name="P24"><text:span text:style-name="Source_20_Text">public void writeExternal(ObjectOutput out) throws IOException {}</text:span> est appelée pour écrire l'objet sur le flux sérializé passé en paramètre. </text:p>
        </text:list-item>
        <text:list-item>
          <text:p text:style-name="P24"><text:span text:style-name="Source_20_Text">public void readExternal(ObjectInput in) throws IOException, ClassNotFoundException {}</text:span> est appelée pour relire cet objet. </text:p>
        </text:list-item>
      </text:list>
      <text:p text:style-name="Text_20_body">Formellement, cette technique ressemble donc à l'écriture d'un objet en utilisant la première surcharge, celle qui consiste créer deux méthodes <text:span text:style-name="Source_20_Text">readObject()</text:span> et <text:span text:style-name="Source_20_Text">writeObject()</text:span>. </text:p>
      <text:p text:style-name="Text_20_body">Dans la pratique, le flux sérializé généré est assez différent, et souvent beaucoup plus court (moins d'octets) qu'un flux sérializé standard. Il faut noter qu'il est en plus beaucoup plus rapide à écrire, car la machine Java n'a pas besoin d'explorer la classe à sérializer par introspection, comme c'est le cas dans le mécanisme standard.</text:p>
      <text:p text:style-name="Text_20_body">On prendra garde toutefois au fait que cette technique est moins sécurisée que la sérialization standard. Effectivement, la méthode <text:span text:style-name="Source_20_Text">readExternal()</text:span> est ici publique, alors que <text:span text:style-name="Source_20_Text">readObject()</text:span> est privée. N'importe quel code peut donc l'appeler, sans aucun contrôle. Or, cette méthode permet de modifier l'état interne de l'objet, ce qui peut être indésirable, notamment si l'on souhaite que la classe soit <text:span text:style-name="Emphasis">immutable</text:span> . </text:p>
      <text:h text:style-name="Heading_20_2" text:outline-level="2"><text:soft-page-break/>Troisième surcharge : utilisation d'un objet proxy </text:h>
      <text:p text:style-name="Text_20_body"><text:bookmark text:name="d0e96004"/><text:bookmark text:name="d0e96003"/><text:bookmark text:name="d0e96002"/><text:bookmark text:name="d0e96001"/>Cette dernière façon de faire consiste à écrire un objet à la place de l'objet à sérializer, si possible plus simple. La classe à sérializer doit alors comporter une méthode privée <text:span text:style-name="Source_20_Text">writeReplace()</text:span> qui retourne cet objet. C'est cet objet que l'on appelle <text:span text:style-name="Emphasis">objet proxy</text:span> . </text:p>
      <text:p text:style-name="Text_20_body">Cet objet doit exposer une méthode <text:span text:style-name="Source_20_Text">readResolve()</text:span>, qui a la charge de reconstruire l'objet originel. </text:p>
      <text:p text:style-name="Text_20_body">Construisons une classe <text:span text:style-name="Source_20_Text">MarinProxy</text:span>, qui enregistre les champs <text:span text:style-name="Source_20_Text">nom</text:span> et <text:span text:style-name="Source_20_Text">prenom</text:span> dans une chaîne de caractère unique. </text:p>
      <text:p text:style-name="Text_20_body"><text:bookmark text:name="d0e96005"/><text:bookmark text:name="d0e9627"/><text:span text:style-name="T1">Exemple 130. Sérialization par objet proxy : classe proxy</text:span> </text:p>
      <text:p text:style-name="Preformatted_20_Text">// classe sérializée à la place de Marin</text:p>
      <text:p text:style-name="Preformatted_20_Text"><text:s/>// elle doit être sérializable</text:p>
      <text:p text:style-name="Preformatted_20_Text"><text:s/><text:span text:style-name="Strong_20_Emphasis">public</text:span> <text:s/><text:span text:style-name="Strong_20_Emphasis">class</text:span> MarinProxy <text:s/><text:span text:style-name="Strong_20_Emphasis">implements</text:span> Serializable {</text:p>
      <text:p text:style-name="Preformatted_20_Text"/>
      <text:p text:style-name="Preformatted_20_Text"><text:s text:c="4"/>// un seul champ à sérializer</text:p>
      <text:p text:style-name="Preformatted_20_Text"><text:s text:c="4"/><text:span text:style-name="Strong_20_Emphasis">private</text:span> String data ;</text:p>
      <text:p text:style-name="Preformatted_20_Text"/>
      <text:p text:style-name="Preformatted_20_Text"><text:s text:c="4"/>// constructeur utilitaire pour construire un proxy</text:p>
      <text:p text:style-name="Preformatted_20_Text"><text:s text:c="4"/>// sur un marin</text:p>
      <text:p text:style-name="Preformatted_20_Text"><text:s text:c="4"/><text:span text:style-name="Strong_20_Emphasis">public</text:span> MarinProxy(Marin marin) {</text:p>
      <text:p text:style-name="Preformatted_20_Text"><text:s text:c="3"/></text:p>
      <text:p text:style-name="Preformatted_20_Text"><text:s text:c="7"/>// l'unique champ concatène le nom et le prénom d'un marin</text:p>
      <text:p text:style-name="Preformatted_20_Text"><text:s text:c="7"/><text:span text:style-name="Strong_20_Emphasis">this</text:span>.data = marin.getNom() + <text:s/>":" + marin.getPrenom() ;</text:p>
      <text:p text:style-name="Preformatted_20_Text"><text:s text:c="3"/>}</text:p>
      <text:p text:style-name="Preformatted_20_Text"/>
      <text:p text:style-name="Preformatted_20_Text"><text:s text:c="4"/>// méthode appelée pour la désérialization</text:p>
      <text:p text:style-name="Preformatted_20_Text"><text:s text:c="4"/>// lorsque cette méthode est appelée, le champ data a été désérializé</text:p>
      <text:p text:style-name="Preformatted_20_Text"><text:s text:c="4"/><text:span text:style-name="Strong_20_Emphasis">private</text:span> Object readResolve() <text:s/><text:span text:style-name="Strong_20_Emphasis">throws</text:span> ObjectStreamException {</text:p>
      <text:p text:style-name="Preformatted_20_Text"/>
      <text:p text:style-name="Preformatted_20_Text"><text:s text:c="6"/>StringTokenizer st = <text:s/><text:span text:style-name="Strong_20_Emphasis">new</text:span> StringTokenizer(<text:span text:style-name="Strong_20_Emphasis">this</text:span>.data, <text:s/>":") ;</text:p>
      <text:p text:style-name="Preformatted_20_Text"><text:s text:c="6"/>String nom = st.nextToken() ;</text:p>
      <text:p text:style-name="Preformatted_20_Text"><text:s text:c="6"/>String prenom = st.nextToken() ;</text:p>
      <text:p text:style-name="Preformatted_20_Text"/>
      <text:p text:style-name="Preformatted_20_Text"><text:s text:c="6"/>Marin m = <text:s/><text:span text:style-name="Strong_20_Emphasis">new</text:span> Marin(nom, prenom) ;</text:p>
      <text:p text:style-name="Preformatted_20_Text"><text:s text:c="7"/><text:span text:style-name="Strong_20_Emphasis">return</text:span> m ;</text:p>
      <text:p text:style-name="Preformatted_20_Text"><text:s text:c="3"/>}</text:p>
      <text:p text:style-name="P27">}</text:p>
      <text:p text:style-name="Text_20_body"><text:bookmark text:name="d0e96271"/></text:p>
      <text:p text:style-name="Text_20_body">Cette classe proxy reconstruit une instance de <text:span text:style-name="Source_20_Text">Marin</text:span> en reconstituant son <text:span text:style-name="Source_20_Text">nom</text:span> et son <text:span text:style-name="Source_20_Text">prenom</text:span> en interne. Elle aurait pu aussi passer la chaîne de caractères <text:span text:style-name="Source_20_Text">data</text:span> directement à un constructeur particulier de <text:span text:style-name="Source_20_Text">Marin</text:span>. </text:p>
      <text:p text:style-name="Text_20_body">Voyons maintenant la classe <text:span text:style-name="Source_20_Text">Marin</text:span>. </text:p>
      <text:p text:style-name="Text_20_body"><text:bookmark text:name="d0e96272"/><text:bookmark text:name="d0e9654"/><text:span text:style-name="T1">Exemple 131. Sérialization par objet proxy : classe à sérializer</text:span> </text:p>
      <text:p text:style-name="Preformatted_20_Text"><text:span text:style-name="Strong_20_Emphasis">public</text:span> <text:s/><text:span text:style-name="Strong_20_Emphasis">class</text:span> Marin <text:s/><text:span text:style-name="Strong_20_Emphasis">implements</text:span> Serializable { </text:p>
      <text:p text:style-name="Preformatted_20_Text"/>
      <text:p text:style-name="Preformatted_20_Text"><text:s text:c="4"/><text:span text:style-name="Strong_20_Emphasis">private</text:span> String nom, prenom ;</text:p>
      <text:p text:style-name="Preformatted_20_Text"><text:s text:c="4"/><text:span text:style-name="Strong_20_Emphasis">private</text:span> <text:s/><text:span text:style-name="Strong_20_Emphasis">int</text:span> salaire ;</text:p>
      <text:p text:style-name="Preformatted_20_Text"><text:s text:c="3"/></text:p>
      <text:p text:style-name="Preformatted_20_Text"><text:s text:c="4"/><text:span text:style-name="Strong_20_Emphasis">public</text:span> Marin(String nom, String prenom) {</text:p>
      <text:p text:style-name="Preformatted_20_Text"><text:soft-page-break/><text:s text:c="7"/><text:span text:style-name="Strong_20_Emphasis">this</text:span>.nom = nom ;</text:p>
      <text:p text:style-name="Preformatted_20_Text"><text:s text:c="7"/><text:span text:style-name="Strong_20_Emphasis">this</text:span>.prenom = prenom ;</text:p>
      <text:p text:style-name="Preformatted_20_Text"><text:s text:c="3"/>}</text:p>
      <text:p text:style-name="Preformatted_20_Text"/>
      <text:p text:style-name="Preformatted_20_Text"><text:s text:c="4"/>// suivent les getters et setters</text:p>
      <text:p text:style-name="Preformatted_20_Text"><text:s text:c="3"/></text:p>
      <text:p text:style-name="Preformatted_20_Text"><text:s text:c="4"/>// méthode standard appelée par la sérialization</text:p>
      <text:p text:style-name="Preformatted_20_Text"><text:s text:c="4"/><text:span text:style-name="Strong_20_Emphasis">private</text:span> Object writeReplace() <text:s/><text:span text:style-name="Strong_20_Emphasis">throws</text:span> ObjectStreamException {</text:p>
      <text:p text:style-name="Preformatted_20_Text"/>
      <text:p text:style-name="Preformatted_20_Text"><text:s text:c="7"/>// cette méthode retourne l'objet proxy, qui va être</text:p>
      <text:p text:style-name="Preformatted_20_Text"><text:s text:c="7"/>// sérializé à la place de ce marin</text:p>
      <text:p text:style-name="Preformatted_20_Text"><text:s text:c="7"/><text:span text:style-name="Strong_20_Emphasis">return</text:span> <text:s/><text:span text:style-name="Strong_20_Emphasis">new</text:span> MarinProxy(<text:span text:style-name="Strong_20_Emphasis">this</text:span>) ;</text:p>
      <text:p text:style-name="Preformatted_20_Text"><text:s text:c="3"/>}</text:p>
      <text:p text:style-name="P27">}</text:p>
      <text:p text:style-name="Text_20_body"><text:bookmark text:name="d0e96541"/></text:p>
      <text:p text:style-name="Text_20_body">Cette méthode fait partie de la boite à outil utilisable pour la sérialization et la désérialization d'objets. Elle peut se révéler très utile lorsque l'on a des objets sérializés dans des fichiers ou des bases de données, qu'il faut désérializer vers des modèles objet qui ne correspondent plus au modèle qui avait servi à la sérialization. En d'autres termes, elle peut servir de pont entre un modèle qui n'est plus utilisé, mais dont on possède encore des objets sauvegardés, et un nouveau modèle, évolution du premier.</text:p>
      <text:p text:style-name="Preformatted_20_Text"/>
      <text:h text:style-name="P30" text:outline-level="1">Flux compressés</text:h>
      <text:p text:style-name="Preformatted_20_Text"/>
      <text:h text:style-name="Heading_20_2" text:outline-level="2">Introduction </text:h>
      <text:p text:style-name="Text_20_body"><text:bookmark text:name="d0e96644"/><text:bookmark text:name="d0e96643"/><text:bookmark text:name="d0e96642"/><text:bookmark text:name="d0e96641"/>L'API Java I/O propose le support direct pour écrire et lire des fichiers au format GZip et Zip. Ce support est utilisé en interne, puisque les fichiers archive Java JAR peuvent eux-mêmes être compressés au format Zip. Il est également utilisable dans les applications.</text:p>
      <text:h text:style-name="Heading_20_2" text:outline-level="2">Flux de type <text:span text:style-name="Emphasis">gzip</text:span> </text:h>
      <text:p text:style-name="Text_20_body"><text:bookmark text:name="d0e96694"/><text:bookmark text:name="d0e96693"/><text:bookmark text:name="d0e96692"/><text:bookmark text:name="d0e96691"/>Le format GZip est un format compressé, qui ne supporte l'écriture que d'un unique fichier. À la différence d'un fichier Zip, un fichier GZip ne peut pas contenir de structure de répertoire, ou plusieurs fichiers.</text:p>
      <text:p text:style-name="Text_20_body">L'écriture d'un fichier GZip utilise la classe <text:span text:style-name="Source_20_Text">GZIPOutputStream</text:span>, et la lecture <text:span text:style-name="Source_20_Text">GZIPInputStream</text:span>. Ces deux classes étendent indirectement <text:span text:style-name="Source_20_Text">OutputStream</text:span> et <text:span text:style-name="Source_20_Text">InputStream</text:span> respectivement, et prennent les mêmes objets en paramètre. </text:p>
      <text:p text:style-name="Text_20_body">Ces classes se trouvent dans le package <text:span text:style-name="Source_20_Text">java.util.zip</text:span> </text:p>
      <text:p text:style-name="Text_20_body">La création d'un fichier GZip est donc immédiate.</text:p>
      <text:p text:style-name="Text_20_body"><text:bookmark text:name="d0e96695"/><text:bookmark text:name="d0e9697"/><text:span text:style-name="T1">Exemple 132. Utilisation de flux GZip</text:span> </text:p>
      <text:p text:style-name="Preformatted_20_Text">// dans une méthode main</text:p>
      <text:p text:style-name="Preformatted_20_Text"><text:s/>// déclaration d'un fichier</text:p>
      <text:p text:style-name="Preformatted_20_Text">File fichier = <text:s/><text:span text:style-name="Strong_20_Emphasis">new</text:span> File("tmp/bonjour.txt.gz") ;</text:p>
      <text:p text:style-name="Preformatted_20_Text"/>
      <text:p text:style-name="Preformatted_20_Text"><text:s/>// création d'un flux compressé sur ce fichier</text:p>
      <text:p text:style-name="Preformatted_20_Text">GZIPOutputStream gzos = <text:s/><text:span text:style-name="Strong_20_Emphasis">new</text:span> GZIPOutputStream(<text:span text:style-name="Strong_20_Emphasis">new</text:span> FileOutputStream(fichier)) ;</text:p>
      <text:p text:style-name="Preformatted_20_Text"/>
      <text:p text:style-name="Preformatted_20_Text"><text:s/>// création d'un flux data sur ce flux compressé</text:p>
      <text:p text:style-name="Preformatted_20_Text">DataOutputStream dos = <text:s/><text:span text:style-name="Strong_20_Emphasis">new</text:span> DataOutputStream(gzos) ;</text:p>
      <text:p text:style-name="Preformatted_20_Text"/>
      <text:p text:style-name="Preformatted_20_Text"><text:s/>// écriture de Bonjour le monde !</text:p>
      <text:p text:style-name="Preformatted_20_Text">dos.writeUTF("Bonjour le monde !") ;</text:p>
      <text:p text:style-name="Preformatted_20_Text"/>
      <text:p text:style-name="Preformatted_20_Text"><text:s/>// fermeture de ce flux, à mettre dans un bloc finally</text:p>
      <text:p text:style-name="Preformatted_20_Text">gzos.close() ;</text:p>
      <text:p text:style-name="Preformatted_20_Text"/>
      <text:p text:style-name="Preformatted_20_Text"><text:s/>// puis ouverture du flux compressé sur ce fichier</text:p>
      <text:p text:style-name="Preformatted_20_Text">GZIPInputStream gzis = <text:s/><text:span text:style-name="Strong_20_Emphasis">new</text:span> GZIPInputStream(<text:span text:style-name="Strong_20_Emphasis">new</text:span> FileInputStream(fichier)) ;</text:p>
      <text:p text:style-name="Preformatted_20_Text"/>
      <text:p text:style-name="Preformatted_20_Text"><text:s/>// ouverture d'un flux data sur ce flux compressé</text:p>
      <text:p text:style-name="Preformatted_20_Text">DataInputStream dis = <text:s/><text:span text:style-name="Strong_20_Emphasis">new</text:span> DataInputStream(gzis) ;</text:p>
      <text:p text:style-name="Preformatted_20_Text"/>
      <text:p text:style-name="Preformatted_20_Text"><text:s/>// lecture d'une chaîne de caractères</text:p>
      <text:p text:style-name="Preformatted_20_Text">String lue = dis.readUTF() ;</text:p>
      <text:p text:style-name="Preformatted_20_Text"/>
      <text:p text:style-name="Preformatted_20_Text"><text:s/>// fermeture du flux dans un bloc finally</text:p>
      <text:p text:style-name="Preformatted_20_Text">gzis.close() ;</text:p>
      <text:p text:style-name="Preformatted_20_Text"/>
      <text:p text:style-name="P27">System.out.println(lue) ;</text:p>
      <text:p text:style-name="Text_20_body"><text:bookmark text:name="d0e96971"/><text:soft-page-break/></text:p>
      <text:p text:style-name="Text_20_body">Comme on le voit, l'écriture d'un flux GZip n'est pas plus compliquée que l'écriture d'un flux normal, il s'agit juste d'une déclaration supplémentaire.</text:p>
      <text:h text:style-name="Heading_20_2" text:outline-level="2">Flux de type <text:span text:style-name="Emphasis">zip</text:span> </text:h>
      <text:p text:style-name="Text_20_body"><text:bookmark text:name="d0e97044"/><text:bookmark text:name="d0e97043"/><text:bookmark text:name="d0e97042"/><text:bookmark text:name="d0e97041"/>L'écriture de fichier Zip est un peu plus complexe, du fait qu'un fichier Zip possède une structure interne, et qu'il faut créer cette structure. On peut donc créer des répertoires, des fichiers, des fichiers dans des répertoires ou non.</text:p>
      <text:p text:style-name="Text_20_body">Chaque élément, répertoire ou fichier, est modélisé par une instance de <text:span text:style-name="Source_20_Text">ZipEntry</text:span>. Pour créer un tel élément dans le fichier Zip, il faut l'ajouter au flux par appel à sa méthode <text:span text:style-name="Source_20_Text">createEntry()</text:span>. Le flux de lecture expose une méthode <text:span text:style-name="Source_20_Text">nextEntry()</text:span>, qui permet de lire les entrées d'un fichier zip les unes à la suite des autres. Voyons ceci sur un exemple. </text:p>
      <text:p text:style-name="Text_20_body"><text:bookmark text:name="d0e97045"/><text:bookmark text:name="d0e9722"/><text:span text:style-name="T1">Exemple 133. Création d'un fichier Zip</text:span> </text:p>
      <text:p text:style-name="Preformatted_20_Text">// dans une méthode main</text:p>
      <text:p text:style-name="Preformatted_20_Text"><text:s/>// déclaration d'un fichier</text:p>
      <text:p text:style-name="Preformatted_20_Text">File fichier = <text:s/><text:span text:style-name="Strong_20_Emphasis">new</text:span> File("tmp/bonjour.zip") ;</text:p>
      <text:p text:style-name="Preformatted_20_Text"/>
      <text:p text:style-name="Preformatted_20_Text"><text:s/>// ouverture d'un flux Zip sur ce fichier</text:p>
      <text:p text:style-name="Preformatted_20_Text">ZipOutputStream zos = <text:s/><text:span text:style-name="Strong_20_Emphasis">new</text:span> ZipOutputStream(<text:span text:style-name="Strong_20_Emphasis">new</text:span> FileOutputStream(fichier)) ;</text:p>
      <text:p text:style-name="Preformatted_20_Text"/>
      <text:p text:style-name="Preformatted_20_Text"><text:s/>// création d'un répertoire : il s'agit d'une entrée dont le nom</text:p>
      <text:p text:style-name="Preformatted_20_Text"><text:s/>// se termine par un /</text:p>
      <text:p text:style-name="Preformatted_20_Text">ZipEntry entry = <text:s/><text:span text:style-name="Strong_20_Emphasis">new</text:span> ZipEntry("vide/") ;</text:p>
      <text:p text:style-name="Preformatted_20_Text">zos.putNextEntry(entry) ;</text:p>
      <text:p text:style-name="Preformatted_20_Text"/>
      <text:p text:style-name="Preformatted_20_Text"><text:s/>// création d'un autre répertoire </text:p>
      <text:p text:style-name="Preformatted_20_Text">entry = <text:s/><text:span text:style-name="Strong_20_Emphasis">new</text:span> ZipEntry("bonjour/") ;</text:p>
      <text:p text:style-name="Preformatted_20_Text">zos.putNextEntry(entry) ;</text:p>
      <text:p text:style-name="Preformatted_20_Text"/>
      <text:p text:style-name="Preformatted_20_Text"><text:s/>// création d'un fichier Bonjour-1.txt dans ce répertoire</text:p>
      <text:p text:style-name="Preformatted_20_Text">entry = <text:s/><text:span text:style-name="Strong_20_Emphasis">new</text:span> ZipEntry("bonjour/Bonjour-1.txt") ;</text:p>
      <text:p text:style-name="Preformatted_20_Text">zos.putNextEntry(entry) ;</text:p>
      <text:p text:style-name="Preformatted_20_Text"/>
      <text:p text:style-name="Preformatted_20_Text"><text:s/>// ouverture d'un flux Data sur ce flux Zip</text:p>
      <text:p text:style-name="Preformatted_20_Text">DataOutputStream dos = <text:s/><text:span text:style-name="Strong_20_Emphasis">new</text:span> DataOutputStream(zos) ;</text:p>
      <text:p text:style-name="Preformatted_20_Text"><text:s/>// écriture d'un message dans ce fichier</text:p>
      <text:p text:style-name="Preformatted_20_Text">dos.writeUTF("Bonjour le monde ! [1]") ;</text:p>
      <text:p text:style-name="Preformatted_20_Text"/>
      <text:p text:style-name="Preformatted_20_Text"><text:s/>// création d'un autre fichier</text:p>
      <text:p text:style-name="Preformatted_20_Text">entry = <text:s/><text:span text:style-name="Strong_20_Emphasis">new</text:span> ZipEntry("Bonjour-2.txt") ;</text:p>
      <text:p text:style-name="Preformatted_20_Text">zos.putNextEntry(entry) ;</text:p>
      <text:p text:style-name="Preformatted_20_Text"/>
      <text:p text:style-name="Preformatted_20_Text"><text:s/>// écriture d'un message dans ce fichier</text:p>
      <text:p text:style-name="Preformatted_20_Text">dos.writeUTF("Bonjour le monde ! [2]") ;</text:p>
      <text:p text:style-name="Preformatted_20_Text"/>
      <text:p text:style-name="Preformatted_20_Text"><text:s/>// fermeture d'un fichier dans le bloc finally</text:p>
      <text:p text:style-name="P27">dos.close() ;</text:p>
      <text:p text:style-name="Text_20_body"><text:bookmark text:name="d0e97221"/></text:p>
      <text:p text:style-name="Text_20_body">On peut ouvrir le fichier <text:span text:style-name="Source_20_Text">bonjour.zip</text:span> à l'aide d'un utilitaire classique, tel que Winzip, WinRAR <text:soft-page-break/>ou 7z. On constate bien que ce fichier comporte deux répertoires internes, et nos deux fichiers, le premier dans le répertoire <text:span text:style-name="Source_20_Text">bonjour</text:span>, et le second dans le répertoire racine. </text:p>
      <text:p text:style-name="Text_20_body">Écrivons maintenant le code de lecture de ce fichier. Ce code doit commencer par analyser les entrées de ce fichier, et tester à chaque fois si cette entrée est un répertoire ou un fichier. S'il s'agit d'un fichier, alors on peut lire son contenu.</text:p>
      <text:p text:style-name="Text_20_body"><text:bookmark text:name="d0e97222"/><text:bookmark text:name="d0e9737"/><text:span text:style-name="T1">Exemple 134. Lecture d'un fichier Zip</text:span> </text:p>
      <text:p text:style-name="Preformatted_20_Text">// ouverture d'un flux Zip sur le fichier de l'exemple précédent</text:p>
      <text:p text:style-name="Preformatted_20_Text">ZipInputStream zis = <text:s/><text:span text:style-name="Strong_20_Emphasis">new</text:span> ZipInputStream(<text:span text:style-name="Strong_20_Emphasis">new</text:span> FileInputStream(fichier)) ;</text:p>
      <text:p text:style-name="Preformatted_20_Text"><text:s/>// ouverture d'un flux Data sur ce flux</text:p>
      <text:p text:style-name="Preformatted_20_Text">DataInputStream dis = <text:s/><text:span text:style-name="Strong_20_Emphasis">new</text:span> DataInputStream(zis) ;</text:p>
      <text:p text:style-name="Preformatted_20_Text"/>
      <text:p text:style-name="Preformatted_20_Text"><text:s/>// lecture de la première entrèe</text:p>
      <text:p text:style-name="Preformatted_20_Text"><text:s/>// cette méthode retourne null s'il n'y a plus d'entrée à lire</text:p>
      <text:p text:style-name="Preformatted_20_Text">entry = zis.getNextEntry() ;</text:p>
      <text:p text:style-name="Preformatted_20_Text"><text:s/><text:span text:style-name="Strong_20_Emphasis">while</text:span> (entry != null) {</text:p>
      <text:p text:style-name="Preformatted_20_Text"/>
      <text:p text:style-name="Preformatted_20_Text"><text:s text:c="4"/><text:span text:style-name="Strong_20_Emphasis">if</text:span> (entry.isDirectory()) {</text:p>
      <text:p text:style-name="Preformatted_20_Text"><text:s text:c="3"/></text:p>
      <text:p text:style-name="Preformatted_20_Text"><text:s text:c="7"/>// cette entrée est un répertoire, on affiche son nom</text:p>
      <text:p text:style-name="Preformatted_20_Text"><text:s text:c="6"/>System.out.println("Répertoire : " + entry) ;</text:p>
      <text:p text:style-name="Preformatted_20_Text"><text:s text:c="3"/>} <text:s/><text:span text:style-name="Strong_20_Emphasis">else</text:span> {</text:p>
      <text:p text:style-name="Preformatted_20_Text"><text:s text:c="3"/></text:p>
      <text:p text:style-name="Preformatted_20_Text"><text:s text:c="7"/>// cette entrée est un fichier, on affiche son contenu</text:p>
      <text:p text:style-name="Preformatted_20_Text"><text:s text:c="6"/>System.out.println("Fichier : " + entry) ;</text:p>
      <text:p text:style-name="Preformatted_20_Text"><text:s text:c="6"/>System.out.println(dis.readUTF()) ;</text:p>
      <text:p text:style-name="Preformatted_20_Text"><text:s text:c="3"/>}</text:p>
      <text:p text:style-name="Preformatted_20_Text"/>
      <text:p text:style-name="Preformatted_20_Text"><text:s text:c="4"/>// on boucle sur toutes les entrées</text:p>
      <text:p text:style-name="Preformatted_20_Text"><text:s text:c="3"/>entry = zis.getNextEntry() ;</text:p>
      <text:p text:style-name="P27">}</text:p>
      <text:p text:style-name="Text_20_body"><text:bookmark text:name="d0e97371"/></text:p>
      <text:p text:style-name="Text_20_body">L'exécution de cette application donne le résultat suivant :</text:p>
      <text:p text:style-name="Preformatted_20_Text"><text:s/>Répertoire : vide/</text:p>
      <text:p text:style-name="Preformatted_20_Text"><text:s/>Répertoire : bonjour/</text:p>
      <text:p text:style-name="Preformatted_20_Text"><text:s/>Fichier : bonjour/Bonjour-1.txt</text:p>
      <text:p text:style-name="Preformatted_20_Text"><text:s/>Bonjour le monde ! [1]</text:p>
      <text:p text:style-name="Preformatted_20_Text"><text:s/>Fichier : Bonjour-2.txt</text:p>
      <text:p text:style-name="P27"><text:s/>Bonjour le monde ! [2]</text:p>
      <text:p text:style-name="Preformatted_20_Text"/>
      <text:p text:style-name="Preformatted_20_Text"/>
      <text:p text:style-name="Preformatted_20_Tex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Unifont" svg:font-family="Unifont"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Unifont"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font-name-asian="Unifont"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Unifont" style:font-family-asian="Unifont"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Unifont" style:font-family-asian="Unifont"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Unifont" style:font-family-asian="Unifont"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rsid="001444d6" officeooo:paragraph-rsid="001444d6"/>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Page <text:page-number text:select-page="current">35</text:page-number><text:s/>sur <text:page-count>35</text:page-count><text:s/>de <text:file-name text:display="name">java_paumard.org_10-entreesSorties</text:file-n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1-02-15T21:24:39.983315264</dc:date>
    <meta:editing-duration>PT28M4S</meta:editing-duration>
    <meta:editing-cycles>12</meta:editing-cycles>
    <meta:generator>LibreOffice/6.1.5.2$Linux_X86_64 LibreOffice_project/10$Build-2</meta:generator>
    <meta:document-statistic meta:table-count="0" meta:image-count="0" meta:object-count="0" meta:page-count="35" meta:paragraph-count="880" meta:word-count="10639" meta:character-count="68467" meta:non-whitespace-character-count="56099"/>
  </office:meta>
</office:document-meta>
</file>